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29"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8"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39" style:family="table-cell" style:parent-style-name="Default">
      <style:text-properties fo:color="#00ccff" style:text-underline-style="solid" style:text-underline-width="auto" style:text-underline-color="font-color"/>
    </style:style>
    <style:style style:name="ce4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5" style:family="table-cell" style:parent-style-name="Default">
      <style:text-properties style:font-name="Ubuntu1" fo:font-size="12pt" style:font-size-asian="12pt" style:font-size-complex="12pt"/>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0" style:family="table-cell" style:parent-style-name="Default">
      <style:table-cell-properties fo:background-color="#000000"/>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0" style:family="table-cell" style:parent-style-name="Default">
      <style:text-properties style:use-window-font-color="true"/>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9"/>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1">
          <table:covered-table-cell table:number-columns-repeated="4" table:style-name="ce2"/>
          <table:covered-table-cell table:style-name="ce27"/>
          <table:table-cell table:style-name="ce18" table:number-columns-repeated="21"/>
          <table:table-cell table:number-columns-repeated="230"/>
        </table:table-row>
        <table:table-row table:style-name="ro2" table:number-rows-repeated="2">
          <table:table-cell table:style-name="ce3" table:number-columns-repeated="4"/>
          <table:table-cell table:style-name="ce28"/>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9"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0"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0"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17" office:value-type="string" calcext:value-type="string">
            <text:p>DevOps , tool</text:p>
          </table:table-cell>
          <table:table-cell table:style-name="ce30"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17" office:value-type="string" calcext:value-type="string">
            <text:p>DevOps , tool</text:p>
          </table:table-cell>
          <table:table-cell table:style-name="ce30"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30"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30"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30"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0"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0"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0"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30"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0"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0"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0"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0"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0"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0"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0"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0"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0"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0"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0"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0"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0"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0"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0"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0"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0"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0"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0"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0"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0"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0"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0"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0"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0"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0"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0"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0"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0"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0"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0"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0"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0"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0"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0"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0"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0"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0"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0"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0"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0"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0"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0"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0"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0"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0"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0"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0"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0"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0"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0"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0"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0"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0"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0"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0"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0"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0"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0"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0"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0"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0"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0"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0"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0"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0"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0"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0"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0"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0"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0"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0"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0"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0"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0"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0"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0"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0"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0"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0"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0"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0"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0"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0"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0"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0"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0"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0"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0"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0"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0"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0"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0"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0"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0"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0"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0"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0"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0"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0"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0"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0"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0"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0"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30"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0"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0"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0"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0"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0"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0"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0"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17"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style-name="ce17"/>
          <table:table-cell table:style-name="ce31"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17"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table:style-name="ce17" office:value-type="string" calcext:value-type="string">
            <text:p>effect , blur</text:p>
          </table:table-cell>
          <table:table-cell table:style-name="ce31"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eadcrumbLayout</text:p>
          </table:table-cell>
          <table:table-cell table:style-name="ce17" office:value-type="string" calcext:value-type="string">
            <text:p>A breadcrumb view based on a TableLayout</text:p>
          </table:table-cell>
          <table:table-cell table:style-name="ce17" office:value-type="string" calcext:value-type="string">
            <text:p>breadcrumb</text:p>
          </table:table-cell>
          <table:table-cell table:style-name="ce31"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elly Direction Button</text:p>
          </table:table-cell>
          <table:table-cell table:style-name="ce17"/>
          <table:table-cell table:style-name="ce17" office:value-type="string" calcext:value-type="string">
            <text:p>button</text:p>
          </table:table-cell>
          <table:table-cell table:style-name="ce31"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parkButton</text:p>
          </table:table-cell>
          <table:table-cell table:style-name="ce21" office:value-type="string" calcext:value-type="string">
            <text:p>Android library to create buttons with Twitter's heart like animation. </text:p>
          </table:table-cell>
          <table:table-cell table:style-name="ce17" office:value-type="string" calcext:value-type="string">
            <text:p>button</text:p>
          </table:table-cell>
          <table:table-cell table:style-name="ce31"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ubmit Button</text:p>
          </table:table-cell>
          <table:table-cell table:style-name="ce17" office:value-type="string" calcext:value-type="string">
            <text:p>A cool and elegant submit button</text:p>
          </table:table-cell>
          <table:table-cell table:style-name="ce17" office:value-type="string" calcext:value-type="string">
            <text:p>button</text:p>
          </table:table-cell>
          <table:table-cell table:style-name="ce31"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Zoomer</text:p>
          </table:table-cell>
          <table:table-cell table:style-name="ce17" office:value-type="string" calcext:value-type="string">
            <text:p>Image zoom animations for Android</text:p>
          </table:table-cell>
          <table:table-cell table:style-name="ce17" office:value-type="string" calcext:value-type="string">
            <text:p>image , zoom</text:p>
          </table:table-cell>
          <table:table-cell table:style-name="ce31"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quid button</text:p>
          </table:table-cell>
          <table:table-cell table:style-name="ce17" office:value-type="string" calcext:value-type="string">
            <text:p>Animation of liquid loading button</text:p>
          </table:table-cell>
          <table:table-cell table:style-name="ce17" office:value-type="string" calcext:value-type="string">
            <text:p>button</text:p>
          </table:table-cell>
          <table:table-cell table:style-name="ce31"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ocialButtons</text:p>
          </table:table-cell>
          <table:table-cell table:style-name="ce17"/>
          <table:table-cell table:style-name="ce17" office:value-type="string" calcext:value-type="string">
            <text:p>button</text:p>
          </table:table-cell>
          <table:table-cell table:style-name="ce31"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 Button</text:p>
          </table:table-cell>
          <table:table-cell table:style-name="ce17"/>
          <table:table-cell table:style-name="ce17" office:value-type="string" calcext:value-type="string">
            <text:p>button</text:p>
          </table:table-cell>
          <table:table-cell table:style-name="ce31"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text:p>
          </table:table-cell>
          <table:table-cell table:style-name="ce21" office:value-type="string" calcext:value-type="string">
            <text:p>A Series Of Badge Drawables For Android</text:p>
          </table:table-cell>
          <table:table-cell table:style-name="ce17" office:value-type="string" calcext:value-type="string">
            <text:p>badge </text:p>
          </table:table-cell>
          <table:table-cell table:style-name="ce31"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iangleLabelView</text:p>
          </table:table-cell>
          <table:table-cell table:style-name="ce17" office:value-type="string" calcext:value-type="string">
            <text:p>A view with a triangle in the corner has a label</text:p>
          </table:table-cell>
          <table:table-cell table:style-name="ce17" office:value-type="string" calcext:value-type="string">
            <text:p>view </text:p>
          </table:table-cell>
          <table:table-cell table:style-name="ce31"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s</text:p>
          </table:table-cell>
          <table:table-cell table:style-name="ce17"/>
          <table:table-cell table:style-name="ce17" office:value-type="string" calcext:value-type="string">
            <text:p>notification , bubbles</text:p>
          </table:table-cell>
          <table:table-cell table:style-name="ce31"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 Notifications</text:p>
          </table:table-cell>
          <table:table-cell table:style-name="ce17" office:value-type="string" calcext:value-type="string">
            <text:p>Exploding bubbles notifications</text:p>
          </table:table-cell>
          <table:table-cell table:style-name="ce20"/>
          <table:table-cell table:style-name="ce31"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9-Patch resizer</text:p>
          </table:table-cell>
          <table:table-cell table:style-name="ce17"/>
          <table:table-cell table:style-name="ce17" office:value-type="string" calcext:value-type="string">
            <text:p>9-patch , resizer</text:p>
          </table:table-cell>
          <table:table-cell table:style-name="ce31"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tiesAutoComplete</text:p>
          </table:table-cell>
          <table:table-cell table:style-name="ce17"/>
          <table:table-cell table:style-name="ce17" office:value-type="string" calcext:value-type="string">
            <text:p>cities , Google Places , autocomplete</text:p>
          </table:table-cell>
          <table:table-cell table:style-name="ce31"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kenAutoComplete</text:p>
          </table:table-cell>
          <table:table-cell table:style-name="ce17"/>
          <table:table-cell table:style-name="ce17" office:value-type="string" calcext:value-type="string">
            <text:p>auto-complete</text:p>
          </table:table-cell>
          <table:table-cell table:style-name="ce31"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ailAutoComplete</text:p>
          </table:table-cell>
          <table:table-cell table:style-name="ce17"/>
          <table:table-cell table:style-name="ce17" office:value-type="string" calcext:value-type="string">
            <text:p>email , autocomplete</text:p>
          </table:table-cell>
          <table:table-cell table:style-name="ce31"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style-name="ce17"/>
          <table:table-cell table:style-name="ce31"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Carouselview</text:p>
          </table:table-cell>
          <table:table-cell table:style-name="ce21" office:value-type="string" calcext:value-type="string">
            <text:p>A simple library to add carousel view in android app. </text:p>
          </table:table-cell>
          <table:table-cell table:style-name="ce17" office:value-type="string" calcext:value-type="string">
            <text:p>UI , carousel , view</text:p>
          </table:table-cell>
          <table:table-cell table:style-name="ce31"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boy</text:p>
          </table:table-cell>
          <table:table-cell table:style-name="ce21" office:value-type="string" calcext:value-type="string">
            <text:p>A changelog library for Android </text:p>
          </table:table-cell>
          <table:table-cell table:style-name="ce17" office:value-type="string" calcext:value-type="string">
            <text:p>changelog , view</text:p>
          </table:table-cell>
          <table:table-cell table:style-name="ce31"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ntage Chroma</text:p>
          </table:table-cell>
          <table:table-cell table:style-name="ce17"/>
          <table:table-cell table:style-name="ce17" office:value-type="string" calcext:value-type="string">
            <text:p>color picker</text:p>
          </table:table-cell>
          <table:table-cell table:style-name="ce31"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gshaker</text:p>
          </table:table-cell>
          <table:table-cell table:style-name="ce17"/>
          <table:table-cell table:style-name="ce17" office:value-type="string" calcext:value-type="string">
            <text:p>shaker , bug</text:p>
          </table:table-cell>
          <table:table-cell table:style-name="ce31"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nect Pattern</text:p>
          </table:table-cell>
          <table:table-cell table:style-name="ce17"/>
          <table:table-cell table:style-name="ce17" office:value-type="string" calcext:value-type="string">
            <text:p>pattern</text:p>
          </table:table-cell>
          <table:table-cell table:style-name="ce31"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ullToRefresh</text:p>
          </table:table-cell>
          <table:table-cell table:style-name="ce17"/>
          <table:table-cell table:style-name="ce17" office:value-type="string" calcext:value-type="string">
            <text:p>pull to refresh , fun , animations</text:p>
          </table:table-cell>
          <table:table-cell table:style-name="ce31"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red Rudolf</text:p>
          </table:table-cell>
          <table:table-cell table:style-name="ce17"/>
          <table:table-cell table:style-name="ce17" office:value-type="string" calcext:value-type="string">
            <text:p>pull to refresh , game</text:p>
          </table:table-cell>
          <table:table-cell table:style-name="ce31"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er Swipe Refresh</text:p>
          </table:table-cell>
          <table:table-cell table:style-name="ce17" table:number-columns-repeated="2"/>
          <table:table-cell table:style-name="ce31"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yRefresh</text:p>
          </table:table-cell>
          <table:table-cell table:style-name="ce17"/>
          <table:table-cell table:style-name="ce17" office:value-type="string" calcext:value-type="string">
            <text:p>pull to refresh , animation</text:p>
          </table:table-cell>
          <table:table-cell table:style-name="ce31"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Slider</text:p>
          </table:table-cell>
          <table:table-cell table:style-name="ce17"/>
          <table:table-cell table:style-name="ce17" office:value-type="string" calcext:value-type="string">
            <text:p>UI , view , slider</text:p>
          </table:table-cell>
          <table:table-cell table:style-name="ce31"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cker</text:p>
          </table:table-cell>
          <table:table-cell table:style-name="ce17" office:value-type="string" calcext:value-type="string">
            <text:p>An Android TextView with scrolling text changes</text:p>
          </table:table-cell>
          <table:table-cell table:style-name="ce17" office:value-type="string" calcext:value-type="string">
            <text:p>text view , scrolling</text:p>
          </table:table-cell>
          <table:table-cell table:style-name="ce31"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ackson</text:p>
          </table:table-cell>
          <table:table-cell table:style-name="ce17" office:value-type="string" calcext:value-type="string">
            <text:p>JSON parser library</text:p>
          </table:table-cell>
          <table:table-cell table:style-name="ce17" office:value-type="string" calcext:value-type="string">
            <text:p>json </text:p>
          </table:table-cell>
          <table:table-cell table:style-name="ce32"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32"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table:style-name="ce17" office:value-type="string" calcext:value-type="string">
            <text:p>layout , effects </text:p>
          </table:table-cell>
          <table:table-cell table:style-name="ce32"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17"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32"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32"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32"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32"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pView</text:p>
          </table:table-cell>
          <table:table-cell table:style-name="ce17" office:value-type="string" calcext:value-type="string">
            <text:p>Step by step view</text:p>
          </table:table-cell>
          <table:table-cell table:style-name="ce17" office:value-type="string" calcext:value-type="string">
            <text:p>HorizontalStepView , VerticalStepView , indicators</text:p>
          </table:table-cell>
          <table:table-cell table:style-name="ce31"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Tip</text:p>
          </table:table-cell>
          <table:table-cell table:style-name="ce17"/>
          <table:table-cell table:style-name="ce17" office:value-type="string" calcext:value-type="string">
            <text:p>tip</text:p>
          </table:table-cell>
          <table:table-cell table:style-name="ce31"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t lib</text:p>
          </table:table-cell>
          <table:table-cell table:style-name="ce17" office:value-type="string" calcext:value-type="string">
            <text:p>Extras injection lib</text:p>
          </table:table-cell>
          <table:table-cell table:style-name="ce17" office:value-type="string" calcext:value-type="string">
            <text:p>intent , extras , injections</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RCodeReaderView</text:p>
          </table:table-cell>
          <table:table-cell table:style-name="ce17" table:number-columns-repeated="2"/>
          <table:table-cell table:style-name="ce31"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lidingDrawer</text:p>
          </table:table-cell>
          <table:table-cell table:style-name="ce17"/>
          <table:table-cell table:style-name="ce17" office:value-type="string" calcext:value-type="string">
            <text:p>bottom sheet , sliding view</text:p>
          </table:table-cell>
          <table:table-cell table:style-name="ce31"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ugo</text:p>
          </table:table-cell>
          <table:table-cell table:style-name="ce17" office:value-type="string" calcext:value-type="string">
            <text:p>Annotation-triggered method call logging for debug builds</text:p>
          </table:table-cell>
          <table:table-cell table:style-name="ce17" office:value-type="string" calcext:value-type="string">
            <text:p>annotations , log</text:p>
          </table:table-cell>
          <table:table-cell table:style-name="ce31"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ystal preloaders</text:p>
          </table:table-cell>
          <table:table-cell table:style-name="ce17"/>
          <table:table-cell table:style-name="ce17" office:value-type="string" calcext:value-type="string">
            <text:p>loaders</text:p>
          </table:table-cell>
          <table:table-cell table:style-name="ce31"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gic Button</text:p>
          </table:table-cell>
          <table:table-cell table:style-name="ce17"/>
          <table:table-cell table:style-name="ce17" office:value-type="string" calcext:value-type="string">
            <text:p>buttons</text:p>
          </table:table-cell>
          <table:table-cell table:style-name="ce31"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DevMetrics</text:p>
          </table:table-cell>
          <table:table-cell table:style-name="ce17" office:value-type="string" calcext:value-type="string">
            <text:p>Performance metrics library </text:p>
          </table:table-cell>
          <table:table-cell table:style-name="ce17" office:value-type="string" calcext:value-type="string">
            <text:p>metrics , dagger2metrics</text:p>
          </table:table-cell>
          <table:table-cell table:style-name="ce31"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reoView</text:p>
          </table:table-cell>
          <table:table-cell table:style-name="ce17"/>
          <table:table-cell table:style-name="ce17" office:value-type="string" calcext:value-type="string">
            <text:p>effects</text:p>
          </table:table-cell>
          <table:table-cell table:style-name="ce31"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umbUp</text:p>
          </table:table-cell>
          <table:table-cell table:style-name="ce17"/>
          <table:table-cell table:style-name="ce17" office:value-type="string" calcext:value-type="string">
            <text:p>effects , animations , likes</text:p>
          </table:table-cell>
          <table:table-cell table:style-name="ce31"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Login</text:p>
          </table:table-cell>
          <table:table-cell table:style-name="ce17" office:value-type="string" calcext:value-type="string">
            <text:p>Amazing material login effect</text:p>
          </table:table-cell>
          <table:table-cell table:style-name="ce17" office:value-type="string" calcext:value-type="string">
            <text:p>material , login</text:p>
          </table:table-cell>
          <table:table-cell table:style-name="ce31"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FaceDetectionTransformation</text:p>
          </table:table-cell>
          <table:table-cell table:style-name="ce17" office:value-type="string" calcext:value-type="string">
            <text:p>Image transformation library providing cropping above face detection</text:p>
          </table:table-cell>
          <table:table-cell table:style-name="ce17" office:value-type="string" calcext:value-type="string">
            <text:p>face detection</text:p>
          </table:table-cell>
          <table:table-cell table:style-name="ce31"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trofit</text:p>
          </table:table-cell>
          <table:table-cell table:style-name="ce17" office:value-type="string" calcext:value-type="string">
            <text:p>A type safe HTTP client for Android and Java</text:p>
          </table:table-cell>
          <table:table-cell table:style-name="ce17" office:value-type="string" calcext:value-type="string">
            <text:p>HTTP client , OkHTTP</text:p>
          </table:table-cell>
          <table:table-cell table:style-name="ce31"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boarding</text:p>
          </table:table-cell>
          <table:table-cell table:style-name="ce17"/>
          <table:table-cell table:style-name="ce17" office:value-type="string" calcext:value-type="string">
            <text:p>introduction , screen</text:p>
          </table:table-cell>
          <table:table-cell table:style-name="ce31"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cker</text:p>
          </table:table-cell>
          <table:table-cell table:style-name="ce17"/>
          <table:table-cell table:style-name="ce17" office:value-type="string" calcext:value-type="string">
            <text:p>bug tracking , crash</text:p>
          </table:table-cell>
          <table:table-cell table:style-name="ce31"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pCards</text:p>
          </table:table-cell>
          <table:table-cell table:style-name="ce17"/>
          <table:table-cell table:style-name="ce17" office:value-type="string" calcext:value-type="string">
            <text:p>3D flip cards</text:p>
          </table:table-cell>
          <table:table-cell table:style-name="ce31"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eku</text:p>
          </table:table-cell>
          <table:table-cell table:style-name="ce17"/>
          <table:table-cell table:style-name="ce17" office:value-type="string" calcext:value-type="string">
            <text:p>location picker , GPS</text:p>
          </table:table-cell>
          <table:table-cell table:style-name="ce31"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riority Jobqueue</text:p>
          </table:table-cell>
          <table:table-cell table:style-name="ce17"/>
          <table:table-cell table:style-name="ce17" office:value-type="string" calcext:value-type="string">
            <text:p>job queue , tasks , jobs</text:p>
          </table:table-cell>
          <table:table-cell table:style-name="ce31"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CVD</text:p>
          </table:table-cell>
          <table:table-cell table:style-name="ce17"/>
          <table:table-cell table:style-name="ce17" office:value-type="string" calcext:value-type="string">
            <text:p>Awareness API</text:p>
          </table:table-cell>
          <table:table-cell table:style-name="ce31"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oogleMapsRippleEffect</text:p>
          </table:table-cell>
          <table:table-cell table:style-name="ce17"/>
          <table:table-cell table:style-name="ce17" office:value-type="string" calcext:value-type="string">
            <text:p>Google Maps , ripple , effects , animations , circle</text:p>
          </table:table-cell>
          <table:table-cell table:style-name="ce31"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iderWebScoreView</text:p>
          </table:table-cell>
          <table:table-cell table:style-name="ce17"/>
          <table:table-cell table:style-name="ce17" office:value-type="string" calcext:value-type="string">
            <text:p>score , view , spider web</text:p>
          </table:table-cell>
          <table:table-cell table:style-name="ce31"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Bug</text:p>
          </table:table-cell>
          <table:table-cell table:style-name="ce17" office:value-type="string" calcext:value-type="string">
            <text:p>Scriptable Android Debugger</text:p>
          </table:table-cell>
          <table:table-cell table:style-name="ce17" office:value-type="string" calcext:value-type="string">
            <text:p>RI , reverse engineering , tool</text:p>
          </table:table-cell>
          <table:table-cell table:style-name="ce31"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guard</text:p>
          </table:table-cell>
          <table:table-cell table:style-name="ce17"/>
          <table:table-cell table:style-name="ce17" office:value-type="string" calcext:value-type="string">
            <text:p>RI , reverse engineering , tool</text:p>
          </table:table-cell>
          <table:table-cell table:style-name="ce31"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FE</text:p>
          </table:table-cell>
          <table:table-cell table:style-name="ce17" office:value-type="string" calcext:value-type="string">
            <text:p>Android Framework Exploitation</text:p>
          </table:table-cell>
          <table:table-cell table:style-name="ce17" office:value-type="string" calcext:value-type="string">
            <text:p>RI , reverse engineering , tool</text:p>
          </table:table-cell>
          <table:table-cell table:style-name="ce31"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KillPermAndSigChecks</text:p>
          </table:table-cell>
          <table:table-cell table:style-name="ce17" office:value-type="string" calcext:value-type="string">
            <text:p>Bypass signature and permission checks for IPCs</text:p>
          </table:table-cell>
          <table:table-cell table:style-name="ce17" office:value-type="string" calcext:value-type="string">
            <text:p>RI , reverse engineering , tool</text:p>
          </table:table-cell>
          <table:table-cell table:style-name="ce31"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OpenDebug</text:p>
          </table:table-cell>
          <table:table-cell table:style-name="ce17" office:value-type="string" calcext:value-type="string">
            <text:p>Make any application debuggable</text:p>
          </table:table-cell>
          <table:table-cell table:style-name="ce17" office:value-type="string" calcext:value-type="string">
            <text:p>RI , reverse engineering , tool</text:p>
          </table:table-cell>
          <table:table-cell table:style-name="ce31"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jarify</text:p>
          </table:table-cell>
          <table:table-cell table:style-name="ce17" office:value-type="string" calcext:value-type="string">
            <text:p>Tool for translating Dalvik bytecode to equivalent Java bytecode</text:p>
          </table:table-cell>
          <table:table-cell table:style-name="ce17" office:value-type="string" calcext:value-type="string">
            <text:p>RI , reverse engineering , tool</text:p>
          </table:table-cell>
          <table:table-cell table:style-name="ce31"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no</text:p>
          </table:table-cell>
          <table:table-cell table:style-name="ce17" office:value-type="string" calcext:value-type="string">
            <text:p>Android small footprint inspection tool</text:p>
          </table:table-cell>
          <table:table-cell table:style-name="ce17" office:value-type="string" calcext:value-type="string">
            <text:p>RI , reverse engineering , tool</text:p>
          </table:table-cell>
          <table:table-cell table:style-name="ce31"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roid</text:p>
          </table:table-cell>
          <table:table-cell table:style-name="ce17"/>
          <table:table-cell table:style-name="ce17" office:value-type="string" calcext:value-type="string">
            <text:p>RI , reverse engineering , tool</text:p>
          </table:table-cell>
          <table:table-cell table:style-name="ce31"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trospy</text:p>
          </table:table-cell>
          <table:table-cell table:style-name="ce17" office:value-type="string" calcext:value-type="string">
            <text:p>Security profiling for blackbox Android</text:p>
          </table:table-cell>
          <table:table-cell table:style-name="ce17" office:value-type="string" calcext:value-type="string">
            <text:p>RI , reverse engineering , tool</text:p>
          </table:table-cell>
          <table:table-cell table:style-name="ce31"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D GUI</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Krakatau</text:p>
          </table:table-cell>
          <table:table-cell table:style-name="ce17" office:value-type="string" calcext:value-type="string">
            <text:p>Java decompiler, assembler and disassembler</text:p>
          </table:table-cell>
          <table:table-cell table:style-name="ce17" office:value-type="string" calcext:value-type="string">
            <text:p>RI , reverse engineering , tool , Java</text:p>
          </table:table-cell>
          <table:table-cell table:style-name="ce31"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rocyon</text:p>
          </table:table-cell>
          <table:table-cell table:style-name="ce17" office:value-type="string" calcext:value-type="string">
            <text:p>Java 5+ capable decompiler</text:p>
          </table:table-cell>
          <table:table-cell table:style-name="ce17" office:value-type="string" calcext:value-type="string">
            <text:p>RI , reverse engineering , tool , Java</text:p>
          </table:table-cell>
          <table:table-cell table:style-name="ce31"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ernflower</text:p>
          </table:table-cell>
          <table:table-cell table:style-name="ce17" office:value-type="string" calcext:value-type="string">
            <text:p>Java decompiler with a neat GUI</text:p>
          </table:table-cell>
          <table:table-cell table:style-name="ce17" office:value-type="string" calcext:value-type="string">
            <text:p>RI , reverse engineering , tool , Java</text:p>
          </table:table-cell>
          <table:table-cell table:style-name="ce31"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dexer</text:p>
          </table:table-cell>
          <table:table-cell table:style-name="ce17" office:value-type="string" calcext:value-type="string">
            <text:p>Bytecode instrumentation framework for Dalvik bytecode</text:p>
          </table:table-cell>
          <table:table-cell table:style-name="ce17" office:value-type="string" calcext:value-type="string">
            <text:p>RI , reverse engineering , tool</text:p>
          </table:table-cell>
          <table:table-cell table:style-name="ce31"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mplify</text:p>
          </table:table-cell>
          <table:table-cell table:style-name="ce17" office:value-type="string" calcext:value-type="string">
            <text:p>Generic Android Deobfuscator</text:p>
          </table:table-cell>
          <table:table-cell table:style-name="ce17" office:value-type="string" calcext:value-type="string">
            <text:p>RI , reverse engineering , tool</text:p>
          </table:table-cell>
          <table:table-cell table:style-name="ce31"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ytecode Viewer</text:p>
          </table:table-cell>
          <table:table-cell table:style-name="ce17" office:value-type="string" calcext:value-type="string">
            <text:p>A Java 8 JAR and Android APK Reverse Engineering Suite</text:p>
          </table:table-cell>
          <table:table-cell table:style-name="ce17" office:value-type="string" calcext:value-type="string">
            <text:p>RI , reverse engineering , tool</text:p>
          </table:table-cell>
          <table:table-cell table:style-name="ce31"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asyDeviceInfo</text:p>
          </table:table-cell>
          <table:table-cell table:style-name="ce17"/>
          <table:table-cell table:style-name="ce17" office:value-type="string" calcext:value-type="string">
            <text:p>device infos</text:p>
          </table:table-cell>
          <table:table-cell table:style-name="ce31"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TapTargetPrompt</text:p>
          </table:table-cell>
          <table:table-cell table:style-name="ce17"/>
          <table:table-cell table:style-name="ce17" office:value-type="string" calcext:value-type="string">
            <text:p>tap target , prompt , features discovery</text:p>
          </table:table-cell>
          <table:table-cell table:style-name="ce31"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ce Navigation View</text:p>
          </table:table-cell>
          <table:table-cell table:style-name="ce17"/>
          <table:table-cell table:style-name="ce17" office:value-type="string" calcext:value-type="string">
            <text:p>space navigation view</text:p>
          </table:table-cell>
          <table:table-cell table:style-name="ce31"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eed View</text:p>
          </table:table-cell>
          <table:table-cell table:style-name="ce17"/>
          <table:table-cell table:style-name="ce17" office:value-type="string" calcext:value-type="string">
            <text:p>speed , view</text:p>
          </table:table-cell>
          <table:table-cell table:style-name="ce31"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Guava</text:p>
          </table:table-cell>
          <table:table-cell table:style-name="ce17"/>
          <table:table-cell table:style-name="ce17" office:value-type="string" calcext:value-type="string">
            <text:p>Google , Java</text:p>
          </table:table-cell>
          <table:table-cell table:style-name="ce31"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AudioRecorder</text:p>
          </table:table-cell>
          <table:table-cell table:style-name="ce17" office:value-type="string" calcext:value-type="string">
            <text:p>A fancy audio recorder for Android supporting WAV format</text:p>
          </table:table-cell>
          <table:table-cell table:style-name="ce17" office:value-type="string" calcext:value-type="string">
            <text:p>audio , recorder</text:p>
          </table:table-cell>
          <table:table-cell table:style-name="ce31"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BlockerDetector</text:p>
          </table:table-cell>
          <table:table-cell table:style-name="ce17"/>
          <table:table-cell table:style-name="ce17" office:value-type="string" calcext:value-type="string">
            <text:p>ads , adblock</text:p>
          </table:table-cell>
          <table:table-cell table:style-name="ce31"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Jgraph</text:p>
          </table:table-cell>
          <table:table-cell table:style-name="ce17"/>
          <table:table-cell table:style-name="ce17" office:value-type="string" calcext:value-type="string">
            <text:p>graphs , charts</text:p>
          </table:table-cell>
          <table:table-cell table:style-name="ce31"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gnUpTransition</text:p>
          </table:table-cell>
          <table:table-cell table:style-name="ce17"/>
          <table:table-cell table:style-name="ce17" office:value-type="string" calcext:value-type="string">
            <text:p>animations , views , transitions , sign up</text:p>
          </table:table-cell>
          <table:table-cell table:style-name="ce31"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finite Cycle View Pager</text:p>
          </table:table-cell>
          <table:table-cell table:style-name="ce17" office:value-type="string" calcext:value-type="string">
            <text:p>Infinite cycle ViewPager with two-way orientation and interactive effect</text:p>
          </table:table-cell>
          <table:table-cell table:style-name="ce17" office:value-type="string" calcext:value-type="string">
            <text:p>view , view pager , loops</text:p>
          </table:table-cell>
          <table:table-cell table:style-name="ce31"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deView</text:p>
          </table:table-cell>
          <table:table-cell table:style-name="ce17" office:value-type="string" calcext:value-type="string">
            <text:p>Shows code content with syntax highlihhting in native way</text:p>
          </table:table-cell>
          <table:table-cell table:style-name="ce17" office:value-type="string" calcext:value-type="string">
            <text:p>view , code , sources</text:p>
          </table:table-cell>
          <table:table-cell table:style-name="ce31"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ife</text:p>
          </table:table-cell>
          <table:table-cell table:style-name="ce17" office:value-type="string" calcext:value-type="string">
            <text:p>Rich text editor</text:p>
          </table:table-cell>
          <table:table-cell table:style-name="ce17" office:value-type="string" calcext:value-type="string">
            <text:p>text editor</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nfetti</text:p>
          </table:table-cell>
          <table:table-cell table:style-name="ce17" office:value-type="string" calcext:value-type="string">
            <text:p>Particle system library for displaying confettis</text:p>
          </table:table-cell>
          <table:table-cell table:style-name="ce17" office:value-type="string" calcext:value-type="string">
            <text:p>animations , views , confetti , particles</text:p>
          </table:table-cell>
          <table:table-cell table:style-name="ce31"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 View Helper</text:p>
          </table:table-cell>
          <table:table-cell table:style-name="ce17" office:value-type="string" calcext:value-type="string">
            <text:p>Provides most common functions around recycler views like swipes to dismiss, drag and drop, divider…</text:p>
          </table:table-cell>
          <table:table-cell table:style-name="ce17" office:value-type="string" calcext:value-type="string">
            <text:p>recycler view</text:p>
          </table:table-cell>
          <table:table-cell table:style-name="ce31"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ingProgress</text:p>
          </table:table-cell>
          <table:table-cell table:style-name="ce17" office:value-type="string" calcext:value-type="string">
            <text:p>A circle progress bar with effect</text:p>
          </table:table-cell>
          <table:table-cell table:style-name="ce17" office:value-type="string" calcext:value-type="string">
            <text:p>ring , progress view</text:p>
          </table:table-cell>
          <table:table-cell table:style-name="ce31"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hompProgressView</text:p>
          </table:table-cell>
          <table:table-cell table:style-name="ce17" office:value-type="string" calcext:value-type="string">
            <text:p>A semi realistic progress view that takes bites out of images</text:p>
          </table:table-cell>
          <table:table-cell table:style-name="ce17" office:value-type="string" calcext:value-type="string">
            <text:p>animation , effect , omnomnomnom</text:p>
          </table:table-cell>
          <table:table-cell table:style-name="ce31"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ileyLoadingView</text:p>
          </table:table-cell>
          <table:table-cell table:style-name="ce17" office:value-type="string" calcext:value-type="string">
            <text:p>A custom loading view</text:p>
          </table:table-cell>
          <table:table-cell table:style-name="ce17" office:value-type="string" calcext:value-type="string">
            <text:p>loading view , animations</text:p>
          </table:table-cell>
          <table:table-cell table:style-name="ce31"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cryptedPreferences</text:p>
          </table:table-cell>
          <table:table-cell table:style-name="ce17" office:value-type="string" calcext:value-type="string">
            <text:p>AES-256 encrypted SharedPreferences</text:p>
          </table:table-cell>
          <table:table-cell table:style-name="ce17" office:value-type="string" calcext:value-type="string">
            <text:p>AES , security , encryption , preferences</text:p>
          </table:table-cell>
          <table:table-cell table:style-name="ce31"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egofy</text:p>
          </table:table-cell>
          <table:table-cell table:style-name="ce17" office:value-type="string" calcext:value-type="string">
            <text:p><text:s/>Make images look as if they are made out of 1x1 LEGO blocks</text:p>
          </table:table-cell>
          <table:table-cell table:style-name="ce17" office:value-type="string" calcext:value-type="string">
            <text:p>Lego</text:p>
          </table:table-cell>
          <table:table-cell table:style-name="ce31"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rcodescanner</text:p>
          </table:table-cell>
          <table:table-cell table:style-name="ce17"/>
          <table:table-cell table:style-name="ce17" office:value-type="string" calcext:value-type="string">
            <text:p>bar code , qr code , scanner</text:p>
          </table:table-cell>
          <table:table-cell table:style-name="ce31"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ViewSnap</text:p>
          </table:table-cell>
          <table:table-cell table:style-name="ce17"/>
          <table:table-cell table:style-name="ce17" office:value-type="string" calcext:value-type="string">
            <text:p>snap helper , snap , view , swipe, list</text:p>
          </table:table-cell>
          <table:table-cell table:style-name="ce31"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mpareImage</text:p>
          </table:table-cell>
          <table:table-cell table:style-name="ce17"/>
          <table:table-cell table:style-name="ce17" office:value-type="string" calcext:value-type="string">
            <text:p>image , comparison</text:p>
          </table:table-cell>
          <table:table-cell table:style-name="ce31"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Thumby</text:p>
          </table:table-cell>
          <table:table-cell table:style-name="ce17" office:value-type="string" calcext:value-type="string">
            <text:p>Image paring and resizing server</text:p>
          </table:table-cell>
          <table:table-cell table:style-name="ce17" office:value-type="string" calcext:value-type="string">
            <text:p>picture , operations</text:p>
          </table:table-cell>
          <table:table-cell table:style-name="ce31"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Spek</text:p>
          </table:table-cell>
          <table:table-cell table:style-name="ce17" office:value-type="string" calcext:value-type="string">
            <text:p>A Kotlin Specification Framework for the JVM</text:p>
          </table:table-cell>
          <table:table-cell table:style-name="ce17" office:value-type="string" calcext:value-type="string">
            <text:p>uni tests , Kotlin , spek , tests</text:p>
          </table:table-cell>
          <table:table-cell table:style-name="ce31"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loud convert</text:p>
          </table:table-cell>
          <table:table-cell table:style-name="ce17" office:value-type="string" calcext:value-type="string">
            <text:p>Convert anything</text:p>
          </table:table-cell>
          <table:table-cell table:style-name="ce17" office:value-type="string" calcext:value-type="string">
            <text:p>convert , GIF , mp4 , memes</text:p>
          </table:table-cell>
          <table:table-cell table:style-name="ce31"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Colored logcat script which only shows log entries for a specific application package</text:p>
          </table:table-cell>
          <table:table-cell table:style-name="ce17" office:value-type="string" calcext:value-type="string">
            <text:p>log , logcat , debug</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erViewLibrary</text:p>
          </table:table-cell>
          <table:table-cell table:style-name="ce17" office:value-type="string" calcext:value-type="string">
            <text:p>Library that enables TextView and ImageView to show loading animation while waiting for the text and image get loaded</text:p>
          </table:table-cell>
          <table:table-cell table:style-name="ce17" office:value-type="string" calcext:value-type="string">
            <text:p>view , animations , loader</text:p>
          </table:table-cell>
          <table:table-cell table:style-name="ce31"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per</text:p>
          </table:table-cell>
          <table:table-cell table:style-name="ce17" office:value-type="string" calcext:value-type="string">
            <text:p>Fast and simple data storage library for Android</text:p>
          </table:table-cell>
          <table:table-cell table:style-name="ce17" office:value-type="string" calcext:value-type="string">
            <text:p>database , storage , NoSQL , Kryo</text:p>
          </table:table-cell>
          <table:table-cell table:style-name="ce31"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Kryo</text:p>
          </table:table-cell>
          <table:table-cell table:style-name="ce17" office:value-type="string" calcext:value-type="string">
            <text:p>Java serialization and cloning : fast, efficient, automatic</text:p>
          </table:table-cell>
          <table:table-cell table:style-name="ce17" office:value-type="string" calcext:value-type="string">
            <text:p>storage , serialization</text:p>
          </table:table-cell>
          <table:table-cell table:style-name="ce31"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legram</text:p>
          </table:table-cell>
          <table:table-cell table:style-name="ce17" office:value-type="string" calcext:value-type="string">
            <text:p>Telegram Messenger for Android</text:p>
          </table:table-cell>
          <table:table-cell table:style-name="ce17" office:value-type="string" calcext:value-type="string">
            <text:p>Telegram , app , security , privacy , FOSS</text:p>
          </table:table-cell>
          <table:table-cell table:style-name="ce31"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Telegram</text:p>
          </table:table-cell>
          <table:table-cell table:style-name="ce17" office:value-type="string" calcext:value-type="string">
            <text:p><text:s/>Telegram web application, GPL v3</text:p>
          </table:table-cell>
          <table:table-cell table:style-name="ce17" office:value-type="string" calcext:value-type="string">
            <text:p>Telegram , app , security , privacy , FOSS</text:p>
          </table:table-cell>
          <table:table-cell table:style-name="ce31"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elegram</text:p>
          </table:table-cell>
          <table:table-cell table:style-name="ce17" office:value-type="string" calcext:value-type="string">
            <text:p>Telegram Desktop messaging app</text:p>
          </table:table-cell>
          <table:table-cell table:style-name="ce17" office:value-type="string" calcext:value-type="string">
            <text:p>Telegram , app , security , privacy , FOSS</text:p>
          </table:table-cell>
          <table:table-cell table:style-name="ce31"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dblock Plus</text:p>
          </table:table-cell>
          <table:table-cell table:style-name="ce17"/>
          <table:table-cell table:style-name="ce17" office:value-type="string" calcext:value-type="string">
            <text:p>privacy</text:p>
          </table:table-cell>
          <table:table-cell table:style-name="ce31"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hostery</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ivacy Badger</text:p>
          </table:table-cell>
          <table:table-cell table:style-name="ce17"/>
          <table:table-cell table:style-name="ce17" office:value-type="string" calcext:value-type="string">
            <text:p>privacy</text:p>
          </table:table-cell>
          <table:table-cell table:style-name="ce31"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oScript</text:p>
          </table:table-cell>
          <table:table-cell table:style-name="ce17"/>
          <table:table-cell table:style-name="ce17" office:value-type="string" calcext:value-type="string">
            <text:p>privacy</text:p>
          </table:table-cell>
          <table:table-cell table:style-name="ce31"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ilence</text:p>
          </table:table-cell>
          <table:table-cell table:style-name="ce17" office:value-type="string" calcext:value-type="string">
            <text:p>A fork of Signal with only SMS/MMS encryption</text:p>
          </table:table-cell>
          <table:table-cell table:style-name="ce17" office:value-type="string" calcext:value-type="string">
            <text:p>app , security , privacy , FOSS</text:p>
          </table:table-cell>
          <table:table-cell table:style-name="ce31"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or</text:p>
          </table:table-cell>
          <table:table-cell table:style-name="ce17" office:value-type="string" calcext:value-type="string">
            <text:p>Somes links to TOR tools</text:p>
          </table:table-cell>
          <table:table-cell table:style-name="ce17" office:value-type="string" calcext:value-type="string">
            <text:p>app , security , privacy , FOSS</text:p>
          </table:table-cell>
          <table:table-cell table:style-name="ce31"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lpAnimation</text:p>
          </table:table-cell>
          <table:table-cell table:style-name="ce17" office:value-type="string" calcext:value-type="string">
            <text:p>Simple example for flip animation</text:p>
          </table:table-cell>
          <table:table-cell table:style-name="ce17" office:value-type="string" calcext:value-type="string">
            <text:p>animation , flip</text:p>
          </table:table-cell>
          <table:table-cell table:style-name="ce31"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GABadgeView</text:p>
          </table:table-cell>
          <table:table-cell table:style-name="ce17"/>
          <table:table-cell table:style-name="ce17" office:value-type="string" calcext:value-type="string">
            <text:p>animation , badge</text:p>
          </table:table-cell>
          <table:table-cell table:style-name="ce31"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31"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inicap</text:p>
          </table:table-cell>
          <table:table-cell table:style-name="ce17" office:value-type="string" calcext:value-type="string">
            <text:p>Stream real-time screen capture data out of Android devices</text:p>
          </table:table-cell>
          <table:table-cell table:style-name="ce17" office:value-type="string" calcext:value-type="string">
            <text:p>screen , captures</text:p>
          </table:table-cell>
          <table:table-cell table:style-name="ce31"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pTargetView</text:p>
          </table:table-cell>
          <table:table-cell table:style-name="ce17" office:value-type="string" calcext:value-type="string">
            <text:p>An implmentation of tap targets from the Material Design guidelines for feature discovery</text:p>
          </table:table-cell>
          <table:table-cell table:style-name="ce17" office:value-type="string" calcext:value-type="string">
            <text:p>tap target , feature discovery , intro</text:p>
          </table:table-cell>
          <table:table-cell table:style-name="ce31"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SwitchAnimTool</text:p>
          </table:table-cell>
          <table:table-cell table:style-name="ce17" office:value-type="string" calcext:value-type="string">
            <text:p>Tool which makes the animation easy to implments</text:p>
          </table:table-cell>
          <table:table-cell table:style-name="ce17" office:value-type="string" calcext:value-type="string">
            <text:p>animations , effects</text:p>
          </table:table-cell>
          <table:table-cell table:style-name="ce31"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laceSearchDialog</text:p>
          </table:table-cell>
          <table:table-cell table:style-name="ce17" office:value-type="string" calcext:value-type="string">
            <text:p>A place autocomplete search dialog which uses Google's Places API for finding results</text:p>
          </table:table-cell>
          <table:table-cell table:style-name="ce17" office:value-type="string" calcext:value-type="string">
            <text:p>Places , location , search</text:p>
          </table:table-cell>
          <table:table-cell table:style-name="ce31"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intro-screen</text:p>
          </table:table-cell>
          <table:table-cell table:style-name="ce17"/>
          <table:table-cell table:style-name="ce17" office:value-type="string" calcext:value-type="string">
            <text:p>intro screen</text:p>
          </table:table-cell>
          <table:table-cell table:style-name="ce31"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mojiconize</text:p>
          </table:table-cell>
          <table:table-cell table:style-name="ce17"/>
          <table:table-cell table:style-name="ce17" office:value-type="string" calcext:value-type="string">
            <text:p>emojicon</text:p>
          </table:table-cell>
          <table:table-cell table:style-name="ce31"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ionberg</text:p>
          </table:table-cell>
          <table:table-cell table:style-name="ce17" office:value-type="string" calcext:value-type="string">
            <text:p><text:s/>Gradle plugin for versioning your library/application on every git commit </text:p>
          </table:table-cell>
          <table:table-cell table:style-name="ce17" office:value-type="string" calcext:value-type="string">
            <text:p>Gradle , commit , git , version</text:p>
          </table:table-cell>
          <table:table-cell table:style-name="ce31"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ray</text:p>
          </table:table-cell>
          <table:table-cell table:style-name="ce17" office:value-type="string" calcext:value-type="string">
            <text:p><text:s/>a SharedPreferences replacement for Android with multiprocess support </text:p>
          </table:table-cell>
          <table:table-cell table:style-name="ce17" office:value-type="string" calcext:value-type="string">
            <text:p>SharedPreferences , Preferences , process , multiprocess , multiproces , content , data storage</text:p>
          </table:table-cell>
          <table:table-cell table:style-name="ce31"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oy onboarding</text:p>
          </table:table-cell>
          <table:table-cell table:style-name="ce17" office:value-type="string" calcext:value-type="string">
            <text:p>Android onboarding library.</text:p>
          </table:table-cell>
          <table:table-cell table:style-name="ce17" office:value-type="string" calcext:value-type="string">
            <text:p>view , intro screen , onboarding</text:p>
          </table:table-cell>
          <table:table-cell table:style-name="ce31"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age transition</text:p>
          </table:table-cell>
          <table:table-cell table:style-name="ce17" office:value-type="string" calcext:value-type="string">
            <text:p>ViewPager with verticl sliding effects and activity transition</text:p>
          </table:table-cell>
          <table:table-cell table:style-name="ce17" office:value-type="string" calcext:value-type="string">
            <text:p>ViewPager , effects , transitions</text:p>
          </table:table-cell>
          <table:table-cell table:style-name="ce31"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AnimationLayout</text:p>
          </table:table-cell>
          <table:table-cell table:style-name="ce17" office:value-type="string" calcext:value-type="string">
            <text:p>Some animations combining bubles and cards</text:p>
          </table:table-cell>
          <table:table-cell table:style-name="ce17" office:value-type="string" calcext:value-type="string">
            <text:p>animations , bubble</text:p>
          </table:table-cell>
          <table:table-cell table:style-name="ce31"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17" office:value-type="string" calcext:value-type="string">
            <text:p>RecyclerViewUndoSwipe</text:p>
          </table:table-cell>
          <table:table-cell table:style-name="ce17" office:value-type="string" calcext:value-type="string">
            <text:p><text:s/>Swipe and drag support for RecyclerView with undo action</text:p>
          </table:table-cell>
          <table:table-cell table:style-name="ce17" office:value-type="string" calcext:value-type="string">
            <text:p>ItemTouch , swipe , drag , RecyclerView</text:p>
          </table:table-cell>
          <table:table-cell table:style-name="ce31"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tilCode</text:p>
          </table:table-cell>
          <table:table-cell table:style-name="ce17" office:value-type="string" calcext:value-type="string">
            <text:p>Some util classes…</text:p>
          </table:table-cell>
          <table:table-cell table:style-name="ce17" office:value-type="string" calcext:value-type="string">
            <text:p>utils</text:p>
          </table:table-cell>
          <table:table-cell table:style-name="ce31"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frog</text:p>
          </table:table-cell>
          <table:table-cell table:style-name="ce17" office:value-type="string" calcext:value-type="string">
            <text:p>Solutions to automate software package <text:s/>management</text:p>
          </table:table-cell>
          <table:table-cell table:style-name="ce17" office:value-type="string" calcext:value-type="string">
            <text:p>DevOps , tool , quality</text:p>
          </table:table-cell>
          <table:table-cell table:style-name="ce31"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rtifactory</text:p>
          </table:table-cell>
          <table:table-cell table:style-name="ce17" office:value-type="string" calcext:value-type="string">
            <text:p>Repository and packages manager</text:p>
          </table:table-cell>
          <table:table-cell table:style-name="ce17" office:value-type="string" calcext:value-type="string">
            <text:p>Package , repo , DevOps , tool , quality</text:p>
          </table:table-cell>
          <table:table-cell table:style-name="ce31" office:value-type="string" calcext:value-type="string">
            <text:p>https://www.jfrog.com/open-source/#os-art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ntray</text:p>
          </table:table-cell>
          <table:table-cell table:style-name="ce17" office:value-type="string" calcext:value-type="string">
            <text:p>To pubilish and consume software releases</text:p>
          </table:table-cell>
          <table:table-cell table:style-name="ce17" office:value-type="string" calcext:value-type="string">
            <text:p>Bin , DevOps , tool , quality</text:p>
          </table:table-cell>
          <table:table-cell table:style-name="ce31"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atling</text:p>
          </table:table-cell>
          <table:table-cell table:style-name="ce17" office:value-type="string" calcext:value-type="string">
            <text:p>Loas testing framework based on Scala, Akka and Netty</text:p>
          </table:table-cell>
          <table:table-cell table:style-name="ce17" office:value-type="string" calcext:value-type="string">
            <text:p>Stree test , load test , DevOps , tool , quality</text:p>
          </table:table-cell>
          <table:table-cell table:style-name="ce31"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unetoo</text:p>
          </table:table-cell>
          <table:table-cell table:style-name="ce17" office:value-type="string" calcext:value-type="string">
            <text:p>Coz geeks and nerdz must have fun t-shirtz !!</text:p>
          </table:table-cell>
          <table:table-cell table:style-name="ce17" office:value-type="string" calcext:value-type="string">
            <text:p>customization</text:p>
          </table:table-cell>
          <table:table-cell table:style-name="ce31"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nsible</text:p>
          </table:table-cell>
          <table:table-cell table:style-name="ce17" office:value-type="string" calcext:value-type="string">
            <text:p>Deploy apps, manage systems, crush complexity</text:p>
          </table:table-cell>
          <table:table-cell table:style-name="ce17" office:value-type="string" calcext:value-type="string">
            <text:p>DevOps , tool , quality</text:p>
          </table:table-cell>
          <table:table-cell table:style-name="ce31"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itLab</text:p>
          </table:table-cell>
          <table:table-cell table:style-name="ce17" office:value-type="string" calcext:value-type="string">
            <text:p>Tool to use to unify issus, code review, configuration management , CI and CD</text:p>
          </table:table-cell>
          <table:table-cell table:style-name="ce17" office:value-type="string" calcext:value-type="string">
            <text:p>Git , DevOps , tool , quality</text:p>
          </table:table-cell>
          <table:table-cell table:style-name="ce31"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Jmeter</text:p>
          </table:table-cell>
          <table:table-cell table:style-name="ce17" office:value-type="string" calcext:value-type="string">
            <text:p>To laod test functionnal behavior and measure performances</text:p>
          </table:table-cell>
          <table:table-cell table:style-name="ce17" office:value-type="string" calcext:value-type="string">
            <text:p>Load test , performances , DevOps , tool , quality</text:p>
          </table:table-cell>
          <table:table-cell table:style-name="ce31"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ravis</text:p>
          </table:table-cell>
          <table:table-cell table:style-name="ce17" office:value-type="string" calcext:value-type="string">
            <text:p>Tests Github hosted projects</text:p>
          </table:table-cell>
          <table:table-cell table:style-name="ce17" office:value-type="string" calcext:value-type="string">
            <text:p>Github , CI , DevOps , tool , quality</text:p>
          </table:table-cell>
          <table:table-cell table:style-name="ce31"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nk</text:p>
          </table:table-cell>
          <table:table-cell table:style-name="ce17" office:value-type="string" calcext:value-type="string">
            <text:p>URL shorter</text:p>
          </table:table-cell>
          <table:table-cell table:style-name="ce17" office:value-type="string" calcext:value-type="string">
            <text:p>URL , tool , privacy , framasoft , FOSS</text:p>
          </table:table-cell>
          <table:table-cell table:style-name="ce31"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indmap</text:p>
          </table:table-cell>
          <table:table-cell table:style-name="ce17" office:value-type="string" calcext:value-type="string">
            <text:p>Mindmap tool</text:p>
          </table:table-cell>
          <table:table-cell table:style-name="ce17" office:value-type="string" calcext:value-type="string">
            <text:p>mind map , tool , privacy , framasoft , FOSS</text:p>
          </table:table-cell>
          <table:table-cell table:style-name="ce31"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yFrama</text:p>
          </table:table-cell>
          <table:table-cell table:style-name="ce17" office:value-type="string" calcext:value-type="string">
            <text:p>Bookmakrs and links sharing</text:p>
          </table:table-cell>
          <table:table-cell table:style-name="ce17" office:value-type="string" calcext:value-type="string">
            <text:p>link , bookmark , tool , privacy , framasoft</text:p>
          </table:table-cell>
          <table:table-cell table:style-name="ce31"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ate</text:p>
          </table:table-cell>
          <table:table-cell table:style-name="ce17" office:value-type="string" calcext:value-type="string">
            <text:p>Make polls</text:p>
          </table:table-cell>
          <table:table-cell table:style-name="ce17" office:value-type="string" calcext:value-type="string">
            <text:p>polls , planning , tool , privacy , framasoft , FOSS</text:p>
          </table:table-cell>
          <table:table-cell table:style-name="ce31"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ive</text:p>
          </table:table-cell>
          <table:table-cell table:style-name="ce17"/>
          <table:table-cell table:style-name="ce17" office:value-type="string" calcext:value-type="string">
            <text:p>drive , cloud storage , tool , privacy , framasoft</text:p>
          </table:table-cell>
          <table:table-cell table:style-name="ce31"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otes</text:p>
          </table:table-cell>
          <table:table-cell table:style-name="ce17"/>
          <table:table-cell table:style-name="ce17" office:value-type="string" calcext:value-type="string">
            <text:p>notes , tool , privacy , framasoft , FOSS</text:p>
          </table:table-cell>
          <table:table-cell table:style-name="ce31"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sphère*</text:p>
          </table:table-cell>
          <table:table-cell table:style-name="ce17"/>
          <table:table-cell table:style-name="ce17" office:value-type="string" calcext:value-type="string">
            <text:p>social network , Diaspora* , tool , privacy , framasoft</text:p>
          </table:table-cell>
          <table:table-cell table:style-name="ce31"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ganda</text:p>
          </table:table-cell>
          <table:table-cell table:style-name="ce17"/>
          <table:table-cell table:style-name="ce17" office:value-type="string" calcext:value-type="string">
            <text:p>agenda , tool , privacy , framasoft , FOSS</text:p>
          </table:table-cell>
          <table:table-cell table:style-name="ce31"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ad</text:p>
          </table:table-cell>
          <table:table-cell table:style-name="ce17"/>
          <table:table-cell table:style-name="ce17" office:value-type="string" calcext:value-type="string">
            <text:p>tool , privacy , framasoft , FOSS</text:p>
          </table:table-cell>
          <table:table-cell table:style-name="ce31"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forms</text:p>
          </table:table-cell>
          <table:table-cell table:style-name="ce17" office:value-type="string" calcext:value-type="string">
            <text:p>To make forms</text:p>
          </table:table-cell>
          <table:table-cell table:style-name="ce17" office:value-type="string" calcext:value-type="string">
            <text:p>forms , tool , provacy , framasoft , FOSS</text:p>
          </table:table-cell>
          <table:table-cell table:style-name="ce31"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listes</text:p>
          </table:table-cell>
          <table:table-cell table:style-name="ce17" office:value-type="string" calcext:value-type="string">
            <text:p>Mailing listes</text:p>
          </table:table-cell>
          <table:table-cell table:style-name="ce17" office:value-type="string" calcext:value-type="string">
            <text:p>mailing list , tool , privacy , framasoft , FOSS</text:p>
          </table:table-cell>
          <table:table-cell table:style-name="ce31"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carte</text:p>
          </table:table-cell>
          <table:table-cell table:style-name="ce17" office:value-type="string" calcext:value-type="string">
            <text:p>Map</text:p>
          </table:table-cell>
          <table:table-cell table:style-name="ce17" office:value-type="string" calcext:value-type="string">
            <text:p>map , tool , privacy , framasoft , FOSS</text:p>
          </table:table-cell>
          <table:table-cell table:style-name="ce31"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news</text:p>
          </table:table-cell>
          <table:table-cell table:style-name="ce17"/>
          <table:table-cell table:style-name="ce17" office:value-type="string" calcext:value-type="string">
            <text:p>RSS , tool , privacy , framasoft , FOSS</text:p>
          </table:table-cell>
          <table:table-cell table:style-name="ce31"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ee</text:p>
          </table:table-cell>
          <table:table-cell table:style-name="ce17" office:value-type="string" calcext:value-type="string">
            <text:p>An Internet search engine</text:p>
          </table:table-cell>
          <table:table-cell table:style-name="ce17" office:value-type="string" calcext:value-type="string">
            <text:p>search engine , tool , privacy , framasoft , FOSS</text:p>
          </table:table-cell>
          <table:table-cell table:style-name="ce31"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pic</text:p>
          </table:table-cell>
          <table:table-cell table:style-name="ce17" office:value-type="string" calcext:value-type="string">
            <text:p>Share pictures online anonymously</text:p>
          </table:table-cell>
          <table:table-cell table:style-name="ce17" office:value-type="string" calcext:value-type="string">
            <text:p>picture , tool , privacy , framasoft , FOSS</text:p>
          </table:table-cell>
          <table:table-cell table:style-name="ce31"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emo</text:p>
          </table:table-cell>
          <table:table-cell table:style-name="ce17" office:value-type="string" calcext:value-type="string">
            <text:p>Memo</text:p>
          </table:table-cell>
          <table:table-cell table:style-name="ce17" office:value-type="string" calcext:value-type="string">
            <text:p>memo , tool , privacy , framasoft</text:p>
          </table:table-cell>
          <table:table-cell table:style-name="ce31"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in</text:p>
          </table:table-cell>
          <table:table-cell table:style-name="ce17" office:value-type="string" calcext:value-type="string">
            <text:p>Send encyphered messages</text:p>
          </table:table-cell>
          <table:table-cell table:style-name="ce17" office:value-type="string" calcext:value-type="string">
            <text:p>messages , privacy , tool , framasoft , FOSS</text:p>
          </table:table-cell>
          <table:table-cell table:style-name="ce31"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alk</text:p>
          </table:table-cell>
          <table:table-cell table:style-name="ce17" office:value-type="string" calcext:value-type="string">
            <text:p>Visio talks</text:p>
          </table:table-cell>
          <table:table-cell table:style-name="ce17" office:value-type="string" calcext:value-type="string">
            <text:p>Visio , privacy , tool , framasoft</text:p>
          </table:table-cell>
          <table:table-cell table:style-name="ce31"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team</text:p>
          </table:table-cell>
          <table:table-cell table:style-name="ce17" office:value-type="string" calcext:value-type="string">
            <text:p>Colloborative communication like Slack</text:p>
          </table:table-cell>
          <table:table-cell table:style-name="ce17" office:value-type="string" calcext:value-type="string">
            <text:p>tool , privacy , framasoft , FOSS</text:p>
          </table:table-cell>
          <table:table-cell table:style-name="ce31"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board</text:p>
          </table:table-cell>
          <table:table-cell table:style-name="ce17" office:value-type="string" calcext:value-type="string">
            <text:p>Collaborative project management like Kanban </text:p>
          </table:table-cell>
          <table:table-cell table:style-name="ce17" office:value-type="string" calcext:value-type="string">
            <text:p>project management , tool , privacy , framasoft</text:p>
          </table:table-cell>
          <table:table-cell table:style-name="ce31"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madrop</text:p>
          </table:table-cell>
          <table:table-cell table:style-name="ce17" office:value-type="string" calcext:value-type="string">
            <text:p>Share file anonymously</text:p>
          </table:table-cell>
          <table:table-cell table:style-name="ce17" office:value-type="string" calcext:value-type="string">
            <text:p>file sharing , tool , privacy , framasoft , FOSS</text:p>
          </table:table-cell>
          <table:table-cell table:style-name="ce31"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imatorDuratinTile</text:p>
          </table:table-cell>
          <table:table-cell table:style-name="ce17" office:value-type="string" calcext:value-type="string">
            <text:p>A quick settings tile to quickly set the animator duration scale</text:p>
          </table:table-cell>
          <table:table-cell table:style-name="ce17" office:value-type="string" calcext:value-type="string">
            <text:p>animation</text:p>
          </table:table-cell>
          <table:table-cell table:style-name="ce31"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altimeBlurView</text:p>
          </table:table-cell>
          <table:table-cell table:style-name="ce17" office:value-type="string" calcext:value-type="string">
            <text:p>A realtime blurring overlay</text:p>
          </table:table-cell>
          <table:table-cell table:style-name="ce17" office:value-type="string" calcext:value-type="string">
            <text:p>blur , view</text:p>
          </table:table-cell>
          <table:table-cell table:style-name="ce31"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HBottomNavigation</text:p>
          </table:table-cell>
          <table:table-cell table:style-name="ce17" office:value-type="string" calcext:value-type="string">
            <text:p>A library to reproduce the behavior of the bottom navigation guidelines</text:p>
          </table:table-cell>
          <table:table-cell table:style-name="ce17" office:value-type="string" calcext:value-type="string">
            <text:p>bottom navigation</text:p>
          </table:table-cell>
          <table:table-cell table:style-name="ce31"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k Dependency graph</text:p>
          </table:table-cell>
          <table:table-cell table:style-name="ce17" office:value-type="string" calcext:value-type="string">
            <text:p>Android depency visualizer</text:p>
          </table:table-cell>
          <table:table-cell table:style-name="ce17" office:value-type="string" calcext:value-type="string">
            <text:p>graph , dependances</text:p>
          </table:table-cell>
          <table:table-cell table:style-name="ce31"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ve emoji</text:p>
          </table:table-cell>
          <table:table-cell table:style-name="ce17"/>
          <table:table-cell table:style-name="ce17" office:value-type="string" calcext:value-type="string">
            <text:p>emojicon</text:p>
          </table:table-cell>
          <table:table-cell table:style-name="ce31"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act</text:p>
          </table:table-cell>
          <table:table-cell table:style-name="ce17" office:value-type="string" calcext:value-type="string">
            <text:p>A JavaScript library for building user itnerfaces</text:p>
          </table:table-cell>
          <table:table-cell table:style-name="ce17" office:value-type="string" calcext:value-type="string">
            <text:p>ReactJS , UI , multi-OS , web , Android , iOS , web , JS</text:p>
          </table:table-cell>
          <table:table-cell table:style-name="ce31"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JSX</text:p>
          </table:table-cell>
          <table:table-cell table:style-name="ce17" office:value-type="string" calcext:value-type="string">
            <text:p>JSX is a statically-typed, object-oriented programming language designed to run on modern web browsers.</text:p>
          </table:table-cell>
          <table:table-cell table:style-name="ce17" office:value-type="string" calcext:value-type="string">
            <text:p>JS , performances , compatibility , web</text:p>
          </table:table-cell>
          <table:table-cell table:style-name="ce31"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abel</text:p>
          </table:table-cell>
          <table:table-cell table:style-name="ce17" office:value-type="string" calcext:value-type="string">
            <text:p>A JavaScript compiler / transpiler</text:p>
          </table:table-cell>
          <table:table-cell table:style-name="ce17" office:value-type="string" calcext:value-type="string">
            <text:p>Transpiler , JS , web</text:p>
          </table:table-cell>
          <table:table-cell table:style-name="ce31"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rowerify</text:p>
          </table:table-cell>
          <table:table-cell table:style-name="ce17" office:value-type="string" calcext:value-type="string">
            <text:p>To bundle JS depedencies</text:p>
          </table:table-cell>
          <table:table-cell table:style-name="ce17" office:value-type="string" calcext:value-type="string">
            <text:p>dependencies , web , JS</text:p>
          </table:table-cell>
          <table:table-cell table:style-name="ce31"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PM</text:p>
          </table:table-cell>
          <table:table-cell table:style-name="ce17" office:value-type="string" calcext:value-type="string">
            <text:p>A package manager for JS</text:p>
          </table:table-cell>
          <table:table-cell table:style-name="ce17" office:value-type="string" calcext:value-type="string">
            <text:p>JS , package</text:p>
          </table:table-cell>
          <table:table-cell table:style-name="ce31"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unt</text:p>
          </table:table-cell>
          <table:table-cell table:style-name="ce17" office:value-type="string" calcext:value-type="string">
            <text:p>The JavaScript task runner</text:p>
          </table:table-cell>
          <table:table-cell table:style-name="ce17" office:value-type="string" calcext:value-type="string">
            <text:p>JS , task runner</text:p>
          </table:table-cell>
          <table:table-cell table:style-name="ce31"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ebpack</text:p>
          </table:table-cell>
          <table:table-cell table:style-name="ce17" office:value-type="string" calcext:value-type="string">
            <text:p>A module bundler</text:p>
          </table:table-cell>
          <table:table-cell table:style-name="ce17" office:value-type="string" calcext:value-type="string">
            <text:p>JS , dependencies</text:p>
          </table:table-cell>
          <table:table-cell table:style-name="ce31"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CommonJS</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Asynchronous Module Definition (AMD)</text:p>
          </table:table-cell>
          <table:table-cell table:style-name="ce17" office:value-type="string" calcext:value-type="string">
            <text:p>Defines modules format</text:p>
          </table:table-cell>
          <table:table-cell table:style-name="ce17" office:value-type="string" calcext:value-type="string">
            <text:p>JS , module</text:p>
          </table:table-cell>
          <table:table-cell table:style-name="ce31"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ystemJS</text:p>
          </table:table-cell>
          <table:table-cell table:style-name="ce17" office:value-type="string" calcext:value-type="string">
            <text:p>Universal dynamic module loader</text:p>
          </table:table-cell>
          <table:table-cell table:style-name="ce17" office:value-type="string" calcext:value-type="string">
            <text:p>JS , dependencies</text:p>
          </table:table-cell>
          <table:table-cell table:style-name="ce31"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TypeScript</text:p>
          </table:table-cell>
          <table:table-cell table:style-name="ce17" office:value-type="string" calcext:value-type="string">
            <text:p>Typed superset of JavaScript that compiles to plain JavaScript</text:p>
          </table:table-cell>
          <table:table-cell table:style-name="ce17" office:value-type="string" calcext:value-type="string">
            <text:p>JS , TypeScript , TS</text:p>
          </table:table-cell>
          <table:table-cell table:style-name="ce31"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low</text:p>
          </table:table-cell>
          <table:table-cell table:style-name="ce17" office:value-type="string" calcext:value-type="string">
            <text:p>Adds static typing to JavaScript to improve developer productivity and code quality</text:p>
          </table:table-cell>
          <table:table-cell table:style-name="ce17" office:value-type="string" calcext:value-type="string">
            <text:p>Flow , quality , JS</text:p>
          </table:table-cell>
          <table:table-cell table:style-name="ce31"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Fetch</text:p>
          </table:table-cell>
          <table:table-cell table:style-name="ce17" office:value-type="string" calcext:value-type="string">
            <text:p>To fetch data from server</text:p>
          </table:table-cell>
          <table:table-cell table:style-name="ce17" office:value-type="string" calcext:value-type="string">
            <text:p>Fetch , JS</text:p>
          </table:table-cell>
          <table:table-cell table:style-name="ce31"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romises</text:p>
          </table:table-cell>
          <table:table-cell table:style-name="ce17" office:value-type="string" calcext:value-type="string">
            <text:p>Use Promises with JavaScript</text:p>
          </table:table-cell>
          <table:table-cell table:style-name="ce17" office:value-type="string" calcext:value-type="string">
            <text:p>JS</text:p>
          </table:table-cell>
          <table:table-cell table:style-name="ce31"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amdaJS</text:p>
          </table:table-cell>
          <table:table-cell table:style-name="ce17" office:value-type="string" calcext:value-type="string">
            <text:p>A practical functional library for JavaScript programmers</text:p>
          </table:table-cell>
          <table:table-cell table:style-name="ce17" office:value-type="string" calcext:value-type="string">
            <text:p>JS</text:p>
          </table:table-cell>
          <table:table-cell table:style-name="ce31"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uebirdJS</text:p>
          </table:table-cell>
          <table:table-cell table:style-name="ce17" office:value-type="string" calcext:value-type="string">
            <text:p>For JS Promises</text:p>
          </table:table-cell>
          <table:table-cell table:style-name="ce17" office:value-type="string" calcext:value-type="string">
            <text:p>JS</text:p>
          </table:table-cell>
          <table:table-cell table:style-name="ce31"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dux</text:p>
          </table:table-cell>
          <table:table-cell table:style-name="ce17" office:value-type="string" calcext:value-type="string">
            <text:p>Predictable stable container for JavaScript apps</text:p>
          </table:table-cell>
          <table:table-cell table:style-name="ce17" office:value-type="string" calcext:value-type="string">
            <text:p>JS , container</text:p>
          </table:table-cell>
          <table:table-cell table:style-name="ce31"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RevealJS</text:p>
          </table:table-cell>
          <table:table-cell table:style-name="ce17" office:value-type="string" calcext:value-type="string">
            <text:p>The HTML presentation framework</text:p>
          </table:table-cell>
          <table:table-cell table:style-name="ce17" office:value-type="string" calcext:value-type="string">
            <text:p>JS , presentation</text:p>
          </table:table-cell>
          <table:table-cell table:style-name="ce31"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PureJS</text:p>
          </table:table-cell>
          <table:table-cell table:style-name="ce17" office:value-type="string" calcext:value-type="string">
            <text:p>JavaScript template engine</text:p>
          </table:table-cell>
          <table:table-cell table:style-name="ce17" office:value-type="string" calcext:value-type="string">
            <text:p>JS , presentation</text:p>
          </table:table-cell>
          <table:table-cell table:style-name="ce31"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 Parser</text:p>
          </table:table-cell>
          <table:table-cell table:style-name="ce17" office:value-type="string" calcext:value-type="string">
            <text:p>APK parser library for java</text:p>
          </table:table-cell>
          <table:table-cell table:style-name="ce17" office:value-type="string" calcext:value-type="string">
            <text:p>APK , Android</text:p>
          </table:table-cell>
          <table:table-cell table:style-name="ce31"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locker Scroller</text:p>
          </table:table-cell>
          <table:table-cell table:style-name="ce17" office:value-type="string" calcext:value-type="string">
            <text:p>A cool animated RecyclerView clock face scroller </text:p>
          </table:table-cell>
          <table:table-cell table:style-name="ce17" office:value-type="string" calcext:value-type="string">
            <text:p>clock , view</text:p>
          </table:table-cell>
          <table:table-cell table:style-name="ce31"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nappy Image Viewer</text:p>
          </table:table-cell>
          <table:table-cell table:style-name="ce17" office:value-type="string" calcext:value-type="string">
            <text:p>Android Image Viewer inspired by StackOveflow's swipe-to-dismiss and moving animations</text:p>
          </table:table-cell>
          <table:table-cell table:style-name="ce17" office:value-type="string" calcext:value-type="string">
            <text:p>animations , effects , swipe</text:p>
          </table:table-cell>
          <table:table-cell table:style-name="ce31"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eamCity</text:p>
          </table:table-cell>
          <table:table-cell table:style-name="ce17" office:value-type="string" calcext:value-type="string">
            <text:p>Powerful Continuous Integration out of the Box</text:p>
          </table:table-cell>
          <table:table-cell table:style-name="ce17" office:value-type="string" calcext:value-type="string">
            <text:p>DevOps , CI , tools , quality</text:p>
          </table:table-cell>
          <table:table-cell table:style-name="ce31"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Infer</text:p>
          </table:table-cell>
          <table:table-cell table:style-name="ce17" office:value-type="string" calcext:value-type="string">
            <text:p>A tool to detect bugs in Android and iOS apps before they ship</text:p>
          </table:table-cell>
          <table:table-cell table:style-name="ce17" office:value-type="string" calcext:value-type="string">
            <text:p>DevOps , CI , tools , bugs , Android , iOS , quality</text:p>
          </table:table-cell>
          <table:table-cell table:style-name="ce31"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MD</text:p>
          </table:table-cell>
          <table:table-cell table:style-name="ce17" office:value-type="string" calcext:value-type="string">
            <text:p>Source code analyzer finding common programming flaws</text:p>
          </table:table-cell>
          <table:table-cell table:style-name="ce17" office:value-type="string" calcext:value-type="string">
            <text:p>DevOps , CI , tools , quality</text:p>
          </table:table-cell>
          <table:table-cell table:style-name="ce31"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ndBugs</text:p>
          </table:table-cell>
          <table:table-cell table:style-name="ce17" office:value-type="string" calcext:value-type="string">
            <text:p>Find bugs in Java Programs</text:p>
          </table:table-cell>
          <table:table-cell table:style-name="ce17" office:value-type="string" calcext:value-type="string">
            <text:p>DevOps , CI , tools , quality , Java</text:p>
          </table:table-cell>
          <table:table-cell table:style-name="ce31"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heckstyle</text:p>
          </table:table-cell>
          <table:table-cell table:style-name="ce17" office:value-type="string" calcext:value-type="string">
            <text:p>Write well formated and written Java code</text:p>
          </table:table-cell>
          <table:table-cell table:style-name="ce17" office:value-type="string" calcext:value-type="string">
            <text:p>DevOps , CI , tools , quality , Java</text:p>
          </table:table-cell>
          <table:table-cell table:style-name="ce31"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lectric</text:p>
          </table:table-cell>
          <table:table-cell table:style-name="ce17" office:value-type="string" calcext:value-type="string">
            <text:p>Android Unit Testing Framework</text:p>
          </table:table-cell>
          <table:table-cell table:style-name="ce17" office:value-type="string" calcext:value-type="string">
            <text:p>DevOps , CI , tools , unit tests , quality <text:s/>,Android</text:p>
          </table:table-cell>
          <table:table-cell table:style-name="ce31"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alabash</text:p>
          </table:table-cell>
          <table:table-cell table:style-name="ce17" office:value-type="string" calcext:value-type="string">
            <text:p>Automated acceptance testing for mobile apps</text:p>
          </table:table-cell>
          <table:table-cell table:style-name="ce17" office:value-type="string" calcext:value-type="string">
            <text:p>DevOps , CI , tools , quality</text:p>
          </table:table-cell>
          <table:table-cell table:style-name="ce31"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Lint</text:p>
          </table:table-cell>
          <table:table-cell table:style-name="ce17" office:value-type="string" calcext:value-type="string">
            <text:p>Improve your code with Lint</text:p>
          </table:table-cell>
          <table:table-cell table:style-name="ce17" office:value-type="string" calcext:value-type="string">
            <text:p>DevOps , CI , tools , Lint , code , optimization , quality</text:p>
          </table:table-cell>
          <table:table-cell table:style-name="ce31"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text:p>
          </table:table-cell>
          <table:table-cell table:style-name="ce17" office:value-type="string" calcext:value-type="string">
            <text:p>UI/Application exerciser</text:p>
          </table:table-cell>
          <table:table-cell table:style-name="ce17" office:value-type="string" calcext:value-type="string">
            <text:p>DevOps , CI , tools , UI , tests , stress , monkey , quality , Android</text:p>
          </table:table-cell>
          <table:table-cell table:style-name="ce31"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onkeyrunner</text:p>
          </table:table-cell>
          <table:table-cell table:style-name="ce17" office:value-type="string" calcext:value-type="string">
            <text:p>UI/Application exerciser</text:p>
          </table:table-cell>
          <table:table-cell table:style-name="ce17" office:value-type="string" calcext:value-type="string">
            <text:p>DevOps , CI , tools , UI , tests , monkey , monkeyrunner , quality , Android</text:p>
          </table:table-cell>
          <table:table-cell table:style-name="ce31"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Cucumber</text:p>
          </table:table-cell>
          <table:table-cell table:style-name="ce17" office:value-type="string" calcext:value-type="string">
            <text:p>Behaviour-Drive Developement</text:p>
          </table:table-cell>
          <table:table-cell table:style-name="ce17" office:value-type="string" calcext:value-type="string">
            <text:p>BDD</text:p>
          </table:table-cell>
          <table:table-cell table:style-name="ce31"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ppBarLayout Spring Behaviour</text:p>
          </table:table-cell>
          <table:table-cell table:style-name="ce17"/>
          <table:table-cell table:style-name="ce17" office:value-type="string" calcext:value-type="string">
            <text:p>view , animations</text:p>
          </table:table-cell>
          <table:table-cell table:style-name="ce31"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ewPagerIndicator</text:p>
          </table:table-cell>
          <table:table-cell table:style-name="ce17"/>
          <table:table-cell table:style-name="ce17" office:value-type="string" calcext:value-type="string">
            <text:p>view pager , indicator</text:p>
          </table:table-cell>
          <table:table-cell table:style-name="ce31"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rawer</text:p>
          </table:table-cell>
          <table:table-cell table:style-name="ce23" office:value-type="string" calcext:value-type="string">
            <text:p><text:s/>Android Debug Drawer for faster development </text:p>
          </table:table-cell>
          <table:table-cell table:style-name="ce17" office:value-type="string" calcext:value-type="string">
            <text:p>debug</text:p>
          </table:table-cell>
          <table:table-cell table:style-name="ce31"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IndicatorView</text:p>
          </table:table-cell>
          <table:table-cell table:style-name="ce17"/>
          <table:table-cell table:style-name="ce17" office:value-type="string" calcext:value-type="string">
            <text:p>view pager , indicator</text:p>
          </table:table-cell>
          <table:table-cell table:style-name="ce31"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tchDateTimePicker</text:p>
          </table:table-cell>
          <table:table-cell table:style-name="ce17" office:value-type="string" calcext:value-type="string">
            <text:p><text:s/>Android library for Date and Time Picker in same dialog </text:p>
          </table:table-cell>
          <table:table-cell table:style-name="ce17" office:value-type="string" calcext:value-type="string">
            <text:p>Switch date time</text:p>
          </table:table-cell>
          <table:table-cell table:style-name="ce31"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iftyShadesOf</text:p>
          </table:table-cell>
          <table:table-cell table:style-name="ce17" office:value-type="string" calcext:value-type="string">
            <text:p><text:s/>An elegant context-care loading placeholder for Android </text:p>
          </table:table-cell>
          <table:table-cell table:style-name="ce17" office:value-type="string" calcext:value-type="string">
            <text:p>place holder</text:p>
          </table:table-cell>
          <table:table-cell table:style-name="ce31"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int</text:p>
          </table:table-cell>
          <table:table-cell table:style-name="ce17" office:value-type="string" calcext:value-type="string">
            <text:p>Provide Diagonal cut on view with awesome customization</text:p>
          </table:table-cell>
          <table:table-cell table:style-name="ce17" office:value-type="string" calcext:value-type="string">
            <text:p>view , diagonal</text:p>
          </table:table-cell>
          <table:table-cell table:style-name="ce31"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ottomSheetPickers</text:p>
          </table:table-cell>
          <table:table-cell table:style-name="ce17" office:value-type="string" calcext:value-type="string">
            <text:p><text:s/>Third-party date and time pickers for Android. </text:p>
          </table:table-cell>
          <table:table-cell table:style-name="ce17" office:value-type="string" calcext:value-type="string">
            <text:p>bottom sheet , date , time , picker</text:p>
          </table:table-cell>
          <table:table-cell table:style-name="ce31"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bbleTab </text:p>
          </table:table-cell>
          <table:table-cell table:style-name="ce17" office:value-type="string" calcext:value-type="string">
            <text:p><text:s/>Put some bubble in your tabs and give your apps a supa fresh style ! </text:p>
          </table:table-cell>
          <table:table-cell table:style-name="ce17" office:value-type="string" calcext:value-type="string">
            <text:p>tabs , view , animations , bubble</text:p>
          </table:table-cell>
          <table:table-cell table:style-name="ce31"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alendar View</text:p>
          </table:table-cell>
          <table:table-cell table:style-name="ce17" office:value-type="string" calcext:value-type="string">
            <text:p><text:s/>Material Design Calendar compatible with API 8+ </text:p>
          </table:table-cell>
          <table:table-cell table:style-name="ce17" office:value-type="string" calcext:value-type="string">
            <text:p>calendar , material , view</text:p>
          </table:table-cell>
          <table:table-cell table:style-name="ce31"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unkyHeader</text:p>
          </table:table-cell>
          <table:table-cell table:style-name="ce17" office:value-type="string" calcext:value-type="string">
            <text:p><text:s/>Provide Funky cuts on image (The Perfect Header for Profile UI) </text:p>
          </table:table-cell>
          <table:table-cell table:style-name="ce17" office:value-type="string" calcext:value-type="string">
            <text:p>view , header , effects</text:p>
          </table:table-cell>
          <table:table-cell table:style-name="ce31"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Job</text:p>
          </table:table-cell>
          <table:table-cell table:style-name="ce17" office:value-type="string" calcext:value-type="string">
            <text:p><text:s/>Android library to handle jobs in the background</text:p>
          </table:table-cell>
          <table:table-cell table:style-name="ce17" office:value-type="string" calcext:value-type="string">
            <text:p>job , task , threads , background</text:p>
          </table:table-cell>
          <table:table-cell table:style-name="ce31"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nsey</text:p>
          </table:table-cell>
          <table:table-cell table:style-name="ce17" office:value-type="string" calcext:value-type="string">
            <text:p>Detecting gestures in a snap</text:p>
          </table:table-cell>
          <table:table-cell table:style-name="ce17" office:value-type="string" calcext:value-type="string">
            <text:p>gestures</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table:table-cell table:style-name="ce17" office:value-type="string" calcext:value-type="string">
            <text:p>button , view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iagonalLayout</text:p>
          </table:table-cell>
          <table:table-cell table:style-name="ce17"/>
          <table:table-cell table:style-name="ce17" office:value-type="string" calcext:value-type="string">
            <text:p>view , layout , diagonal</text:p>
          </table:table-cell>
          <table:table-cell table:style-name="ce31"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ViewPagerIndicator</text:p>
          </table:table-cell>
          <table:table-cell table:style-name="ce17"/>
          <table:table-cell table:style-name="ce17" office:value-type="string" calcext:value-type="string">
            <text:p>view , indicator , view pager , material</text:p>
          </table:table-cell>
          <table:table-cell table:style-name="ce31"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 Unicode Tables</text:p>
          </table:table-cell>
          <table:table-cell table:style-name="ce17"/>
          <table:table-cell table:style-name="ce17" office:value-type="string" calcext:value-type="string">
            <text:p>emojicon , emotes , smileys</text:p>
          </table:table-cell>
          <table:table-cell table:style-name="ce31"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Emojipedia</text:p>
          </table:table-cell>
          <table:table-cell table:style-name="ce17"/>
          <table:table-cell table:style-name="ce17" office:value-type="string" calcext:value-type="string">
            <text:p>emojicon , emotes , smileys</text:p>
          </table:table-cell>
          <table:table-cell table:style-name="ce31"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ideo Trimmer</text:p>
          </table:table-cell>
          <table:table-cell table:style-name="ce17"/>
          <table:table-cell table:style-name="ce17" office:value-type="string" calcext:value-type="string">
            <text:p>video , trimmer , view</text:p>
          </table:table-cell>
          <table:table-cell table:style-name="ce31"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Button</text:p>
          </table:table-cell>
          <table:table-cell table:style-name="ce17" office:value-type="string" calcext:value-type="string">
            <text:p><text:s/>A share button with smooth animation </text:p>
          </table:table-cell>
          <table:table-cell table:style-name="ce17" office:value-type="string" calcext:value-type="string">
            <text:p>UI , views , buttons , share</text:p>
          </table:table-cell>
          <table:table-cell table:style-name="ce31"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nLayoutManager</text:p>
          </table:table-cell>
          <table:table-cell table:style-name="ce17" office:value-type="string" calcext:value-type="string">
            <text:p>Horizontal list with items moving like fan blades</text:p>
          </table:table-cell>
          <table:table-cell table:style-name="ce17" office:value-type="string" calcext:value-type="string">
            <text:p>UI , views , list </text:p>
          </table:table-cell>
          <table:table-cell table:style-name="ce31"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Quiet</text:p>
          </table:table-cell>
          <table:table-cell table:style-name="ce17" office:value-type="string" calcext:value-type="string">
            <text:p>Quiet for Android – TCP over sound</text:p>
          </table:table-cell>
          <table:table-cell table:style-name="ce17" office:value-type="string" calcext:value-type="string">
            <text:p>TCP , sound , data exchange</text:p>
          </table:table-cell>
          <table:table-cell table:style-name="ce31"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ulti Selection</text:p>
          </table:table-cell>
          <table:table-cell table:style-name="ce17" office:value-type="string" calcext:value-type="string">
            <text:p><text:s/>Multiselection Solution for Android in Kotlin </text:p>
          </table:table-cell>
          <table:table-cell table:style-name="ce17" office:value-type="string" calcext:value-type="string">
            <text:p>UI , view , list , selection</text:p>
          </table:table-cell>
          <table:table-cell table:style-name="ce31"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ipe Coordinator</text:p>
          </table:table-cell>
          <table:table-cell table:style-name="ce17" office:value-type="string" calcext:value-type="string">
            <text:p><text:s/>A coordinator layout for Android views to animate and typify touch events as swipe gestures </text:p>
          </table:table-cell>
          <table:table-cell table:style-name="ce17" office:value-type="string" calcext:value-type="string">
            <text:p>UI , swipe , view</text:p>
          </table:table-cell>
          <table:table-cell table:style-name="ce31"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ickable Dialog</text:p>
          </table:table-cell>
          <table:table-cell table:style-name="ce17" office:value-type="string" calcext:value-type="string">
            <text:p><text:s/>This dialog can flick and make it easy to dismiss sensuously. </text:p>
          </table:table-cell>
          <table:table-cell table:style-name="ce17" office:value-type="string" calcext:value-type="string">
            <text:p>UI , dialog , view</text:p>
          </table:table-cell>
          <table:table-cell table:style-name="ce31"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ent Screen Off</text:p>
          </table:table-cell>
          <table:table-cell table:style-name="ce17" office:value-type="string" calcext:value-type="string">
            <text:p><text:s/>This is the library that keeps the screen on until user is looking at the screen. </text:p>
          </table:table-cell>
          <table:table-cell table:style-name="ce17" office:value-type="string" calcext:value-type="string">
            <text:p>UI , screen , off , vision , UX</text:p>
          </table:table-cell>
          <table:table-cell table:style-name="ce31"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Fingerprint Authentication</text:p>
          </table:table-cell>
          <table:table-cell table:style-name="ce17" office:value-type="string" calcext:value-type="string">
            <text:p><text:s/>A library that allows you to easily integrate and manage fingerprint authentication in your app. </text:p>
          </table:table-cell>
          <table:table-cell table:style-name="ce17" office:value-type="string" calcext:value-type="string">
            <text:p>UI , fingerprint , authentication</text:p>
          </table:table-cell>
          <table:table-cell table:style-name="ce31"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ser aware Video View</text:p>
          </table:table-cell>
          <table:table-cell table:style-name="ce17" office:value-type="string" calcext:value-type="string">
            <text:p>A customized video view that will automatically pause video is user is not looking at device screen</text:p>
          </table:table-cell>
          <table:table-cell table:style-name="ce17" office:value-type="string" calcext:value-type="string">
            <text:p>UI , view , video , screen , user</text:p>
          </table:table-cell>
          <table:table-cell table:style-name="ce31"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icense Adapter</text:p>
          </table:table-cell>
          <table:table-cell table:style-name="ce17" office:value-type="string" calcext:value-type="string">
            <text:p>Adapter for RecyclerView to display app's oss dependencies' license </text:p>
          </table:table-cell>
          <table:table-cell table:style-name="ce17" office:value-type="string" calcext:value-type="string">
            <text:p>UI , view , licences , credits</text:p>
          </table:table-cell>
          <table:table-cell table:style-name="ce31"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pinnaker</text:p>
          </table:table-cell>
          <table:table-cell table:style-name="ce17"/>
          <table:table-cell table:style-name="ce17" office:value-type="string" calcext:value-type="string">
            <text:p>continuous deployment , DevOps , quality</text:p>
          </table:table-cell>
          <table:table-cell table:style-name="ce31"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Electron</text:p>
          </table:table-cell>
          <table:table-cell table:style-name="ce17" office:value-type="string" calcext:value-type="string">
            <text:p>Build cross platform desktop apps with JavaScript, HTML and CSS</text:p>
          </table:table-cell>
          <table:table-cell table:style-name="ce17" office:value-type="string" calcext:value-type="string">
            <text:p>cross platform , desktop , JS , HTML , CSS , Github</text:p>
          </table:table-cell>
          <table:table-cell table:style-name="ce31"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typr.io</text:p>
          </table:table-cell>
          <table:table-cell table:style-name="ce17" office:value-type="string" calcext:value-type="string">
            <text:p>Prototyping : From UX to Front End</text:p>
          </table:table-cell>
          <table:table-cell table:style-name="ce17" office:value-type="string" calcext:value-type="string">
            <text:p>UI , design , prototypes , veille , <text:s/>news</text:p>
          </table:table-cell>
          <table:table-cell table:style-name="ce31"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nvision</text:p>
          </table:table-cell>
          <table:table-cell table:style-name="ce17" office:value-type="string" calcext:value-type="string">
            <text:p>Design Better. Faster. Together.</text:p>
          </table:table-cell>
          <table:table-cell table:style-name="ce17" office:value-type="string" calcext:value-type="string">
            <text:p>UI , design , prototypes</text:p>
          </table:table-cell>
          <table:table-cell table:style-name="ce31"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raft</text:p>
          </table:table-cell>
          <table:table-cell table:style-name="ce17"/>
          <table:table-cell table:style-name="ce17" office:value-type="string" calcext:value-type="string">
            <text:p>UI , design , prototypes</text:p>
          </table:table-cell>
          <table:table-cell table:style-name="ce31"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arvel</text:p>
          </table:table-cell>
          <table:table-cell table:style-name="ce17" office:value-type="string" calcext:value-type="string">
            <text:p>Simple design, prototyping and collaboration</text:p>
          </table:table-cell>
          <table:table-cell table:style-name="ce17" office:value-type="string" calcext:value-type="string">
            <text:p>UI , design , prototypes</text:p>
          </table:table-cell>
          <table:table-cell table:style-name="ce31"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office:value-type="string" calcext:value-type="string">
            <text:p>iOS and Android prototypes made from your existing screen designs</text:p>
          </table:table-cell>
          <table:table-cell table:style-name="ce17" office:value-type="string" calcext:value-type="string">
            <text:p>UI , design , prototypes</text:p>
          </table:table-cell>
          <table:table-cell table:style-name="ce31"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amer JS</text:p>
          </table:table-cell>
          <table:table-cell table:style-name="ce17" office:value-type="string" calcext:value-type="string">
            <text:p>Design the impossible with Framer</text:p>
          </table:table-cell>
          <table:table-cell table:style-name="ce17" office:value-type="string" calcext:value-type="string">
            <text:p>UI , design , prototypes</text:p>
          </table:table-cell>
          <table:table-cell table:style-name="ce31"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Justinmind</text:p>
          </table:table-cell>
          <table:table-cell table:style-name="ce17" office:value-type="string" calcext:value-type="string">
            <text:p>Prototype faster, communicate better</text:p>
          </table:table-cell>
          <table:table-cell table:style-name="ce17" office:value-type="string" calcext:value-type="string">
            <text:p>UI , design , prototypes</text:p>
          </table:table-cell>
          <table:table-cell table:style-name="ce31"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alsamiq</text:p>
          </table:table-cell>
          <table:table-cell table:style-name="ce17" office:value-type="string" calcext:value-type="string">
            <text:p>A wireframing tool for mockups</text:p>
          </table:table-cell>
          <table:table-cell table:style-name="ce17" office:value-type="string" calcext:value-type="string">
            <text:p>UI , design , prototypes</text:p>
          </table:table-cell>
          <table:table-cell table:style-name="ce31"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xure</text:p>
          </table:table-cell>
          <table:table-cell table:style-name="ce17"/>
          <table:table-cell table:style-name="ce17" office:value-type="string" calcext:value-type="string">
            <text:p>UI , design , prototypes</text:p>
          </table:table-cell>
          <table:table-cell table:style-name="ce31"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op</text:p>
          </table:table-cell>
          <table:table-cell table:style-name="ce17"/>
          <table:table-cell table:style-name="ce17" office:value-type="string" calcext:value-type="string">
            <text:p>UI , design , prototypes</text:p>
          </table:table-cell>
          <table:table-cell table:style-name="ce31"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linto</text:p>
          </table:table-cell>
          <table:table-cell table:style-name="ce17"/>
          <table:table-cell table:style-name="ce17" office:value-type="string" calcext:value-type="string">
            <text:p>UI , design , prototypes</text:p>
          </table:table-cell>
          <table:table-cell table:style-name="ce31"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Origami</text:p>
          </table:table-cell>
          <table:table-cell table:style-name="ce17"/>
          <table:table-cell table:style-name="ce17" office:value-type="string" calcext:value-type="string">
            <text:p>UI , design , prototypes</text:p>
          </table:table-cell>
          <table:table-cell table:style-name="ce31"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UXPin</text:p>
          </table:table-cell>
          <table:table-cell table:style-name="ce17" office:value-type="string" calcext:value-type="string">
            <text:p>Collaborative UX Design for Product Teams</text:p>
          </table:table-cell>
          <table:table-cell table:style-name="ce17" office:value-type="string" calcext:value-type="string">
            <text:p>UI , design , prototypes</text:p>
          </table:table-cell>
          <table:table-cell table:style-name="ce31"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Proto.io</text:p>
          </table:table-cell>
          <table:table-cell table:style-name="ce17" office:value-type="string" calcext:value-type="string">
            <text:p>Create fully-interactive high-fidelity prototypes that look and work exactly like the app should</text:p>
          </table:table-cell>
          <table:table-cell table:style-name="ce17" office:value-type="string" calcext:value-type="string">
            <text:p>UI , design , prototypes</text:p>
          </table:table-cell>
          <table:table-cell table:style-name="ce31"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radle</text:p>
          </table:table-cell>
          <table:table-cell table:style-name="ce17"/>
          <table:table-cell table:style-name="ce17" office:value-type="string" calcext:value-type="string">
            <text:p>DevOps , tool , quality , build</text:p>
          </table:table-cell>
          <table:table-cell table:style-name="ce31"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Qube</text:p>
          </table:table-cell>
          <table:table-cell table:style-name="ce17"/>
          <table:table-cell table:style-name="ce17" office:value-type="string" calcext:value-type="string">
            <text:p>DevOps , tool , quality , code analysis</text:p>
          </table:table-cell>
          <table:table-cell table:style-name="ce31"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oCD</text:p>
          </table:table-cell>
          <table:table-cell table:style-name="ce17"/>
          <table:table-cell table:style-name="ce17" office:value-type="string" calcext:value-type="string">
            <text:p>DevOps , tool , quality , build</text:p>
          </table:table-cell>
          <table:table-cell table:style-name="ce31"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astlane</text:p>
          </table:table-cell>
          <table:table-cell table:style-name="ce17" office:value-type="string" calcext:value-type="string">
            <text:p>The easiest way to automate building and releasing your iOS and Android apps</text:p>
          </table:table-cell>
          <table:table-cell table:style-name="ce17" office:value-type="string" calcext:value-type="string">
            <text:p>DevOps , tool , quality , build</text:p>
          </table:table-cell>
          <table:table-cell table:style-name="ce31"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Takt</text:p>
          </table:table-cell>
          <table:table-cell table:style-name="ce17" office:value-type="string" calcext:value-type="string">
            <text:p><text:s/>Takt is Android library for measuring the FPS using Choreographer</text:p>
          </table:table-cell>
          <table:table-cell table:style-name="ce17" office:value-type="string" calcext:value-type="string">
            <text:p>FPS , tests , tool</text:p>
          </table:table-cell>
          <table:table-cell table:style-name="ce31"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idcat</text:p>
          </table:table-cell>
          <table:table-cell table:style-name="ce17" office:value-type="string" calcext:value-type="string">
            <text:p><text:s/>Colored logcat script which only shows log entries for a specific application package. </text:p>
          </table:table-cell>
          <table:table-cell table:style-name="ce17" office:value-type="string" calcext:value-type="string">
            <text:p>tool</text:p>
          </table:table-cell>
          <table:table-cell table:style-name="ce31"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Sonarlint</text:p>
          </table:table-cell>
          <table:table-cell table:style-name="ce17"/>
          <table:table-cell table:style-name="ce17" office:value-type="string" calcext:value-type="string">
            <text:p>code analysis , plugin</text:p>
          </table:table-cell>
          <table:table-cell table:style-name="ce31"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Fiddler</text:p>
          </table:table-cell>
          <table:table-cell table:style-name="ce17" office:value-type="string" calcext:value-type="string">
            <text:p>The free web debugging proxy for any browser, system or platform</text:p>
          </table:table-cell>
          <table:table-cell table:style-name="ce17" office:value-type="string" calcext:value-type="string">
            <text:p>web , HTTP , HTTPS , performances</text:p>
          </table:table-cell>
          <table:table-cell table:style-name="ce31"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3"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3"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4"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Switcher</text:p>
          </table:table-cell>
          <table:table-cell table:style-name="ce17"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7" office:value-type="string" calcext:value-type="string">
            <text:p>Activity</text:p>
          </table:table-cell>
          <table:table-cell table:style-name="ce31"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iew</text:p>
          </table:table-cell>
          <table:table-cell table:style-name="ce17" office:value-type="string" calcext:value-type="string">
            <text:p><text:s/>A view to help developers and designers view the View's font size, color, and border. </text:p>
          </table:table-cell>
          <table:table-cell table:style-name="ce17" office:value-type="string" calcext:value-type="string">
            <text:p>UI , debug , views</text:p>
          </table:table-cell>
          <table:table-cell table:style-name="ce31"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 high productivity, full-stack web framework for the Go langage</text:p>
          </table:table-cell>
          <table:table-cell table:style-name="ce17"/>
          <table:table-cell table:style-name="ce17" office:value-type="string" calcext:value-type="string">
            <text:p>Go , golang</text:p>
          </table:table-cell>
          <table:table-cell table:style-name="ce31"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brite</text:p>
          </table:table-cell>
          <table:table-cell table:style-name="ce17" office:value-type="string" calcext:value-type="string">
            <text:p>A lightweight wrapper around SQLiteOpenHelper which introduces reactive stream semantics to SQL operations.</text:p>
          </table:table-cell>
          <table:table-cell table:style-name="ce17" office:value-type="string" calcext:value-type="string">
            <text:p>SQL , reactive streams</text:p>
          </table:table-cell>
          <table:table-cell table:style-name="ce31"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vapoet</text:p>
          </table:table-cell>
          <table:table-cell table:style-name="ce17" office:value-type="string" calcext:value-type="string">
            <text:p><text:s/>A Java API for generating .java source files. </text:p>
          </table:table-cell>
          <table:table-cell table:style-name="ce17" office:value-type="string" calcext:value-type="string">
            <text:p>Java , code generation</text:p>
          </table:table-cell>
          <table:table-cell table:style-name="ce31"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rawRouteMaps</text:p>
          </table:table-cell>
          <table:table-cell table:style-name="ce17" office:value-type="string" calcext:value-type="string">
            <text:p><text:s/>Library for draw route maps between two point LatLang </text:p>
          </table:table-cell>
          <table:table-cell table:style-name="ce17" office:value-type="string" calcext:value-type="string">
            <text:p>UI , map , route , view</text:p>
          </table:table-cell>
          <table:table-cell table:style-name="ce31"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diogram</text:p>
          </table:table-cell>
          <table:table-cell table:style-name="ce17" office:value-type="string" calcext:value-type="string">
            <text:p>Lightweight audiowave progressbar</text:p>
          </table:table-cell>
          <table:table-cell table:style-name="ce17" office:value-type="string" calcext:value-type="string">
            <text:p>UI , view , sound , audio bar</text:p>
          </table:table-cell>
          <table:table-cell table:style-name="ce31"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Layout</text:p>
          </table:table-cell>
          <table:table-cell table:style-name="ce17"/>
          <table:table-cell table:style-name="ce17" office:value-type="string" calcext:value-type="string">
            <text:p>UI , view , arc</text:p>
          </table:table-cell>
          <table:table-cell table:style-name="ce31"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tivity Frame Metrics</text:p>
          </table:table-cell>
          <table:table-cell table:style-name="ce17" office:value-type="string" calcext:value-type="string">
            <text:p><text:s/>Detect janky frames with Android Nougat FrameMetrics </text:p>
          </table:table-cell>
          <table:table-cell table:style-name="ce17" office:value-type="string" calcext:value-type="string">
            <text:p>UI , debug , frames</text:p>
          </table:table-cell>
          <table:table-cell table:style-name="ce31"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Easy Flow</text:p>
          </table:table-cell>
          <table:table-cell table:style-name="ce17" office:value-type="string" calcext:value-type="string">
            <text:p><text:s/>Simple and lightweight Finite State Machine for Java </text:p>
          </table:table-cell>
          <table:table-cell table:style-name="ce17" office:value-type="string" calcext:value-type="string">
            <text:p>state machine</text:p>
          </table:table-cell>
          <table:table-cell table:style-name="ce31"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UIGestureRecognizer</text:p>
          </table:table-cell>
          <table:table-cell table:style-name="ce17" office:value-type="string" calcext:value-type="string">
            <text:p>AndroidGestureRecognizer is an Android implementation of the Apple's UIGestureRecognizer framework</text:p>
          </table:table-cell>
          <table:table-cell table:style-name="ce17" office:value-type="string" calcext:value-type="string">
            <text:p>UI , gestures</text:p>
          </table:table-cell>
          <table:table-cell table:style-name="ce31"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GL</text:p>
          </table:table-cell>
          <table:table-cell table:style-name="ce17" office:value-type="string" calcext:value-type="string">
            <text:p>SmartGL is a Graphic Engine for creating Android Games and Apps. It is based on OpenGL and handles 2D Sprites and 3D Textured Objects.</text:p>
          </table:table-cell>
          <table:table-cell table:style-name="ce17" office:value-type="string" calcext:value-type="string">
            <text:p>OpenGL , game</text:p>
          </table:table-cell>
          <table:table-cell table:style-name="ce31"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XmlToJson</text:p>
          </table:table-cell>
          <table:table-cell table:style-name="ce17" office:value-type="string" calcext:value-type="string">
            <text:p><text:s/>Android Library for converting XML to JSON </text:p>
          </table:table-cell>
          <table:table-cell table:style-name="ce17" office:value-type="string" calcext:value-type="string">
            <text:p>XML , JSON</text:p>
          </table:table-cell>
          <table:table-cell table:style-name="ce31"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rtFonts</text:p>
          </table:table-cell>
          <table:table-cell table:style-name="ce17" office:value-type="string" calcext:value-type="string">
            <text:p><text:s/>Smart Fonts for Android is a Library which makes it easy to use Custom Fonts in Apps</text:p>
          </table:table-cell>
          <table:table-cell table:style-name="ce17" office:value-type="string" calcext:value-type="string">
            <text:p>fonts</text:p>
          </table:table-cell>
          <table:table-cell table:style-name="ce31"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 pages</text:p>
          </table:table-cell>
          <table:table-cell table:style-name="ce17" office:value-type="string" calcext:value-type="string">
            <text:p>Websites for peoples and projects</text:p>
          </table:table-cell>
          <table:table-cell table:style-name="ce17" office:value-type="string" calcext:value-type="string">
            <text:p>Github , pages , sites</text:p>
          </table:table-cell>
          <table:table-cell table:style-name="ce31"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elfie</text:p>
          </table:table-cell>
          <table:table-cell table:style-name="ce17" office:value-type="string" calcext:value-type="string">
            <text:p>A simple library to make taking screenshots of your apps a breeze.</text:p>
          </table:table-cell>
          <table:table-cell table:style-name="ce17" office:value-type="string" calcext:value-type="string">
            <text:p>UI , screen shots , captures</text:p>
          </table:table-cell>
          <table:table-cell table:style-name="ce31"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risson</text:p>
          </table:table-cell>
          <table:table-cell table:style-name="ce17" office:value-type="string" calcext:value-type="string">
            <text:p><text:s/>Provide Funky cuts on image (The Perfect Header for Profile UI)</text:p>
          </table:table-cell>
          <table:table-cell table:style-name="ce17" office:value-type="string" calcext:value-type="string">
            <text:p>UI , header , view , profile</text:p>
          </table:table-cell>
          <table:table-cell table:style-name="ce31"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pannableBar</text:p>
          </table:table-cell>
          <table:table-cell table:style-name="ce17"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7" office:value-type="string" calcext:value-type="string">
            <text:p>UI , grid , columns , span , views</text:p>
          </table:table-cell>
          <table:table-cell table:style-name="ce31"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ditCard</text:p>
          </table:table-cell>
          <table:table-cell table:style-name="ce17" office:value-type="string" calcext:value-type="string">
            <text:p>Text field for credit cards numbers and associate dlogo</text:p>
          </table:table-cell>
          <table:table-cell table:style-name="ce17" office:value-type="string" calcext:value-type="string">
            <text:p>UI , views , credit cards</text:p>
          </table:table-cell>
          <table:table-cell table:style-name="ce31"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o</text:p>
          </table:table-cell>
          <table:table-cell table:style-name="ce17" office:value-type="string" calcext:value-type="string">
            <text:p><text:s/>Theo is an Android plugin that provides annotations for 'dangerous permissions' </text:p>
          </table:table-cell>
          <table:table-cell table:style-name="ce17" office:value-type="string" calcext:value-type="string">
            <text:p>UX , permissions</text:p>
          </table:table-cell>
          <table:table-cell table:style-name="ce31"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Debug Database</text:p>
          </table:table-cell>
          <table:table-cell table:style-name="ce17" office:value-type="string" calcext:value-type="string">
            <text:p><text:s/>A library for debugging Android databases and shared preferences</text:p>
          </table:table-cell>
          <table:table-cell table:style-name="ce17" office:value-type="string" calcext:value-type="string">
            <text:p>SharedPreferences , databases , debug</text:p>
          </table:table-cell>
          <table:table-cell table:style-name="ce31"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Map</text:p>
          </table:table-cell>
          <table:table-cell table:style-name="ce17"/>
          <table:table-cell table:style-name="ce17" office:value-type="string" calcext:value-type="string">
            <text:p>UI , images , pictures , map</text:p>
          </table:table-cell>
          <table:table-cell table:style-name="ce31"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celer</text:p>
          </table:table-cell>
          <table:table-cell table:style-name="ce17" office:value-type="string" calcext:value-type="string">
            <text:p>Android Parcelables made easy through code generation.</text:p>
          </table:table-cell>
          <table:table-cell table:style-name="ce17" office:value-type="string" calcext:value-type="string">
            <text:p>Parcelable , serialization</text:p>
          </table:table-cell>
          <table:table-cell table:style-name="ce31"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fi</text:p>
          </table:table-cell>
          <table:table-cell table:style-name="ce17" office:value-type="string" calcext:value-type="string">
            <text:p>Android library finder</text:p>
          </table:table-cell>
          <table:table-cell table:style-name="ce17" office:value-type="string" calcext:value-type="string">
            <text:p>documentation , libs , finder , console</text:p>
          </table:table-cell>
          <table:table-cell table:style-name="ce31"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psntools</text:p>
          </table:table-cell>
          <table:table-cell table:style-name="ce17" office:value-type="string" calcext:value-type="string">
            <text:p>Tool which provides links and data about neat tools, libraries, frameworks and tips for developers</text:p>
          </table:table-cell>
          <table:table-cell table:style-name="ce17" office:value-type="string" calcext:value-type="string">
            <text:p>documentation , libs , finder , console</text:p>
          </table:table-cell>
          <table:table-cell table:style-name="ce31"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NViews</text:p>
          </table:table-cell>
          <table:table-cell table:style-name="ce17" office:value-type="string" calcext:value-type="string">
            <text:p>A cool dynamic view library</text:p>
          </table:table-cell>
          <table:table-cell table:style-name="ce17" office:value-type="string" calcext:value-type="string">
            <text:p>UI , view , animations</text:p>
          </table:table-cell>
          <table:table-cell table:style-name="ce31"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wagger</text:p>
          </table:table-cell>
          <table:table-cell table:style-name="ce17" office:value-type="string" calcext:value-type="string">
            <text:p>Powerful open source framework backed by a large ecosystem of tools that helps to design, build, document, and consume RESTful APIs.</text:p>
          </table:table-cell>
          <table:table-cell table:style-name="ce17" office:value-type="string" calcext:value-type="string">
            <text:p>framework , tool , API , REST</text:p>
          </table:table-cell>
          <table:table-cell table:style-name="ce31"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ptchaImageView</text:p>
          </table:table-cell>
          <table:table-cell table:style-name="ce17" office:value-type="string" calcext:value-type="string">
            <text:p>Custom ImageView to generate captcha image.</text:p>
          </table:table-cell>
          <table:table-cell table:style-name="ce17" office:value-type="string" calcext:value-type="string">
            <text:p>UI , captcha</text:p>
          </table:table-cell>
          <table:table-cell table:style-name="ce31"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combos</text:p>
          </table:table-cell>
          <table:table-cell table:style-name="ce17" office:value-type="string" calcext:value-type="string">
            <text:p>Color Combinations and Color Schemes</text:p>
          </table:table-cell>
          <table:table-cell table:style-name="ce17" office:value-type="string" calcext:value-type="string">
            <text:p>UI , colors</text:p>
          </table:table-cell>
          <table:table-cell table:style-name="ce31"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y</text:p>
          </table:table-cell>
          <table:table-cell table:style-name="ce17" office:value-type="string" calcext:value-type="string">
            <text:p>An easy blur library</text:p>
          </table:table-cell>
          <table:table-cell table:style-name="ce17" office:value-type="string" calcext:value-type="string">
            <text:p>UI , blur</text:p>
          </table:table-cell>
          <table:table-cell table:style-name="ce31"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ekyll</text:p>
          </table:table-cell>
          <table:table-cell table:style-name="ce17" office:value-type="string" calcext:value-type="string">
            <text:p>Transform your plain text into static websites and blogs</text:p>
          </table:table-cell>
          <table:table-cell table:style-name="ce17" office:value-type="string" calcext:value-type="string">
            <text:p>Github , plaint text , web page</text:p>
          </table:table-cell>
          <table:table-cell table:style-name="ce31"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WOW.js</text:p>
          </table:table-cell>
          <table:table-cell table:style-name="ce17" office:value-type="string" calcext:value-type="string">
            <text:p>Reveal animations when <text:s/>Scroll</text:p>
          </table:table-cell>
          <table:table-cell table:style-name="ce17" office:value-type="string" calcext:value-type="string">
            <text:p>UI , animations , scroll , effects</text:p>
          </table:table-cell>
          <table:table-cell table:style-name="ce31"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Animate.css</text:p>
          </table:table-cell>
          <table:table-cell table:style-name="ce17" office:value-type="string" calcext:value-type="string">
            <text:p>CSS animations</text:p>
          </table:table-cell>
          <table:table-cell table:style-name="ce17" office:value-type="string" calcext:value-type="string">
            <text:p>UI , animations , effects</text:p>
          </table:table-cell>
          <table:table-cell table:style-name="ce31"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text:s/>Simple MVWhatever for Android </text:p>
          </table:table-cell>
          <table:table-cell table:style-name="ce17" office:value-type="string" calcext:value-type="string">
            <text:p>MVW , architecture</text:p>
          </table:table-cell>
          <table:table-cell table:style-name="ce31"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Browsix</text:p>
          </table:table-cell>
          <table:table-cell table:style-name="ce17" office:value-type="string" calcext:value-type="string">
            <text:p>Run C, C++, Go and Node.js programs as processes in browsers, including LaTeX, GNU Make, Go HTTP servers, and POSIX shell scripts.</text:p>
          </table:table-cell>
          <table:table-cell table:style-name="ce17"/>
          <table:table-cell table:style-name="ce31"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contributionsView</text:p>
          </table:table-cell>
          <table:table-cell table:style-name="ce17" office:value-type="string" calcext:value-type="string">
            <text:p><text:s/>TContributionsView can be use for a Contributions View, like in one personal homepage of Github, and more than that. </text:p>
          </table:table-cell>
          <table:table-cell table:style-name="ce17" office:value-type="string" calcext:value-type="string">
            <text:p>UI , view , contributions</text:p>
          </table:table-cell>
          <table:table-cell table:style-name="ce31"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erso</text:p>
          </table:table-cell>
          <table:table-cell table:style-name="ce17" office:value-type="string" calcext:value-type="string">
            <text:p>Offline reverse geocode</text:p>
          </table:table-cell>
          <table:table-cell table:style-name="ce17" office:value-type="string" calcext:value-type="string">
            <text:p>Geolocalition , geocode , position</text:p>
          </table:table-cell>
          <table:table-cell table:style-name="ce31"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loader</text:p>
          </table:table-cell>
          <table:table-cell table:style-name="ce17" office:value-type="string" calcext:value-type="string">
            <text:p>Simple library for loading page with easy customization</text:p>
          </table:table-cell>
          <table:table-cell table:style-name="ce17" office:value-type="string" calcext:value-type="string">
            <text:p>UI , loading , view</text:p>
          </table:table-cell>
          <table:table-cell table:style-name="ce31"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dar</text:p>
          </table:table-cell>
          <table:table-cell table:style-name="ce17" office:value-type="string" calcext:value-type="string">
            <text:p>Calendar with pictures and good UI</text:p>
          </table:table-cell>
          <table:table-cell table:style-name="ce17" office:value-type="string" calcext:value-type="string">
            <text:p>U , view , calendar</text:p>
          </table:table-cell>
          <table:table-cell table:style-name="ce31"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svSearch</text:p>
          </table:table-cell>
          <table:table-cell table:style-name="ce17"/>
          <table:table-cell table:style-name="ce17" office:value-type="string" calcext:value-type="string">
            <text:p>UI , view , material search view</text:p>
          </table:table-cell>
          <table:table-cell table:style-name="ce31"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le Alarm Timer View</text:p>
          </table:table-cell>
          <table:table-cell table:style-name="ce17"/>
          <table:table-cell table:style-name="ce17" office:value-type="string" calcext:value-type="string">
            <text:p>UI , view , circle</text:p>
          </table:table-cell>
          <table:table-cell table:style-name="ce31"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eatherView</text:p>
          </table:table-cell>
          <table:table-cell table:style-name="ce17" office:value-type="string" calcext:value-type="string">
            <text:p><text:s/>WeatherView is an Android Library that helps you make a cool weather animation for your app </text:p>
          </table:table-cell>
          <table:table-cell table:style-name="ce17" office:value-type="string" calcext:value-type="string">
            <text:p>UI , view , animations , weather</text:p>
          </table:table-cell>
          <table:table-cell table:style-name="ce31"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nDec</text:p>
          </table:table-cell>
          <table:table-cell table:style-name="ce17" office:value-type="string" calcext:value-type="string">
            <text:p><text:s/>Increment and Decrement </text:p>
          </table:table-cell>
          <table:table-cell table:style-name="ce17" office:value-type="string" calcext:value-type="string">
            <text:p>lib , increment , decrement</text:p>
          </table:table-cell>
          <table:table-cell table:style-name="ce31"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text:p>
          </table:table-cell>
          <table:table-cell table:style-name="ce17" office:value-type="string" calcext:value-type="string">
            <text:p><text:s/>A high-level terminal interface library for node.js. </text:p>
          </table:table-cell>
          <table:table-cell table:style-name="ce17" office:value-type="string" calcext:value-type="string">
            <text:p>UI , terminal , NodeJS</text:p>
          </table:table-cell>
          <table:table-cell table:style-name="ce31"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Blessed-contrib</text:p>
          </table:table-cell>
          <table:table-cell table:style-name="ce17" office:value-type="string" calcext:value-type="string">
            <text:p><text:s/>Build terminal dashboards using ascii/ansi art and javascript </text:p>
          </table:table-cell>
          <table:table-cell table:style-name="ce17" office:value-type="string" calcext:value-type="string">
            <text:p>UI , terminal , NodeJS</text:p>
          </table:table-cell>
          <table:table-cell table:style-name="ce31"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s Studio</text:p>
          </table:table-cell>
          <table:table-cell table:style-name="ce17"/>
          <table:table-cell table:style-name="ce17" office:value-type="string" calcext:value-type="string">
            <text:p>Android , UI , assets , icons</text:p>
          </table:table-cell>
          <table:table-cell table:style-name="ce31"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ABOptions</text:p>
          </table:table-cell>
          <table:table-cell table:style-name="ce17" office:value-type="string" calcext:value-type="string">
            <text:p><text:s/>A multi-functional FAB component with customizable options</text:p>
          </table:table-cell>
          <table:table-cell table:style-name="ce17" office:value-type="string" calcext:value-type="string">
            <text:p>UI , FAB , options , view</text:p>
          </table:table-cell>
          <table:table-cell table:style-name="ce31"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adger</text:p>
          </table:table-cell>
          <table:table-cell table:style-name="ce17" office:value-type="string" calcext:value-type="string">
            <text:p>A badge for any drawable</text:p>
          </table:table-cell>
          <table:table-cell table:style-name="ce17" office:value-type="string" calcext:value-type="string">
            <text:p>UI , badge</text:p>
          </table:table-cell>
          <table:table-cell table:style-name="ce31"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PlusingButton</text:p>
          </table:table-cell>
          <table:table-cell table:style-name="ce17" office:value-type="string" calcext:value-type="string">
            <text:p><text:s/>A circular button with pulse effect</text:p>
          </table:table-cell>
          <table:table-cell table:style-name="ce17" office:value-type="string" calcext:value-type="string">
            <text:p>UI , effect , view , button , circle , circular</text:p>
          </table:table-cell>
          <table:table-cell table:style-name="ce31"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nob</text:p>
          </table:table-cell>
          <table:table-cell table:style-name="ce17" office:value-type="string" calcext:value-type="string">
            <text:p><text:s/>Rotating knob selector with discrete values</text:p>
          </table:table-cell>
          <table:table-cell table:style-name="ce17" office:value-type="string" calcext:value-type="string">
            <text:p>UI , effect , view , button , knob</text:p>
          </table:table-cell>
          <table:table-cell table:style-name="ce31"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hievement Toast</text:p>
          </table:table-cell>
          <table:table-cell table:style-name="ce17" office:value-type="string" calcext:value-type="string">
            <text:p>Alternative to show Toast or an alert message just inside the activity.</text:p>
          </table:table-cell>
          <table:table-cell table:style-name="ce17" office:value-type="string" calcext:value-type="string">
            <text:p>UI , toast , notification , achievement</text:p>
          </table:table-cell>
          <table:table-cell table:style-name="ce31"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abDigit</text:p>
          </table:table-cell>
          <table:table-cell table:style-name="ce17"/>
          <table:table-cell table:style-name="ce17" office:value-type="string" calcext:value-type="string">
            <text:p>UI , view , digits , countdown</text:p>
          </table:table-cell>
          <table:table-cell table:style-name="ce31"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adToast</text:p>
          </table:table-cell>
          <table:table-cell table:style-name="ce17" office:value-type="string" calcext:value-type="string">
            <text:p><text:s/>Pretty material design toasts with feedback animations </text:p>
          </table:table-cell>
          <table:table-cell table:style-name="ce17" office:value-type="string" calcext:value-type="string">
            <text:p>UI , toast , notification</text:p>
          </table:table-cell>
          <table:table-cell table:style-name="ce31"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weet Alert Dialog</text:p>
          </table:table-cell>
          <table:table-cell table:style-name="ce17" office:value-type="string" calcext:value-type="string">
            <text:p>SweetAlert for Android, a beautiful and clever alert dialog</text:p>
          </table:table-cell>
          <table:table-cell table:style-name="ce17" office:value-type="string" calcext:value-type="string">
            <text:p>UI , view , alert , dialogs</text:p>
          </table:table-cell>
          <table:table-cell table:style-name="ce31"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velyDialog</text:p>
          </table:table-cell>
          <table:table-cell table:style-name="ce17" office:value-type="string" calcext:value-type="string">
            <text:p><text:s/>This library is a set of simple wrapper classes that are aimed to help you easily create fancy material dialogs. </text:p>
          </table:table-cell>
          <table:table-cell table:style-name="ce17" office:value-type="string" calcext:value-type="string">
            <text:p>UI , view , alert , dialogs</text:p>
          </table:table-cell>
          <table:table-cell table:style-name="ce31"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ageSigninSignup</text:p>
          </table:table-cell>
          <table:table-cell table:style-name="ce17" office:value-type="string" calcext:value-type="string">
            <text:p><text:s/>Signin and Signup in single Screen using PercentRelativeLayout</text:p>
          </table:table-cell>
          <table:table-cell table:style-name="ce17" office:value-type="string" calcext:value-type="string">
            <text:p>UI , view , sign in , sign up , authentication , form</text:p>
          </table:table-cell>
          <table:table-cell table:style-name="ce31"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efore After Slider</text:p>
          </table:table-cell>
          <table:table-cell table:style-name="ce17"/>
          <table:table-cell table:style-name="ce17" office:value-type="string" calcext:value-type="string">
            <text:p>UI , view , slider , before , after</text:p>
          </table:table-cell>
          <table:table-cell table:style-name="ce31"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 safe</text:p>
          </table:table-cell>
          <table:table-cell table:style-name="ce17" office:value-type="string" calcext:value-type="string">
            <text:p><text:s/>Empowering designers with beautiful and accessible color palettes based on WCAG Guidelines of text and background contrast ratios. </text:p>
          </table:table-cell>
          <table:table-cell table:style-name="ce17" office:value-type="string" calcext:value-type="string">
            <text:p>UI , UX , colors , design , accessibility</text:p>
          </table:table-cell>
          <table:table-cell table:style-name="ce31"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lorable</text:p>
          </table:table-cell>
          <table:table-cell table:style-name="ce17"/>
          <table:table-cell table:style-name="ce17" office:value-type="string" calcext:value-type="string">
            <text:p>UI , UX , colors , design , accessibility</text:p>
          </table:table-cell>
          <table:table-cell table:style-name="ce31"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Web AIM contrast checker</text:p>
          </table:table-cell>
          <table:table-cell table:style-name="ce17" office:value-type="string" calcext:value-type="string">
            <text:p>Web accessibility in mind</text:p>
          </table:table-cell>
          <table:table-cell table:style-name="ce17" office:value-type="string" calcext:value-type="string">
            <text:p>UI , UX , colors , design , accessibility</text:p>
          </table:table-cell>
          <table:table-cell table:style-name="ce31"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geFlip</text:p>
          </table:table-cell>
          <table:table-cell table:style-name="ce17" office:value-type="string" calcext:value-type="string">
            <text:p><text:s/>3D Style Page Flip on Android </text:p>
          </table:table-cell>
          <table:table-cell table:style-name="ce17" office:value-type="string" calcext:value-type="string">
            <text:p>UI , view , animations , filp</text:p>
          </table:table-cell>
          <table:table-cell table:style-name="ce31"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ollParallaxImageView</text:p>
          </table:table-cell>
          <table:table-cell table:style-name="ce17"/>
          <table:table-cell table:style-name="ce17" office:value-type="string" calcext:value-type="string">
            <text:p>UI , view , scroll , image , parallax</text:p>
          </table:table-cell>
          <table:table-cell table:style-name="ce31"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nePreference</text:p>
          </table:table-cell>
          <table:table-cell table:style-name="ce17"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7" office:value-type="string" calcext:value-type="string">
            <text:p>UI , preferences</text:p>
          </table:table-cell>
          <table:table-cell table:style-name="ce31"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ccordion Swipe Layout</text:p>
          </table:table-cell>
          <table:table-cell table:style-name="ce17"/>
          <table:table-cell table:style-name="ce17" office:value-type="string" calcext:value-type="string">
            <text:p>UI , view , accordion , swipe , layout</text:p>
          </table:table-cell>
          <table:table-cell table:style-name="ce31"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uareLoading</text:p>
          </table:table-cell>
          <table:table-cell table:style-name="ce17" office:value-type="string" calcext:value-type="string">
            <text:p>A square animated loader</text:p>
          </table:table-cell>
          <table:table-cell table:style-name="ce17" office:value-type="string" calcext:value-type="string">
            <text:p>UI , view , loader</text:p>
          </table:table-cell>
          <table:table-cell table:style-name="ce31"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twork Connection Class</text:p>
          </table:table-cell>
          <table:table-cell table:style-name="ce17" office:value-type="string" calcext:value-type="string">
            <text:p><text:s/>Listen to current network traffic in the app and categorize the quality of the network.</text:p>
          </table:table-cell>
          <table:table-cell table:style-name="ce17" office:value-type="string" calcext:value-type="string">
            <text:p>network , trafic , bandwidth</text:p>
          </table:table-cell>
          <table:table-cell table:style-name="ce31"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ncil</text:p>
          </table:table-cell>
          <table:table-cell table:style-name="ce17" office:value-type="string" calcext:value-type="string">
            <text:p>Android library, written exclusively in kotlin, for animating the path created from text</text:p>
          </table:table-cell>
          <table:table-cell table:style-name="ce17" office:value-type="string" calcext:value-type="string">
            <text:p>UI , animations , texts</text:p>
          </table:table-cell>
          <table:table-cell table:style-name="ce31"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Zoom</text:p>
          </table:table-cell>
          <table:table-cell table:style-name="ce17" office:value-type="string" calcext:value-type="string">
            <text:p>An Android library that makes any view to be zoomable</text:p>
          </table:table-cell>
          <table:table-cell table:style-name="ce17" office:value-type="string" calcext:value-type="string">
            <text:p>UI , zoom , view</text:p>
          </table:table-cell>
          <table:table-cell table:style-name="ce31"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andableSelector</text:p>
          </table:table-cell>
          <table:table-cell table:style-name="ce17" office:value-type="string" calcext:value-type="string">
            <text:p>ExpandableSelector is an Android library created to show a list of Button/ImageButton widgets inside a animated container which ca be collapsed or expanded.</text:p>
          </table:table-cell>
          <table:table-cell table:style-name="ce17" office:value-type="string" calcext:value-type="string">
            <text:p>UI , view , expandable , selector</text:p>
          </table:table-cell>
          <table:table-cell table:style-name="ce31"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vg.js</text:p>
          </table:table-cell>
          <table:table-cell table:style-name="ce17" office:value-type="string" calcext:value-type="string">
            <text:p>A lightweight library for manipulating and animating SVG</text:p>
          </table:table-cell>
          <table:table-cell table:style-name="ce17" office:value-type="string" calcext:value-type="string">
            <text:p>SVG , JS</text:p>
          </table:table-cell>
          <table:table-cell table:style-name="ce31"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Sat-js</text:p>
          </table:table-cell>
          <table:table-cell table:style-name="ce17" office:value-type="string" calcext:value-type="string">
            <text:p>A simple JavaScript library for performing 2D collision detection</text:p>
          </table:table-cell>
          <table:table-cell table:style-name="ce17" office:value-type="string" calcext:value-type="string">
            <text:p>2D collision detection , JS</text:p>
          </table:table-cell>
          <table:table-cell table:style-name="ce31"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Mathjs</text:p>
          </table:table-cell>
          <table:table-cell table:style-name="ce17" office:value-type="string" calcext:value-type="string">
            <text:p>An extensive math library for JavaScript and Node.js</text:p>
          </table:table-cell>
          <table:table-cell table:style-name="ce17" office:value-type="string" calcext:value-type="string">
            <text:p>JS , math</text:p>
          </table:table-cell>
          <table:table-cell table:style-name="ce31"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creen on</text:p>
          </table:table-cell>
          <table:table-cell table:style-name="ce17" office:value-type="string" calcext:value-type="string">
            <text:p><text:s/>Keep the screen on while developing Android apps</text:p>
          </table:table-cell>
          <table:table-cell table:style-name="ce17" office:value-type="string" calcext:value-type="string">
            <text:p>screen on</text:p>
          </table:table-cell>
          <table:table-cell table:style-name="ce31"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lorful</text:p>
          </table:table-cell>
          <table:table-cell table:style-name="ce17" office:value-type="string" calcext:value-type="string">
            <text:p>Dynamic theme library allowing <text:s/>to change <text:s/>apps' color schemes easily.</text:p>
          </table:table-cell>
          <table:table-cell table:style-name="ce17" office:value-type="string" calcext:value-type="string">
            <text:p>UI , colors , themes</text:p>
          </table:table-cell>
          <table:table-cell table:style-name="ce31"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oramaImageView</text:p>
          </table:table-cell>
          <table:table-cell table:style-name="ce17" office:value-type="string" calcext:value-type="string">
            <text:p><text:s/>An imageView can auto scroll with device rotating.</text:p>
          </table:table-cell>
          <table:table-cell table:style-name="ce17" office:value-type="string" calcext:value-type="string">
            <text:p>UI , image view , panorama , rotation , scroll</text:p>
          </table:table-cell>
          <table:table-cell table:style-name="ce31"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nningView</text:p>
          </table:table-cell>
          <table:table-cell table:style-name="ce17" office:value-type="string" calcext:value-type="string">
            <text:p>Library for panning an image horizntoally and vertically</text:p>
          </table:table-cell>
          <table:table-cell table:style-name="ce17" office:value-type="string" calcext:value-type="string">
            <text:p>UI , panning , view , animations , drawables</text:p>
          </table:table-cell>
          <table:table-cell table:style-name="ce31"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hemedGoogleMap</text:p>
          </table:table-cell>
          <table:table-cell table:style-name="ce17" office:value-type="string" calcext:value-type="string">
            <text:p>To make GoogleMap with custom theme</text:p>
          </table:table-cell>
          <table:table-cell table:style-name="ce17" office:value-type="string" calcext:value-type="string">
            <text:p>UI , Google Map , themes</text:p>
          </table:table-cell>
          <table:table-cell table:style-name="ce31"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ifcap</text:p>
          </table:table-cell>
          <table:table-cell table:style-name="ce17" office:value-type="string" calcext:value-type="string">
            <text:p>Create GIFs from Android devices</text:p>
          </table:table-cell>
          <table:table-cell table:style-name="ce17" office:value-type="string" calcext:value-type="string">
            <text:p>GIF , capture</text:p>
          </table:table-cell>
          <table:table-cell table:style-name="ce31"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memberEditText</text:p>
          </table:table-cell>
          <table:table-cell table:style-name="ce17"/>
          <table:table-cell table:style-name="ce17" office:value-type="string" calcext:value-type="string">
            <text:p>UI , remeber , edit texts</text:p>
          </table:table-cell>
          <table:table-cell table:style-name="ce31"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Vorolay</text:p>
          </table:table-cell>
          <table:table-cell table:style-name="ce17" office:value-type="string" calcext:value-type="string">
            <text:p><text:s/>VoronoiView is a view (ViewGroup) that allows you to add and display views inside Voronoi diagram regions.</text:p>
          </table:table-cell>
          <table:table-cell table:style-name="ce17" office:value-type="string" calcext:value-type="string">
            <text:p>UI , view , Voronoi , diagrams</text:p>
          </table:table-cell>
          <table:table-cell table:style-name="ce31"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PerformanceMonitor</text:p>
          </table:table-cell>
          <table:table-cell table:style-name="ce17" office:value-type="string" calcext:value-type="string">
            <text:p><text:s/>A transparent ui-block detection library for Android. (known as BlockCanary)</text:p>
          </table:table-cell>
          <table:table-cell table:style-name="ce17" office:value-type="string" calcext:value-type="string">
            <text:p>UI -block , performances , monotoring</text:p>
          </table:table-cell>
          <table:table-cell table:style-name="ce31"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Vexels</text:p>
          </table:table-cell>
          <table:table-cell table:style-name="ce17" office:value-type="string" calcext:value-type="string">
            <text:p>The eprfect tool for designers and non designers</text:p>
          </table:table-cell>
          <table:table-cell table:style-name="ce17" office:value-type="string" calcext:value-type="string">
            <text:p>UI , design , pictures , images</text:p>
          </table:table-cell>
          <table:table-cell table:style-name="ce31"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about library</text:p>
          </table:table-cell>
          <table:table-cell table:style-name="ce17" office:value-type="string" calcext:value-type="string">
            <text:p><text:s/>Making it easy to create beautiful about screens for apps</text:p>
          </table:table-cell>
          <table:table-cell table:style-name="ce17" office:value-type="string" calcext:value-type="string">
            <text:p>UI , about , view</text:p>
          </table:table-cell>
          <table:table-cell table:style-name="ce31"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tmosphere</text:p>
          </table:table-cell>
          <table:table-cell table:style-name="ce17" office:value-type="string" calcext:value-type="string">
            <text:p>Open-Source Automation Testing Framework For Android</text:p>
          </table:table-cell>
          <table:table-cell table:style-name="ce17" office:value-type="string" calcext:value-type="string">
            <text:p>DevOps , quality , tests , gestures , sensors</text:p>
          </table:table-cell>
          <table:table-cell table:style-name="ce31"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ontChange</text:p>
          </table:table-cell>
          <table:table-cell table:style-name="ce17"/>
          <table:table-cell table:style-name="ce17" office:value-type="string" calcext:value-type="string">
            <text:p>UI , fonts</text:p>
          </table:table-cell>
          <table:table-cell table:style-name="ce31"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osetta</text:p>
          </table:table-cell>
          <table:table-cell table:style-name="ce17" office:value-type="string" calcext:value-type="string">
            <text:p><text:s/>Android library lets us support multiple languages without headaches.</text:p>
          </table:table-cell>
          <table:table-cell table:style-name="ce17" office:value-type="string" calcext:value-type="string">
            <text:p>UI , i18n , langages</text:p>
          </table:table-cell>
          <table:table-cell table:style-name="ce31"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WindView</text:p>
          </table:table-cell>
          <table:table-cell table:style-name="ce17" office:value-type="string" calcext:value-type="string">
            <text:p><text:s/>WindView is an Android Library to show Weather's Wind &amp; pressure Status</text:p>
          </table:table-cell>
          <table:table-cell table:style-name="ce17" office:value-type="string" calcext:value-type="string">
            <text:p>UI , view , weather</text:p>
          </table:table-cell>
          <table:table-cell table:style-name="ce31"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Shutterstock</text:p>
          </table:table-cell>
          <table:table-cell table:style-name="ce17"/>
          <table:table-cell table:style-name="ce17" office:value-type="string" calcext:value-type="string">
            <text:p>UI , design , pictures , images</text:p>
          </table:table-cell>
          <table:table-cell table:style-name="ce31"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Freepik</text:p>
          </table:table-cell>
          <table:table-cell table:style-name="ce17"/>
          <table:table-cell table:style-name="ce17" office:value-type="string" calcext:value-type="string">
            <text:p>UI , design , pictures , images</text:p>
          </table:table-cell>
          <table:table-cell table:style-name="ce31"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17" office:value-type="string" calcext:value-type="string">
            <text:p>UI , design , pictures , images</text:p>
          </table:table-cell>
          <table:table-cell table:style-name="ce31"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conShowcase Dashboard</text:p>
          </table:table-cell>
          <table:table-cell table:style-name="ce17" office:value-type="string" calcext:value-type="string">
            <text:p><text:s/>A full-of-features, easy-to-customize, free and open source, Material Design dashboard for icon packs.</text:p>
          </table:table-cell>
          <table:table-cell table:style-name="ce17" office:value-type="string" calcext:value-type="string">
            <text:p>UI , UX , design , icons</text:p>
          </table:table-cell>
          <table:table-cell table:style-name="ce31"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stomBottomSheetBehavior</text:p>
          </table:table-cell>
          <table:table-cell table:style-name="ce17" office:value-type="string" calcext:value-type="string">
            <text:p><text:s/>Custom BottomSheetBehavior for Android that mimic Google Maps behavior</text:p>
          </table:table-cell>
          <table:table-cell table:style-name="ce17" office:value-type="string" calcext:value-type="string">
            <text:p>UI , bottom sheet , behavior , anchor</text:p>
          </table:table-cell>
          <table:table-cell table:style-name="ce31"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DP discovery</text:p>
          </table:table-cell>
          <table:table-cell table:style-name="ce17" office:value-type="string" calcext:value-type="string">
            <text:p>An easy yet powerful device discovery and short messaging protocol and library (for local wifi networks). </text:p>
          </table:table-cell>
          <table:table-cell table:style-name="ce17" office:value-type="string" calcext:value-type="string">
            <text:p>UDP , devices , discovery , WiFi , networks</text:p>
          </table:table-cell>
          <table:table-cell table:style-name="ce31"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International</text:p>
          </table:table-cell>
          <table:table-cell table:style-name="ce17" office:value-type="string" calcext:value-type="string">
            <text:p><text:s/>Tool to convert CSV to localization specific files (iOS/Android)</text:p>
          </table:table-cell>
          <table:table-cell table:style-name="ce17" office:value-type="string" calcext:value-type="string">
            <text:p>i18n , localization , langages</text:p>
          </table:table-cell>
          <table:table-cell table:style-name="ce31"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ore</text:p>
          </table:table-cell>
          <table:table-cell table:style-name="ce17" office:value-type="string" calcext:value-type="string">
            <text:p><text:s/>Android Library for Async Data Loading and Caching</text:p>
          </table:table-cell>
          <table:table-cell table:style-name="ce17" office:value-type="string" calcext:value-type="string">
            <text:p>async data , load , cache , store</text:p>
          </table:table-cell>
          <table:table-cell table:style-name="ce31"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extFloatingActionButton</text:p>
          </table:table-cell>
          <table:table-cell table:style-name="ce17" office:value-type="string" calcext:value-type="string">
            <text:p>Floating action button with text which can be changed</text:p>
          </table:table-cell>
          <table:table-cell table:style-name="ce17" office:value-type="string" calcext:value-type="string">
            <text:p>UI , view , button , texts , floating action button , FAB</text:p>
          </table:table-cell>
          <table:table-cell table:style-name="ce31"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woStageRate</text:p>
          </table:table-cell>
          <table:table-cell table:style-name="ce17"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7" office:value-type="string" calcext:value-type="string">
            <text:p>UI , view , rate , note , store</text:p>
          </table:table-cell>
          <table:table-cell table:style-name="ce31"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mali / baksmali</text:p>
          </table:table-cell>
          <table:table-cell table:style-name="ce17"/>
          <table:table-cell table:style-name="ce17" office:value-type="string" calcext:value-type="string">
            <text:p>Android , RI , hack , bytecode , dex</text:p>
          </table:table-cell>
          <table:table-cell table:style-name="ce31"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Follow</text:p>
          </table:table-cell>
          <table:table-cell table:style-name="ce17" office:value-type="string" calcext:value-type="string">
            <text:p>Review &amp; Updates Monitor for App Store &amp; Google Play</text:p>
          </table:table-cell>
          <table:table-cell table:style-name="ce17" office:value-type="string" calcext:value-type="string">
            <text:p>Google Play , App Store , monitor , review</text:p>
          </table:table-cell>
          <table:table-cell table:style-name="ce31"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ate</text:p>
          </table:table-cell>
          <table:table-cell table:style-name="ce17" office:value-type="string" calcext:value-type="string">
            <text:p><text:s/>Compile time safety for Android assets</text:p>
          </table:table-cell>
          <table:table-cell table:style-name="ce17" office:value-type="string" calcext:value-type="string">
            <text:p>Gradle , assets</text:p>
          </table:table-cell>
          <table:table-cell table:style-name="ce31"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ycleMenu</text:p>
          </table:table-cell>
          <table:table-cell table:style-name="ce17"/>
          <table:table-cell table:style-name="ce17" office:value-type="string" calcext:value-type="string">
            <text:p>UI , view , cycle meny , circle menu , menu</text:p>
          </table:table-cell>
          <table:table-cell table:style-name="ce31"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kaTime</text:p>
          </table:table-cell>
          <table:table-cell table:style-name="ce17" office:value-type="string" calcext:value-type="string">
            <text:p>Metrics, insights, and time tracking automatically generated from your programming activity</text:p>
          </table:table-cell>
          <table:table-cell table:style-name="ce17" office:value-type="string" calcext:value-type="string">
            <text:p>metrics , insights , time , tracking , dev</text:p>
          </table:table-cell>
          <table:table-cell table:style-name="ce31"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immerRecyclerView</text:p>
          </table:table-cell>
          <table:table-cell table:style-name="ce17"/>
          <table:table-cell table:style-name="ce17" office:value-type="string" calcext:value-type="string">
            <text:p>UI , view , shimmer , place holder</text:p>
          </table:table-cell>
          <table:table-cell table:style-name="ce31"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Calendar</text:p>
          </table:table-cell>
          <table:table-cell table:style-name="ce17"/>
          <table:table-cell table:style-name="ce17" office:value-type="string" calcext:value-type="string">
            <text:p>UI , view , calendar</text:p>
          </table:table-cell>
          <table:table-cell table:style-name="ce31"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uto Fill Edit Text</text:p>
          </table:table-cell>
          <table:table-cell table:style-name="ce17"/>
          <table:table-cell table:style-name="ce17" office:value-type="string" calcext:value-type="string">
            <text:p>UI , view , edit text , autofill , autocompletion</text:p>
          </table:table-cell>
          <table:table-cell table:style-name="ce31"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pe</text:p>
          </table:table-cell>
          <table:table-cell table:style-name="ce17"/>
          <table:table-cell table:style-name="ce17" office:value-type="string" calcext:value-type="string">
            <text:p>UI , view , zoom , glass , loupe</text:p>
          </table:table-cell>
          <table:table-cell table:style-name="ce31"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utors</text:p>
          </table:table-cell>
          <table:table-cell table:style-name="ce17" office:value-type="string" calcext:value-type="string">
            <text:p><text:s/>A simple way to show the user interface tutorials</text:p>
          </table:table-cell>
          <table:table-cell table:style-name="ce17" office:value-type="string" calcext:value-type="string">
            <text:p>UI , UX , view , tuto , how to , indicator , app intro</text:p>
          </table:table-cell>
          <table:table-cell table:style-name="ce31"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chorImageView</text:p>
          </table:table-cell>
          <table:table-cell table:style-name="ce17" office:value-type="string" calcext:value-type="string">
            <text:p>An ImageView that anchors points according to the pixels, locates the anchored area</text:p>
          </table:table-cell>
          <table:table-cell table:style-name="ce17" office:value-type="string" calcext:value-type="string">
            <text:p>UI , view , anchor , image view</text:p>
          </table:table-cell>
          <table:table-cell table:style-name="ce31"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5"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JS</text:p>
          </table:table-cell>
          <table:table-cell table:style-name="ce17"/>
          <table:table-cell table:style-name="ce17" office:value-type="string" calcext:value-type="string">
            <text:p>Node JS , JS</text:p>
          </table:table-cell>
          <table:table-cell table:style-name="ce31"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EJS</text:p>
          </table:table-cell>
          <table:table-cell table:style-name="ce17" office:value-type="string" calcext:value-type="string">
            <text:p>Embedded JavaScriot</text:p>
          </table:table-cell>
          <table:table-cell table:style-name="ce17" office:value-type="string" calcext:value-type="string">
            <text:p>JS , template</text:p>
          </table:table-cell>
          <table:table-cell table:style-name="ce31"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pster</text:p>
          </table:table-cell>
          <table:table-cell table:style-name="ce17" office:value-type="string" calcext:value-type="string">
            <text:p>A Robot on Every Desk</text:p>
          </table:table-cell>
          <table:table-cell table:style-name="ce17" office:value-type="string" calcext:value-type="string">
            <text:p>hardware , tobot , automation , Appium , NodeJS , Bitbeam , Lego techniks , 3D printed , tests , DIY</text:p>
          </table:table-cell>
          <table:table-cell table:style-name="ce31"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ster</text:p>
          </table:table-cell>
          <table:table-cell table:style-name="ce17" office:value-type="string" calcext:value-type="string">
            <text:p>Community dedicated to learning hardware</text:p>
          </table:table-cell>
          <table:table-cell table:style-name="ce17" office:value-type="string" calcext:value-type="string">
            <text:p>hardware</text:p>
          </table:table-cell>
          <table:table-cell table:style-name="ce31"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Bots</text:p>
          </table:table-cell>
          <table:table-cell table:style-name="ce17" office:value-type="string" calcext:value-type="string">
            <text:p>Make robots powered by JavaScript</text:p>
          </table:table-cell>
          <table:table-cell table:style-name="ce17" office:value-type="string" calcext:value-type="string">
            <text:p>hardware , bot , robots , JS</text:p>
          </table:table-cell>
          <table:table-cell table:style-name="ce31"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Goneremote.io</text:p>
          </table:table-cell>
          <table:table-cell table:style-name="ce17"/>
          <table:table-cell table:style-name="ce17" office:value-type="string" calcext:value-type="string">
            <text:p>UI , UX , design , Android</text:p>
          </table:table-cell>
          <table:table-cell table:style-name="ce31"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Asset Studio</text:p>
          </table:table-cell>
          <table:table-cell table:style-name="ce17" office:value-type="string" calcext:value-type="string">
            <text:p>A collection of tools to easily generate assets such as launcher icons for your Android app.</text:p>
          </table:table-cell>
          <table:table-cell table:style-name="ce17" office:value-type="string" calcext:value-type="string">
            <text:p>design</text:p>
          </table:table-cell>
          <table:table-cell table:style-name="ce31"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 Framework</text:p>
          </table:table-cell>
          <table:table-cell table:style-name="ce17" office:value-type="string" calcext:value-type="string">
            <text:p>Build a great conversationalist</text:p>
          </table:table-cell>
          <table:table-cell table:style-name="ce17" office:value-type="string" calcext:value-type="string">
            <text:p>smart bot , bot , chat bot , Microsoft</text:p>
          </table:table-cell>
          <table:table-cell table:style-name="ce31"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t.ai</text:p>
          </table:table-cell>
          <table:table-cell table:style-name="ce17" office:value-type="string" calcext:value-type="string">
            <text:p>Natural Language for Developers</text:p>
          </table:table-cell>
          <table:table-cell table:style-name="ce17" office:value-type="string" calcext:value-type="string">
            <text:p>smart bot , bot , chat bot</text:p>
          </table:table-cell>
          <table:table-cell table:style-name="ce31"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eelter</text:p>
          </table:table-cell>
          <table:table-cell table:style-name="ce17"/>
          <table:table-cell table:style-name="ce17" office:value-type="string" calcext:value-type="string">
            <text:p>smart bot , bot , chat bot</text:p>
          </table:table-cell>
          <table:table-cell table:style-name="ce31"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ist</text:p>
          </table:table-cell>
          <table:table-cell table:style-name="ce17"/>
          <table:table-cell table:style-name="ce17" office:value-type="string" calcext:value-type="string">
            <text:p>smart bot , bot , chat bot</text:p>
          </table:table-cell>
          <table:table-cell table:style-name="ce31"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vealedittext</text:p>
          </table:table-cell>
          <table:table-cell table:style-name="ce17"/>
          <table:table-cell table:style-name="ce17" office:value-type="string" calcext:value-type="string">
            <text:p>UI , view , reveal , text field , EditText</text:p>
          </table:table-cell>
          <table:table-cell table:style-name="ce31"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Layout</text:p>
          </table:table-cell>
          <table:table-cell table:style-name="ce17" office:value-type="string" calcext:value-type="string">
            <text:p><text:s/>A flow layout for Android with auto-spacing</text:p>
          </table:table-cell>
          <table:table-cell table:style-name="ce17" office:value-type="string" calcext:value-type="string">
            <text:p>UI , view , flow layout , autospacing</text:p>
          </table:table-cell>
          <table:table-cell table:style-name="ce31"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obLayout</text:p>
          </table:table-cell>
          <table:table-cell table:style-name="ce17" office:value-type="string" calcext:value-type="string">
            <text:p><text:s/>BlobLayout is custom layout for Android like blob style.</text:p>
          </table:table-cell>
          <table:table-cell table:style-name="ce17" office:value-type="string" calcext:value-type="string">
            <text:p>UI , view , layout , BLOB</text:p>
          </table:table-cell>
          <table:table-cell table:style-name="ce31"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RecyclerStickyHeaderView</text:p>
          </table:table-cell>
          <table:table-cell table:style-name="ce17" office:value-type="string" calcext:value-type="string">
            <text:p><text:s/>Sticky header view or suspending view for RecyclerView</text:p>
          </table:table-cell>
          <table:table-cell table:style-name="ce17" office:value-type="string" calcext:value-type="string">
            <text:p>UI , view , sticky</text:p>
          </table:table-cell>
          <table:table-cell table:style-name="ce31"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cPageIndicator</text:p>
          </table:table-cell>
          <table:table-cell table:style-name="ce17"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7" office:value-type="string" calcext:value-type="string">
            <text:p>UI , view , arc pager indicator</text:p>
          </table:table-cell>
          <table:table-cell table:style-name="ce31"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Stepper</text:p>
          </table:table-cell>
          <table:table-cell table:style-name="ce17" office:value-type="string" calcext:value-type="string">
            <text:p><text:s/>This library allows to use Material steppers inside Android applications</text:p>
          </table:table-cell>
          <table:table-cell table:style-name="ce17" office:value-type="string" calcext:value-type="string">
            <text:p>UI , view , steps , stepper , indicator , progress</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My Fonts</text:p>
          </table:table-cell>
          <table:table-cell table:style-name="ce17"/>
          <table:table-cell table:style-name="ce17" office:value-type="string" calcext:value-type="string">
            <text:p>UI , design , fonts</text:p>
          </table:table-cell>
          <table:table-cell table:style-name="ce31"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aFond</text:p>
          </table:table-cell>
          <table:table-cell table:style-name="ce17"/>
          <table:table-cell table:style-name="ce17" office:value-type="string" calcext:value-type="string">
            <text:p>UI , design , fonts</text:p>
          </table:table-cell>
          <table:table-cell table:style-name="ce31"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ooped Live Mockups</text:p>
          </table:table-cell>
          <table:table-cell table:style-name="ce17"/>
          <table:table-cell table:style-name="ce17" office:value-type="string" calcext:value-type="string">
            <text:p>UI , UX , design , PS , mockup , motions</text:p>
          </table:table-cell>
          <table:table-cell table:style-name="ce31"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Tools for Bot Development</text:p>
          </table:table-cell>
          <table:table-cell table:style-name="ce17"/>
          <table:table-cell table:style-name="ce17" office:value-type="string" calcext:value-type="string">
            <text:p>smart bot , bot , chat bot</text:p>
          </table:table-cell>
          <table:table-cell table:style-name="ce31"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Hacker News</text:p>
          </table:table-cell>
          <table:table-cell table:style-name="ce17"/>
          <table:table-cell table:style-name="ce19" office:value-type="string" calcext:value-type="string">
            <text:p>news , veille , tuto , site , tool</text:p>
          </table:table-cell>
          <table:table-cell table:style-name="ce31"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4"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3"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3"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Pit</text:p>
          </table:table-cell>
          <table:table-cell table:style-name="ce17"/>
          <table:table-cell table:style-name="ce17" office:value-type="string" calcext:value-type="string">
            <text:p>veille , news</text:p>
          </table:table-cell>
          <table:table-cell table:style-name="ce33"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rAndroid</text:p>
          </table:table-cell>
          <table:table-cell table:style-name="ce17"/>
          <table:table-cell table:style-name="ce17" office:value-type="string" calcext:value-type="string">
            <text:p>veille , news</text:p>
          </table:table-cell>
          <table:table-cell table:style-name="ce33"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lubic</text:p>
          </table:table-cell>
          <table:table-cell table:style-name="ce17"/>
          <table:table-cell table:style-name="ce17" office:value-type="string" calcext:value-type="string">
            <text:p>veille , news</text:p>
          </table:table-cell>
          <table:table-cell table:style-name="ce33"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Next Inpact</text:p>
          </table:table-cell>
          <table:table-cell table:style-name="ce17"/>
          <table:table-cell table:style-name="ce17" office:value-type="string" calcext:value-type="string">
            <text:p>veille , news</text:p>
          </table:table-cell>
          <table:table-cell table:style-name="ce33"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ZDNet</text:p>
          </table:table-cell>
          <table:table-cell table:style-name="ce17"/>
          <table:table-cell table:style-name="ce17" office:value-type="string" calcext:value-type="string">
            <text:p>veille , news</text:p>
          </table:table-cell>
          <table:table-cell table:style-name="ce33"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6"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6"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6"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6"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6"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6"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6"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6"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5"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5"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droidPub</text:p>
          </table:table-cell>
          <table:table-cell table:style-name="ce17" office:value-type="string" calcext:value-type="string">
            <text:p>The Pub(lication) for Android &amp; Tech, focused on Development</text:p>
          </table:table-cell>
          <table:table-cell table:style-name="ce17" office:value-type="string" calcext:value-type="string">
            <text:p>veille , news , Android</text:p>
          </table:table-cell>
          <table:table-cell table:style-name="ce35"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api.ai</text:p>
          </table:table-cell>
          <table:table-cell table:style-name="ce17" office:value-type="string" calcext:value-type="string">
            <text:p>API.AI for Facebook Messenger Platform</text:p>
          </table:table-cell>
          <table:table-cell table:style-name="ce17" office:value-type="string" calcext:value-type="string">
            <text:p>smart bot , bot , chat bot</text:p>
          </table:table-cell>
          <table:table-cell table:style-name="ce31"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Recast.AI</text:p>
          </table:table-cell>
          <table:table-cell table:style-name="ce17" office:value-type="string" calcext:value-type="string">
            <text:p>Collaborative Bot Platform</text:p>
          </table:table-cell>
          <table:table-cell table:style-name="ce17" office:value-type="string" calcext:value-type="string">
            <text:p>smart bot , bot , chat bot</text:p>
          </table:table-cell>
          <table:table-cell table:style-name="ce31"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Init.ai</text:p>
          </table:table-cell>
          <table:table-cell table:style-name="ce17" office:value-type="string" calcext:value-type="string">
            <text:p>The most powerful way to build, train, and deploy intelligent conversational apps</text:p>
          </table:table-cell>
          <table:table-cell table:style-name="ce17" office:value-type="string" calcext:value-type="string">
            <text:p>smart bot , bot , chat bot</text:p>
          </table:table-cell>
          <table:table-cell table:style-name="ce31"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LUIS</text:p>
          </table:table-cell>
          <table:table-cell table:style-name="ce17" office:value-type="string" calcext:value-type="string">
            <text:p>Language Understanding Intelligent Service (LUIS)</text:p>
          </table:table-cell>
          <table:table-cell table:style-name="ce17" office:value-type="string" calcext:value-type="string">
            <text:p>smart bot , bot , chat bot</text:p>
          </table:table-cell>
          <table:table-cell table:style-name="ce31"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tt AI</text:p>
          </table:table-cell>
          <table:table-cell table:style-name="ce17"/>
          <table:table-cell table:style-name="ce17" office:value-type="string" calcext:value-type="string">
            <text:p>smart bot , bot , chat bot</text:p>
          </table:table-cell>
          <table:table-cell table:style-name="ce31"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Kik</text:p>
          </table:table-cell>
          <table:table-cell table:style-name="ce17"/>
          <table:table-cell table:style-name="ce17" office:value-type="string" calcext:value-type="string">
            <text:p>smart bot , bot , chat bot</text:p>
          </table:table-cell>
          <table:table-cell table:style-name="ce31"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kit</text:p>
          </table:table-cell>
          <table:table-cell table:style-name="ce17" office:value-type="string" calcext:value-type="string">
            <text:p>Open-source toolkit for creating bots</text:p>
          </table:table-cell>
          <table:table-cell table:style-name="ce17" office:value-type="string" calcext:value-type="string">
            <text:p>smart bot , bot , chat bot</text:p>
          </table:table-cell>
          <table:table-cell table:style-name="ce31"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Botlytics</text:p>
          </table:table-cell>
          <table:table-cell table:style-name="ce17" office:value-type="string" calcext:value-type="string">
            <text:p>Analytics for your bot</text:p>
          </table:table-cell>
          <table:table-cell table:style-name="ce17" office:value-type="string" calcext:value-type="string">
            <text:p>smart bot , bot , chat bot , analytics</text:p>
          </table:table-cell>
          <table:table-cell table:style-name="ce31"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kHTTP stats</text:p>
          </table:table-cell>
          <table:table-cell table:style-name="ce17" office:value-type="string" calcext:value-type="string">
            <text:p>OkHttp Analytical library to get stats like average network speed. Also get global callbacks for network errors and successes</text:p>
          </table:table-cell>
          <table:table-cell table:style-name="ce17" office:value-type="string" calcext:value-type="string">
            <text:p>OkHTTP , metrics , stats , network , HTTP</text:p>
          </table:table-cell>
          <table:table-cell table:style-name="ce31"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eekbench</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nTuTu</text:p>
          </table:table-cell>
          <table:table-cell table:style-name="ce17"/>
          <table:table-cell table:style-name="ce17" office:value-type="string" calcext:value-type="string">
            <text:p>benchmarks , tests , hardware , devices</text:p>
          </table:table-cell>
          <table:table-cell table:style-name="ce31"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ber ADB Tools</text:p>
          </table:table-cell>
          <table:table-cell table:style-name="ce17"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7" office:value-type="string" calcext:value-type="string">
            <text:p>ADB , tool , dev , devices</text:p>
          </table:table-cell>
          <table:table-cell table:style-name="ce31"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17" office:value-type="string" calcext:value-type="string">
            <text:p>Kluent</text:p>
          </table:table-cell>
          <table:table-cell table:style-name="ce17" office:value-type="string" calcext:value-type="string">
            <text:p>Flluent assertions library for Kotlin</text:p>
          </table:table-cell>
          <table:table-cell table:style-name="ce17" office:value-type="string" calcext:value-type="string">
            <text:p>assertions</text:p>
          </table:table-cell>
          <table:table-cell table:style-name="ce31"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ttie</text:p>
          </table:table-cell>
          <table:table-cell table:style-name="ce17" office:value-type="string" calcext:value-type="string">
            <text:p><text:s/>Render After Effects animations natively on Android</text:p>
          </table:table-cell>
          <table:table-cell table:style-name="ce17" office:value-type="string" calcext:value-type="string">
            <text:p>after effects , animations , rendering</text:p>
          </table:table-cell>
          <table:table-cell table:style-name="ce31"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 text button</text:p>
          </table:table-cell>
          <table:table-cell table:style-name="ce17" office:value-type="string" calcext:value-type="string">
            <text:p><text:s/>Simple floating button with action text</text:p>
          </table:table-cell>
          <table:table-cell table:style-name="ce17" office:value-type="string" calcext:value-type="string">
            <text:p>floating text button , view</text:p>
          </table:table-cell>
          <table:table-cell table:style-name="ce31"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arePanel</text:p>
          </table:table-cell>
          <table:table-cell table:style-name="ce17"/>
          <table:table-cell table:style-name="ce17" office:value-type="string" calcext:value-type="string">
            <text:p>share , panel , view</text:p>
          </table:table-cell>
          <table:table-cell table:style-name="ce31"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guard</text:p>
          </table:table-cell>
          <table:table-cell table:style-name="ce17" office:value-type="string" calcext:value-type="string">
            <text:p>Statistical Deobfuscation for Android</text:p>
          </table:table-cell>
          <table:table-cell table:style-name="ce17" office:value-type="string" calcext:value-type="string">
            <text:p>ProGuard , obfuscation , RI , reverse engineering , tool</text:p>
          </table:table-cell>
          <table:table-cell table:style-name="ce31"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tch</text:p>
          </table:table-cell>
          <table:table-cell table:style-name="ce17" office:value-type="string" calcext:value-type="string">
            <text:p>A "glitch effect" library for Android</text:p>
          </table:table-cell>
          <table:table-cell table:style-name="ce17" office:value-type="string" calcext:value-type="string">
            <text:p>glitch , effects , animations</text:p>
          </table:table-cell>
          <table:table-cell table:style-name="ce31"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ppRadar</text:p>
          </table:table-cell>
          <table:table-cell table:style-name="ce17" office:value-type="string" calcext:value-type="string">
            <text:p>App Marketing like a Pro</text:p>
          </table:table-cell>
          <table:table-cell table:style-name="ce17" office:value-type="string" calcext:value-type="string">
            <text:p>app , store , marketing</text:p>
          </table:table-cell>
          <table:table-cell table:style-name="ce31"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5"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5"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5"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reviewSeekBar</text:p>
          </table:table-cell>
          <table:table-cell table:style-name="ce17" office:value-type="string" calcext:value-type="string">
            <text:p>A SeekBar suited for showing a preview of something</text:p>
          </table:table-cell>
          <table:table-cell table:style-name="ce17" office:value-type="string" calcext:value-type="string">
            <text:p>view , seekbar</text:p>
          </table:table-cell>
          <table:table-cell table:style-name="ce31"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ayoutSwitch</text:p>
          </table:table-cell>
          <table:table-cell table:style-name="ce17" office:value-type="string" calcext:value-type="string">
            <text:p>A sample showing an easy way to make switch animation from list layout to grid layout with RecyclerView</text:p>
          </table:table-cell>
          <table:table-cell table:style-name="ce17" office:value-type="string" calcext:value-type="string">
            <text:p>layout , effects</text:p>
          </table:table-cell>
          <table:table-cell table:style-name="ce31"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Transition</text:p>
          </table:table-cell>
          <table:table-cell table:style-name="ce17" office:value-type="string" calcext:value-type="string">
            <text:p>A small android library to transition between a circular ImageView from one Activity to a rectangular ImageView in the launched Activity</text:p>
          </table:table-cell>
          <table:table-cell table:style-name="ce17" office:value-type="string" calcext:value-type="string">
            <text:p>transitions , activity</text:p>
          </table:table-cell>
          <table:table-cell table:style-name="ce31"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uppet</text:p>
          </table:table-cell>
          <table:table-cell table:style-name="ce17"/>
          <table:table-cell table:style-name="ce17" office:value-type="string" calcext:value-type="string">
            <text:p>DevOps</text:p>
          </table:table-cell>
          <table:table-cell table:style-name="ce31"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amboo</text:p>
          </table:table-cell>
          <table:table-cell table:style-name="ce17" office:value-type="string" calcext:value-type="string">
            <text:p>Bamboo is a continuous integration and delivery tool that ties automated builds, tests, and releases in a single workflow</text:p>
          </table:table-cell>
          <table:table-cell table:style-name="ce17" office:value-type="string" calcext:value-type="string">
            <text:p>DevOps , continuous integration, automated builds</text:p>
          </table:table-cell>
          <table:table-cell table:style-name="ce31"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agrant</text:p>
          </table:table-cell>
          <table:table-cell table:style-name="ce17" office:value-type="string" calcext:value-type="string">
            <text:p>Create and configure lightweight, reproducible, and portable development environments.</text:p>
          </table:table-cell>
          <table:table-cell table:style-name="ce17" office:value-type="string" calcext:value-type="string">
            <text:p>DevOps</text:p>
          </table:table-cell>
          <table:table-cell table:style-name="ce31"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Mattermost</text:p>
          </table:table-cell>
          <table:table-cell table:style-name="ce17" office:value-type="string" calcext:value-type="string">
            <text:p>Open source, private cloud Slack-alternative</text:p>
          </table:table-cell>
          <table:table-cell table:style-name="ce17" office:value-type="string" calcext:value-type="string">
            <text:p>Slack , chat , channels</text:p>
          </table:table-cell>
          <table:table-cell table:style-name="ce31"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KUDO</text:p>
          </table:table-cell>
          <table:table-cell table:style-name="ce17"/>
          <table:table-cell table:style-name="ce17" office:value-type="string" calcext:value-type="string">
            <text:p>DevOps</text:p>
          </table:table-cell>
          <table:table-cell table:style-name="ce31"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Bitbucket</text:p>
          </table:table-cell>
          <table:table-cell table:style-name="ce17"/>
          <table:table-cell table:style-name="ce17" office:value-type="string" calcext:value-type="string">
            <text:p>DevOps , repository , repo</text:p>
          </table:table-cell>
          <table:table-cell table:style-name="ce31"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edmine</text:p>
          </table:table-cell>
          <table:table-cell table:style-name="ce17"/>
          <table:table-cell table:style-name="ce17" office:value-type="string" calcext:value-type="string">
            <text:p>DevOps , forge</text:p>
          </table:table-cell>
          <table:table-cell table:style-name="ce31"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Vowkswagen</text:p>
          </table:table-cell>
          <table:table-cell table:style-name="ce17" office:value-type="string" calcext:value-type="string">
            <text:p><text:s/>:see_no_evil: Volkswagen detects when your tests are being run in a CI server, and makes them pass.</text:p>
          </table:table-cell>
          <table:table-cell table:style-name="ce17" office:value-type="string" calcext:value-type="string">
            <text:p>CI , lulz , VW</text:p>
          </table:table-cell>
          <table:table-cell table:style-name="ce31"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etch</text:p>
          </table:table-cell>
          <table:table-cell table:style-name="ce17" office:value-type="string" calcext:value-type="string">
            <text:p><text:s/>A better in app Download Manager for Android</text:p>
          </table:table-cell>
          <table:table-cell table:style-name="ce17" office:value-type="string" calcext:value-type="string">
            <text:p>download manager , file</text:p>
          </table:table-cell>
          <table:table-cell table:style-name="ce31"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rningViews</text:p>
          </table:table-cell>
          <table:table-cell table:style-name="ce17" office:value-type="string" calcext:value-type="string">
            <text:p><text:s/>Provides a set of views which allows to adjust the spacing between the characters in the text of that view, also known as Kerning effect. </text:p>
          </table:table-cell>
          <table:table-cell table:style-name="ce17" office:value-type="string" calcext:value-type="string">
            <text:p>kerning , effects , swpaces , texts</text:p>
          </table:table-cell>
          <table:table-cell table:style-name="ce31"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uck</text:p>
          </table:table-cell>
          <table:table-cell table:style-name="ce17" office:value-type="string" calcext:value-type="string">
            <text:p>An in-app HTTP inspector for Android OkHttp clients</text:p>
          </table:table-cell>
          <table:table-cell table:style-name="ce17" office:value-type="string" calcext:value-type="string">
            <text:p>HTTP , OkHTTP , inspector</text:p>
          </table:table-cell>
          <table:table-cell table:style-name="ce31"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TabLayout</text:p>
          </table:table-cell>
          <table:table-cell table:style-name="ce17" office:value-type="string" calcext:value-type="string">
            <text:p>Combination of TabLayout and CoordinatorLayout./TabLayout和CoordinatorLayout</text:p>
          </table:table-cell>
          <table:table-cell table:style-name="ce17" office:value-type="string" calcext:value-type="string">
            <text:p>UI , views , coordinator , tab , layout</text:p>
          </table:table-cell>
          <table:table-cell table:style-name="ce31"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oordinators</text:p>
          </table:table-cell>
          <table:table-cell table:style-name="ce17" office:value-type="string" calcext:value-type="string">
            <text:p>Simple MVWhatever for Android</text:p>
          </table:table-cell>
          <table:table-cell table:style-name="ce17" office:value-type="string" calcext:value-type="string">
            <text:p>design pattern , MV, Mvx, coordination</text:p>
          </table:table-cell>
          <table:table-cell table:style-name="ce31"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Louvre</text:p>
          </table:table-cell>
          <table:table-cell table:style-name="ce17" office:value-type="string" calcext:value-type="string">
            <text:p>A small customizable library useful to handle an gallery image pick action built-in your app</text:p>
          </table:table-cell>
          <table:table-cell table:style-name="ce17" office:value-type="string" calcext:value-type="string">
            <text:p>UI , view , gallery</text:p>
          </table:table-cell>
          <table:table-cell table:style-name="ce31"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wesomeBar</text:p>
          </table:table-cell>
          <table:table-cell table:style-name="ce17" office:value-type="string" calcext:value-type="string">
            <text:p>Just beautiful action bar</text:p>
          </table:table-cell>
          <table:table-cell table:style-name="ce17" office:value-type="string" calcext:value-type="string">
            <text:p>UI , view , action bar</text:p>
          </table:table-cell>
          <table:table-cell table:style-name="ce31"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easurement Kit</text:p>
          </table:table-cell>
          <table:table-cell table:style-name="ce17"/>
          <table:table-cell table:style-name="ce17" office:value-type="string" calcext:value-type="string">
            <text:p>OONI , TOR , privacy , security , network , FOSS , censorship</text:p>
          </table:table-cell>
          <table:table-cell table:style-name="ce31"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ONI probe Android</text:p>
          </table:table-cell>
          <table:table-cell table:style-name="ce17"/>
          <table:table-cell table:style-name="ce17" office:value-type="string" calcext:value-type="string">
            <text:p>OONI , TOR , privacy , security , network , FOSS , censorship , probe</text:p>
          </table:table-cell>
          <table:table-cell table:style-name="ce31"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SQLite browser</text:p>
          </table:table-cell>
          <table:table-cell table:style-name="ce17"/>
          <table:table-cell table:style-name="ce17" office:value-type="string" calcext:value-type="string">
            <text:p>BDD , DB , database , SQLite</text:p>
          </table:table-cell>
          <table:table-cell table:style-name="ce31"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ebug bottle</text:p>
          </table:table-cell>
          <table:table-cell table:style-name="ce17" office:value-type="string" calcext:value-type="string">
            <text:p>Debug Bottle is an Android runtime debug / develop tools written using kotlin langage</text:p>
          </table:table-cell>
          <table:table-cell table:style-name="ce17" office:value-type="string" calcext:value-type="string">
            <text:p>debug</text:p>
          </table:table-cell>
          <table:table-cell table:style-name="ce31"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Timber</text:p>
          </table:table-cell>
          <table:table-cell table:style-name="ce17" office:value-type="string" calcext:value-type="string">
            <text:p><text:s/>A logger with a small, extensible API which provides utility on top of Android's normal Log class.</text:p>
          </table:table-cell>
          <table:table-cell table:style-name="ce17" office:value-type="string" calcext:value-type="string">
            <text:p>debug , logs</text:p>
          </table:table-cell>
          <table:table-cell table:style-name="ce31"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utterknife</text:p>
          </table:table-cell>
          <table:table-cell table:style-name="ce17" office:value-type="string" calcext:value-type="string">
            <text:p>Bind Android views and callbacks to fields and methods</text:p>
          </table:table-cell>
          <table:table-cell table:style-name="ce17" office:value-type="string" calcext:value-type="string">
            <text:p>view , binder</text:p>
          </table:table-cell>
          <table:table-cell table:style-name="ce31"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7" office:value-type="string" calcext:value-type="string">
            <text:p>injection , dependancies , framework , views</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lide</text:p>
          </table:table-cell>
          <table:table-cell table:style-name="ce17" office:value-type="string" calcext:value-type="string">
            <text:p>An image loading and caching library for Android focused on smooth scrolling</text:p>
          </table:table-cell>
          <table:table-cell table:style-name="ce17" office:value-type="string" calcext:value-type="string">
            <text:p>image caching , smooth scrolling , image loading</text:p>
          </table:table-cell>
          <table:table-cell table:style-name="ce31"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tetho</text:p>
          </table:table-cell>
          <table:table-cell table:style-name="ce17" office:value-type="string" calcext:value-type="string">
            <text:p>A debug bridge for Android applications</text:p>
          </table:table-cell>
          <table:table-cell table:style-name="ce17" office:value-type="string" calcext:value-type="string">
            <text:p>Facebook , debug , bridge</text:p>
          </table:table-cell>
          <table:table-cell table:style-name="ce31"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17" office:value-type="string" calcext:value-type="string">
            <text:p>JaCoCo</text:p>
          </table:table-cell>
          <table:table-cell table:style-name="ce17"/>
          <table:table-cell table:style-name="ce17" office:value-type="string" calcext:value-type="string">
            <text:p>code , overage , Java</text:p>
          </table:table-cell>
          <table:table-cell table:style-name="ce31"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Flutter</text:p>
          </table:table-cell>
          <table:table-cell table:style-name="ce17" office:value-type="string" calcext:value-type="string">
            <text:p>Flutter is a new project to help developers build high-performance, high-fidelity, mobile apps for iOS and Android from a single codebase.</text:p>
          </table:table-cell>
          <table:table-cell table:style-name="ce17" office:value-type="string" calcext:value-type="string">
            <text:p>Flutter , Dart</text:p>
          </table:table-cell>
          <table:table-cell table:style-name="ce31"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17" office:value-type="string" calcext:value-type="string">
            <text:p>Dart</text:p>
          </table:table-cell>
          <table:table-cell table:style-name="ce17"/>
          <table:table-cell table:style-name="ce17" office:value-type="string" calcext:value-type="string">
            <text:p>Dart</text:p>
          </table:table-cell>
          <table:table-cell table:style-name="ce31"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17" office:value-type="string" calcext:value-type="string">
            <text:p>Rust</text:p>
          </table:table-cell>
          <table:table-cell table:style-name="ce17" office:value-type="string" calcext:value-type="string">
            <text:p>Rust est un langage de programmation système ultra-rapide, qui prévient les erreurs de segmentation et garantit la sûreté entre threads. </text:p>
          </table:table-cell>
          <table:table-cell table:style-name="ce17" office:value-type="string" calcext:value-type="string">
            <text:p>Rust</text:p>
          </table:table-cell>
          <table:table-cell table:style-name="ce31"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mage magnifier</text:p>
          </table:table-cell>
          <table:table-cell table:style-name="ce17"/>
          <table:table-cell table:style-name="ce17" office:value-type="string" calcext:value-type="string">
            <text:p>UI , view , image , zoom</text:p>
          </table:table-cell>
          <table:table-cell table:style-name="ce31"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An open-source software library for Machine Intelligence </text:p>
          </table:table-cell>
          <table:table-cell table:style-name="ce17" office:value-type="string" calcext:value-type="string">
            <text:p>AI , IA , Google , machine intelligence , neural networks</text:p>
          </table:table-cell>
          <table:table-cell table:style-name="ce31"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17" office:value-type="string" calcext:value-type="string">
            <text:p>TensorFlow</text:p>
          </table:table-cell>
          <table:table-cell table:style-name="ce17" office:value-type="string" calcext:value-type="string">
            <text:p>Computation using data flow graphs for scalable machine learning </text:p>
          </table:table-cell>
          <table:table-cell table:style-name="ce17" office:value-type="string" calcext:value-type="string">
            <text:p>AI , IA , Google , machine intelligence , neural networks</text:p>
          </table:table-cell>
          <table:table-cell table:style-name="ce31"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iOS2androidres</text:p>
          </table:table-cell>
          <table:table-cell table:style-name="ce17" office:value-type="string" calcext:value-type="string">
            <text:p><text:s/>Copy iOS image resources to their appropriate Android directory</text:p>
          </table:table-cell>
          <table:table-cell table:style-name="ce17" office:value-type="string" calcext:value-type="string">
            <text:p>res , drawables , images , icons , iOS , Android</text:p>
          </table:table-cell>
          <table:table-cell table:style-name="ce31"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Codecov</text:p>
          </table:table-cell>
          <table:table-cell table:style-name="ce17" office:value-type="string" calcext:value-type="string">
            <text:p>Code coverage done right</text:p>
          </table:table-cell>
          <table:table-cell table:style-name="ce17" office:value-type="string" calcext:value-type="string">
            <text:p>code , coverage , quality</text:p>
          </table:table-cell>
          <table:table-cell table:style-name="ce31"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NewHandwave</text:p>
          </table:table-cell>
          <table:table-cell table:style-name="ce17"/>
          <table:table-cell table:style-name="ce17" office:value-type="string" calcext:value-type="string">
            <text:p>camera , gestures , recognition , moves , hands</text:p>
          </table:table-cell>
          <table:table-cell table:style-name="ce31"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text:p>
          </table:table-cell>
          <table:table-cell table:style-name="ce17"/>
          <table:table-cell table:style-name="ce17" office:value-type="string" calcext:value-type="string">
            <text:p>beacons</text:p>
          </table:table-cell>
          <table:table-cell table:style-name="ce31"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beacons : Eddystone</text:p>
          </table:table-cell>
          <table:table-cell table:style-name="ce17"/>
          <table:table-cell table:style-name="ce17" office:value-type="string" calcext:value-type="string">
            <text:p>beacons , Eddystone</text:p>
          </table:table-cell>
          <table:table-cell table:style-name="ce31"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lerter</text:p>
          </table:table-cell>
          <table:table-cell table:style-name="ce17" office:value-type="string" calcext:value-type="string">
            <text:p><text:s/>An Android Alerting Library</text:p>
          </table:table-cell>
          <table:table-cell table:style-name="ce17" office:value-type="string" calcext:value-type="string">
            <text:p>UI , view , alert</text:p>
          </table:table-cell>
          <table:table-cell table:style-name="ce31"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chshund Tab Layout</text:p>
          </table:table-cell>
          <table:table-cell table:style-name="ce17" office:value-type="string" calcext:value-type="string">
            <text:p><text:s/>Extended Android Tab Layout with animated indicators that have continuous feedback.</text:p>
          </table:table-cell>
          <table:table-cell table:style-name="ce17" office:value-type="string" calcext:value-type="string">
            <text:p>UI , view , Tab Layout , tabs , indicators</text:p>
          </table:table-cell>
          <table:table-cell table:style-name="ce31"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pectAnim</text:p>
          </table:table-cell>
          <table:table-cell table:style-name="ce17" office:value-type="string" calcext:value-type="string">
            <text:p><text:s/>Describe your animation and run !</text:p>
          </table:table-cell>
          <table:table-cell table:style-name="ce17" office:value-type="string" calcext:value-type="string">
            <text:p>UI , animations , effects</text:p>
          </table:table-cell>
          <table:table-cell table:style-name="ce31"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hortbread</text:p>
          </table:table-cell>
          <table:table-cell table:style-name="ce17" office:value-type="string" calcext:value-type="string">
            <text:p><text:s/>Android library that generates app shortcuts from Shortcut annotations</text:p>
          </table:table-cell>
          <table:table-cell table:style-name="ce17" office:value-type="string" calcext:value-type="string">
            <text:p>UI , views , shortcuts</text:p>
          </table:table-cell>
          <table:table-cell table:style-name="ce31"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ridge</text:p>
          </table:table-cell>
          <table:table-cell table:style-name="ce17" office:value-type="string" calcext:value-type="string">
            <text:p>A simple but powerful HTTP networking library for Java. It features a Fluent chainable API, powered by Java URLConnection classes for maximum compatibility and speed</text:p>
          </table:table-cell>
          <table:table-cell table:style-name="ce17" office:value-type="string" calcext:value-type="string">
            <text:p>networks , URL connections , HTTP</text:p>
          </table:table-cell>
          <table:table-cell table:style-name="ce31"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 color creator Android</text:p>
          </table:table-cell>
          <table:table-cell table:style-name="ce17" office:value-type="string" calcext:value-type="string">
            <text:p>A library for generating color palette shades and overlay colors (Java)</text:p>
          </table:table-cell>
          <table:table-cell table:style-name="ce17" office:value-type="string" calcext:value-type="string">
            <text:p>colors</text:p>
          </table:table-cell>
          <table:table-cell table:style-name="ce31"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7"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7"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table:style-name="ce17" office:value-type="string" calcext:value-type="string">
            <text:p>UI , views , shortcuts</text:p>
          </table:table-cell>
          <table:table-cell table:style-name="ce37"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7"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7"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7"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7"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7"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7"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7"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7"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7"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7"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7"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7"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7"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7"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7"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7"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7"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7"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7"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7"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7"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7"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7"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7"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7"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7"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7"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7"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7"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7"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7"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7"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7"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7"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7"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7"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7"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7"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7"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7"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7"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7"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7"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7"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daptiveTableLayout</text:p>
          </table:table-cell>
          <table:table-cell table:style-name="ce17" office:value-type="string" calcext:value-type="string">
            <text:p><text:s/>Library that makes it possible to read, edit and write CSV files</text:p>
          </table:table-cell>
          <table:table-cell table:style-name="ce17" office:value-type="string" calcext:value-type="string">
            <text:p>UI , views , layout , CSV</text:p>
          </table:table-cell>
          <table:table-cell table:style-name="ce31"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Gnirehtet</text:p>
          </table:table-cell>
          <table:table-cell table:style-name="ce17" office:value-type="string" calcext:value-type="string">
            <text:p><text:s/>Gnirehtet provides reverse tethering for Android</text:p>
          </table:table-cell>
          <table:table-cell table:style-name="ce17" office:value-type="string" calcext:value-type="string">
            <text:p>Android , reverse tethering</text:p>
          </table:table-cell>
          <table:table-cell table:style-name="ce31"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Mastodon</text:p>
          </table:table-cell>
          <table:table-cell table:style-name="ce17" office:value-type="string" calcext:value-type="string">
            <text:p>A free, open-source, decentralized Twitter-like</text:p>
          </table:table-cell>
          <table:table-cell table:style-name="ce17" office:value-type="string" calcext:value-type="string">
            <text:p>app , security , privacy , FOSS</text:p>
          </table:table-cell>
          <table:table-cell table:style-name="ce31"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7"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7"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7"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7"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7"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7"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7"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latformIO</text:p>
          </table:table-cell>
          <table:table-cell table:style-name="ce17" office:value-type="string" calcext:value-type="string">
            <text:p>PlatformIO is an open source ecosystem for IoT development. Cross-platform build system. Continuous and IDE integration. Arduino and ARM mbed compatible</text:p>
          </table:table-cell>
          <table:table-cell table:style-name="ce17" office:value-type="string" calcext:value-type="string">
            <text:p>IoT</text:p>
          </table:table-cell>
          <table:table-cell table:style-name="ce31"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OpenCV</text:p>
          </table:table-cell>
          <table:table-cell table:style-name="ce17"/>
          <table:table-cell table:style-name="ce17" office:value-type="string" calcext:value-type="string">
            <text:p>picture recognition</text:p>
          </table:table-cell>
          <table:table-cell table:style-name="ce31"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KenBurnsView</text:p>
          </table:table-cell>
          <table:table-cell table:style-name="ce17" office:value-type="string" calcext:value-type="string">
            <text:p>Android ImageViews animated by Ken Burns Effect</text:p>
          </table:table-cell>
          <table:table-cell table:style-name="ce17" office:value-type="string" calcext:value-type="string">
            <text:p>UI , views , Ben Brun , effect , picture , image</text:p>
          </table:table-cell>
          <table:table-cell table:style-name="ce31"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Fix</text:p>
          </table:table-cell>
          <table:table-cell table:style-name="ce17" office:value-type="string" calcext:value-type="string">
            <text:p><text:s/>AndFix is a library that offer hot-fix for Android App.</text:p>
          </table:table-cell>
          <table:table-cell table:style-name="ce17" office:value-type="string" calcext:value-type="string">
            <text:p>Android , hot-patch , fix</text:p>
          </table:table-cell>
          <table:table-cell table:style-name="ce31"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R location based Android</text:p>
          </table:table-cell>
          <table:table-cell table:style-name="ce17"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7" office:value-type="string" calcext:value-type="string">
            <text:p>AR , picture recognition</text:p>
          </table:table-cell>
          <table:table-cell table:style-name="ce31"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W3C Validator</text:p>
          </table:table-cell>
          <table:table-cell table:style-name="ce17" office:value-type="string" calcext:value-type="string">
            <text:p>Feed Validation Service</text:p>
          </table:table-cell>
          <table:table-cell table:style-name="ce17" office:value-type="string" calcext:value-type="string">
            <text:p>W3C , web , validator</text:p>
          </table:table-cell>
          <table:table-cell table:style-name="ce31"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Qubes OS</text:p>
          </table:table-cell>
          <table:table-cell table:style-name="ce17" office:value-type="string" calcext:value-type="string">
            <text:p>A reasonably secure operating system</text:p>
          </table:table-cell>
          <table:table-cell table:style-name="ce17" office:value-type="string" calcext:value-type="string">
            <text:p>OS <text:s/>, security , privacy , FOSS , Snowden</text:p>
          </table:table-cell>
          <table:table-cell table:style-name="ce31"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honix</text:p>
          </table:table-cell>
          <table:table-cell table:style-name="ce17" office:value-type="string" calcext:value-type="string">
            <text:p>Secure way to surf the web</text:p>
          </table:table-cell>
          <table:table-cell table:style-name="ce17" office:value-type="string" calcext:value-type="string">
            <text:p>Web <text:s/>, security , privacy , FOSS</text:p>
          </table:table-cell>
          <table:table-cell table:style-name="ce31"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Tails</text:p>
          </table:table-cell>
          <table:table-cell table:style-name="ce17" office:value-type="string" calcext:value-type="string">
            <text:p>The amnesic incognito live system</text:p>
          </table:table-cell>
          <table:table-cell table:style-name="ce17" office:value-type="string" calcext:value-type="string">
            <text:p>OS , USB , security , privacy , FOSS</text:p>
          </table:table-cell>
          <table:table-cell table:style-name="ce31"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randPerspective</text:p>
          </table:table-cell>
          <table:table-cell table:style-name="ce17" office:value-type="string" calcext:value-type="string">
            <text:p>Application for Mac that graphically shows the disk usage within a file system</text:p>
          </table:table-cell>
          <table:table-cell table:style-name="ce17" office:value-type="string" calcext:value-type="string">
            <text:p>storage usage</text:p>
          </table:table-cell>
          <table:table-cell table:style-name="ce31"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blic APIs</text:p>
          </table:table-cell>
          <table:table-cell table:style-name="ce17" office:value-type="string" calcext:value-type="string">
            <text:p>A collective list of free JSON APIs for use in web development.</text:p>
          </table:table-cell>
          <table:table-cell table:style-name="ce17" office:value-type="string" calcext:value-type="string">
            <text:p>API , data , public API</text:p>
          </table:table-cell>
          <table:table-cell table:style-name="ce31"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grammable Web – API directory</text:p>
          </table:table-cell>
          <table:table-cell table:style-name="ce17" office:value-type="string" calcext:value-type="string">
            <text:p>Search the Largest API Directory on the Web</text:p>
          </table:table-cell>
          <table:table-cell table:style-name="ce17" office:value-type="string" calcext:value-type="string">
            <text:p>API , data , public API</text:p>
          </table:table-cell>
          <table:table-cell table:style-name="ce31"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Chatfuel</text:p>
          </table:table-cell>
          <table:table-cell table:style-name="ce17" office:value-type="string" calcext:value-type="string">
            <text:p><text:s/>Build a Facebook bot without coding </text:p>
          </table:table-cell>
          <table:table-cell table:style-name="ce17" office:value-type="string" calcext:value-type="string">
            <text:p>smart bot , bot , chat bot</text:p>
          </table:table-cell>
          <table:table-cell table:style-name="ce31"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Dribble</text:p>
          </table:table-cell>
          <table:table-cell table:style-name="ce17"/>
          <table:table-cell table:style-name="ce17" office:value-type="string" calcext:value-type="string">
            <text:p>UI , design , layout</text:p>
          </table:table-cell>
          <table:table-cell table:style-name="ce31"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Behance</text:p>
          </table:table-cell>
          <table:table-cell table:style-name="ce17" office:value-type="string" calcext:value-type="string">
            <text:p>Showcase &amp; Discover Creative Work</text:p>
          </table:table-cell>
          <table:table-cell table:style-name="ce17" office:value-type="string" calcext:value-type="string">
            <text:p>UI , design , layout</text:p>
          </table:table-cell>
          <table:table-cell table:style-name="ce31"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CodePen</text:p>
          </table:table-cell>
          <table:table-cell table:style-name="ce17" office:value-type="string" calcext:value-type="string">
            <text:p>CodePen is a playground for the front end web.</text:p>
          </table:table-cell>
          <table:table-cell table:style-name="ce17" office:value-type="string" calcext:value-type="string">
            <text:p>UI , design , layout</text:p>
          </table:table-cell>
          <table:table-cell table:style-name="ce31"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usher</text:p>
          </table:table-cell>
          <table:table-cell table:style-name="ce17" office:value-type="string" calcext:value-type="string">
            <text:p>Build Apps, not infrastructure</text:p>
          </table:table-cell>
          <table:table-cell table:style-name="ce17" office:value-type="string" calcext:value-type="string">
            <text:p>reliable , realtime , scalable , infrastructure , backend</text:p>
          </table:table-cell>
          <table:table-cell table:style-name="ce31"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Android Wireframe Kit</text:p>
          </table:table-cell>
          <table:table-cell table:style-name="ce17" office:value-type="string" calcext:value-type="string">
            <text:p>Start your Android project right with a distinct prototype, easily made with Platforma’s huge screen library</text:p>
          </table:table-cell>
          <table:table-cell table:style-name="ce17" office:value-type="string" calcext:value-type="string">
            <text:p>UI , wireframes , screens , prototypes</text:p>
          </table:table-cell>
          <table:table-cell table:style-name="ce31"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Jitsi Meet</text:p>
          </table:table-cell>
          <table:table-cell table:style-name="ce17" office:value-type="string" calcext:value-type="string">
            <text:p>Instant video conferences</text:p>
          </table:table-cell>
          <table:table-cell table:style-name="ce17" office:value-type="string" calcext:value-type="string">
            <text:p>Atlassian , Jitsi , Meet , app , security , privacy , FOSS</text:p>
          </table:table-cell>
          <table:table-cell table:style-name="ce31"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Let’s Encrypt</text:p>
          </table:table-cell>
          <table:table-cell table:style-name="ce17" office:value-type="string" calcext:value-type="string">
            <text:p>Let’s Encrypt is a free, automated, and open Certificate Authority.</text:p>
          </table:table-cell>
          <table:table-cell table:style-name="ce17" office:value-type="string" calcext:value-type="string">
            <text:p>securirty , certificate</text:p>
          </table:table-cell>
          <table:table-cell table:style-name="ce31"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rticles Drawable</text:p>
          </table:table-cell>
          <table:table-cell table:style-name="ce17" office:value-type="string" calcext:value-type="string">
            <text:p>Android Particles Drawable and View</text:p>
          </table:table-cell>
          <table:table-cell table:style-name="ce17" office:value-type="string" calcext:value-type="string">
            <text:p>UI , view , particules</text:p>
          </table:table-cell>
          <table:table-cell table:style-name="ce31"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BlurredImageView</text:p>
          </table:table-cell>
          <table:table-cell table:style-name="ce17" office:value-type="string" calcext:value-type="string">
            <text:p><text:s/>Blurred ImageView</text:p>
          </table:table-cell>
          <table:table-cell table:style-name="ce17" office:value-type="string" calcext:value-type="string">
            <text:p>UI , image views , effects , blur</text:p>
          </table:table-cell>
          <table:table-cell table:style-name="ce31"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Isometric</text:p>
          </table:table-cell>
          <table:table-cell table:style-name="ce17" office:value-type="string" calcext:value-type="string">
            <text:p><text:s/>Isometric drawing library for Android</text:p>
          </table:table-cell>
          <table:table-cell table:style-name="ce17" office:value-type="string" calcext:value-type="string">
            <text:p>UI , draws , isometric , 3D</text:p>
          </table:table-cell>
          <table:table-cell table:style-name="ce31"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arouselEffect</text:p>
          </table:table-cell>
          <table:table-cell table:style-name="ce17" office:value-type="string" calcext:value-type="string">
            <text:p>Careousel Effect with ViewPager</text:p>
          </table:table-cell>
          <table:table-cell table:style-name="ce17" office:value-type="string" calcext:value-type="string">
            <text:p>UI , carousel , views</text:p>
          </table:table-cell>
          <table:table-cell table:style-name="ce31"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32</text:p>
          </table:table-cell>
          <table:table-cell table:style-name="ce17" office:value-type="string" calcext:value-type="string">
            <text:p>Android library for OpenWeatherMap API</text:p>
          </table:table-cell>
          <table:table-cell table:style-name="ce17" office:value-type="string" calcext:value-type="string">
            <text:p>Open Weather Map API , weather</text:p>
          </table:table-cell>
          <table:table-cell table:style-name="ce31"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HorizontalStackView</text:p>
          </table:table-cell>
          <table:table-cell table:style-name="ce17"/>
          <table:table-cell table:style-name="ce17" office:value-type="string" calcext:value-type="string">
            <text:p>UI , views , horizontal , stack</text:p>
          </table:table-cell>
          <table:table-cell table:style-name="ce31"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ropiwa</text:p>
          </table:table-cell>
          <table:table-cell table:style-name="ce17" office:value-type="string" calcext:value-type="string">
            <text:p>Configurable Custom Crop widget for Android</text:p>
          </table:table-cell>
          <table:table-cell table:style-name="ce17" office:value-type="string" calcext:value-type="string">
            <text:p>UI , view , image , crop</text:p>
          </table:table-cell>
          <table:table-cell table:style-name="ce31"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VeraCrypt</text:p>
          </table:table-cell>
          <table:table-cell table:style-name="ce17"/>
          <table:table-cell table:style-name="ce17" office:value-type="string" calcext:value-type="string">
            <text:p>encypherment , security , privacy , FOSS</text:p>
          </table:table-cell>
          <table:table-cell table:style-name="ce31"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Litho</text:p>
          </table:table-cell>
          <table:table-cell table:style-name="ce17" office:value-type="string" calcext:value-type="string">
            <text:p>Litho: A declarative UI framework for Android </text:p>
          </table:table-cell>
          <table:table-cell table:style-name="ce17" office:value-type="string" calcext:value-type="string">
            <text:p>Facebook , framework , UI design , Android</text:p>
          </table:table-cell>
          <table:table-cell table:style-name="ce31"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7" office:value-type="string" calcext:value-type="string">
            <text:p>Yoga</text:p>
          </table:table-cell>
          <table:table-cell table:style-name="ce17" office:value-type="string" calcext:value-type="string">
            <text:p>A cross-platform layout engine</text:p>
          </table:table-cell>
          <table:table-cell table:style-name="ce17" office:value-type="string" calcext:value-type="string">
            <text:p>Facebook , engine , layout , UI , design , framework</text:p>
          </table:table-cell>
          <table:table-cell table:style-name="ce31"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ambox</text:p>
          </table:table-cell>
          <table:table-cell table:style-name="ce17" office:value-type="string" calcext:value-type="string">
            <text:p>Free, Open Source and Cross Platform messaging and emailing app that combines common web applications into one.</text:p>
          </table:table-cell>
          <table:table-cell table:style-name="ce17" office:value-type="string" calcext:value-type="string">
            <text:p>messaging , security , privacy , FOSS</text:p>
          </table:table-cell>
          <table:table-cell table:style-name="ce31"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Snooper</text:p>
          </table:table-cell>
          <table:table-cell table:style-name="ce17" office:value-type="string" calcext:value-type="string">
            <text:p><text:s/>Android library to record the network calls through the interceptor mechanism of the HTTP clients.</text:p>
          </table:table-cell>
          <table:table-cell table:style-name="ce17" office:value-type="string" calcext:value-type="string">
            <text:p>sniffer , HTTP , network , calls</text:p>
          </table:table-cell>
          <table:table-cell table:style-name="ce31"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olygonDrawingUtil</text:p>
          </table:table-cell>
          <table:table-cell table:style-name="ce17" office:value-type="string" calcext:value-type="string">
            <text:p><text:s/>An efficient Android utility class for drawing regular polygons on a Canvas.</text:p>
          </table:table-cell>
          <table:table-cell table:style-name="ce17" office:value-type="string" calcext:value-type="string">
            <text:p>canvas , polygons , draws</text:p>
          </table:table-cell>
          <table:table-cell table:style-name="ce31"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asscodeView</text:p>
          </table:table-cell>
          <table:table-cell table:style-name="ce17" office:value-type="string" calcext:value-type="string">
            <text:p><text:s/>PasscodeView is an Android Library to easily and securely authenticate user with PIN code or using the fingerprint scanner.</text:p>
          </table:table-cell>
          <table:table-cell table:style-name="ce17" office:value-type="string" calcext:value-type="string">
            <text:p>UI , views , passcode , pin , fingerprint , security , login</text:p>
          </table:table-cell>
          <table:table-cell table:style-name="ce31"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about box</text:p>
          </table:table-cell>
          <table:table-cell table:style-name="ce17"/>
          <table:table-cell table:style-name="ce17" office:value-type="string" calcext:value-type="string">
            <text:p>UI , about ,views</text:p>
          </table:table-cell>
          <table:table-cell table:style-name="ce31"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17" office:value-type="string" calcext:value-type="string">
            <text:p>Messenger Platform</text:p>
          </table:table-cell>
          <table:table-cell table:style-name="ce17"/>
          <table:table-cell table:style-name="ce17" office:value-type="string" calcext:value-type="string">
            <text:p>Facebook , bots , Messenger</text:p>
          </table:table-cell>
          <table:table-cell table:style-name="ce31"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Developer Circles from Facebook</text:p>
          </table:table-cell>
          <table:table-cell table:style-name="ce17" office:value-type="string" calcext:value-type="string">
            <text:p><text:s/>Connecting communities to develop the future. </text:p>
          </table:table-cell>
          <table:table-cell table:style-name="ce17" office:value-type="string" calcext:value-type="string">
            <text:p>Facebook , communities , developers , circles</text:p>
          </table:table-cell>
          <table:table-cell table:style-name="ce31"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GDG</text:p>
          </table:table-cell>
          <table:table-cell table:style-name="ce17" office:value-type="string" calcext:value-type="string">
            <text:p>Google Developer Group</text:p>
          </table:table-cell>
          <table:table-cell table:style-name="ce17" office:value-type="string" calcext:value-type="string">
            <text:p>Google , GDG</text:p>
          </table:table-cell>
          <table:table-cell table:style-name="ce31"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Regex 101</text:p>
          </table:table-cell>
          <table:table-cell table:style-name="ce17" office:value-type="string" calcext:value-type="string">
            <text:p>Regular Expressions</text:p>
          </table:table-cell>
          <table:table-cell table:style-name="ce17" office:value-type="string" calcext:value-type="string">
            <text:p>regex</text:p>
          </table:table-cell>
          <table:table-cell table:style-name="ce31"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Yeoman</text:p>
          </table:table-cell>
          <table:table-cell table:style-name="ce17" office:value-type="string" calcext:value-type="string">
            <text:p>The Web’s scaffolding tool for modern webapps</text:p>
          </table:table-cell>
          <table:table-cell table:style-name="ce17" office:value-type="string" calcext:value-type="string">
            <text:p>generator , Angular , Backbone , React , Polymer</text:p>
          </table:table-cell>
          <table:table-cell table:style-name="ce31"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SQLiteToExcel</text:p>
          </table:table-cell>
          <table:table-cell table:style-name="ce17" office:value-type="string" calcext:value-type="string">
            <text:p>A simple lib for Android to export SQLite to Excel, also Excel to SQLite.</text:p>
          </table:table-cell>
          <table:table-cell table:style-name="ce17" office:value-type="string" calcext:value-type="string">
            <text:p>SQLite , DB , databse , storage , excel</text:p>
          </table:table-cell>
          <table:table-cell table:style-name="ce31"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thereum</text:p>
          </table:table-cell>
          <table:table-cell table:style-name="ce17" office:value-type="string" calcext:value-type="string">
            <text:p>Blockchain app platform</text:p>
          </table:table-cell>
          <table:table-cell table:style-name="ce17" office:value-type="string" calcext:value-type="string">
            <text:p>blockchain</text:p>
          </table:table-cell>
          <table:table-cell table:style-name="ce31"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oogle Transparency Report</text:p>
          </table:table-cell>
          <table:table-cell table:style-name="ce17"/>
          <table:table-cell table:style-name="ce17" office:value-type="string" calcext:value-type="string">
            <text:p>Google , transparency , report</text:p>
          </table:table-cell>
          <table:table-cell table:style-name="ce31"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17" office:value-type="string" calcext:value-type="string">
            <text:p>HTML5 Rocks</text:p>
          </table:table-cell>
          <table:table-cell table:style-name="ce17"/>
          <table:table-cell table:style-name="ce19" office:value-type="string" calcext:value-type="string">
            <text:p>news , veille , tuto , site , tool</text:p>
          </table:table-cell>
          <table:table-cell table:style-name="ce31"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ExtraMapUtils</text:p>
          </table:table-cell>
          <table:table-cell table:style-name="ce17" office:value-type="string" calcext:value-type="string">
            <text:p>The simple utility for google maps in android </text:p>
          </table:table-cell>
          <table:table-cell table:style-name="ce17" office:value-type="string" calcext:value-type="string">
            <text:p>Google Maps , markers , drawings , maps</text:p>
          </table:table-cell>
          <table:table-cell table:style-name="ce31"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Circular Reveal</text:p>
          </table:table-cell>
          <table:table-cell table:style-name="ce17" office:value-type="string" calcext:value-type="string">
            <text:p><text:s/>Lollipop ViewAnimationUtils.createCircularReveal for everyone 4.0+</text:p>
          </table:table-cell>
          <table:table-cell table:style-name="ce17" office:value-type="string" calcext:value-type="string">
            <text:p>UI , animations , circular , reveal</text:p>
          </table:table-cell>
          <table:table-cell table:style-name="ce31"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ppium</text:p>
          </table:table-cell>
          <table:table-cell table:style-name="ce17" office:value-type="string" calcext:value-type="string">
            <text:p>Appium is an open source test automation framework for use with native, hybrid and mobile web apps</text:p>
          </table:table-cell>
          <table:table-cell table:style-name="ce17" office:value-type="string" calcext:value-type="string">
            <text:p>Tests , automation , instrumented tests , iOS , Android , Web</text:p>
          </table:table-cell>
          <table:table-cell table:style-name="ce31"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ython</text:p>
          </table:table-cell>
          <table:table-cell table:style-name="ce17"/>
          <table:table-cell table:style-name="ce17" office:value-type="string" calcext:value-type="string">
            <text:p>python</text:p>
          </table:table-cell>
          <table:table-cell table:style-name="ce31"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Robot Framework</text:p>
          </table:table-cell>
          <table:table-cell table:style-name="ce17" office:value-type="string" calcext:value-type="string">
            <text:p><text:s/>Generic test automation framework for acceptance testing and ATDD </text:p>
          </table:table-cell>
          <table:table-cell table:style-name="ce17" office:value-type="string" calcext:value-type="string">
            <text:p>ATDD , acceptance tests</text:p>
          </table:table-cell>
          <table:table-cell table:style-name="ce31"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Atom</text:p>
          </table:table-cell>
          <table:table-cell table:style-name="ce17" office:value-type="string" calcext:value-type="string">
            <text:p>A hackable text editor for the 21st Century</text:p>
          </table:table-cell>
          <table:table-cell table:style-name="ce17" office:value-type="string" calcext:value-type="string">
            <text:p>IDE , editor , text editor</text:p>
          </table:table-cell>
          <table:table-cell table:style-name="ce31"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Vim</text:p>
          </table:table-cell>
          <table:table-cell table:style-name="ce17"/>
          <table:table-cell table:style-name="ce17" office:value-type="string" calcext:value-type="string">
            <text:p>IDE , editor , text editor</text:p>
          </table:table-cell>
          <table:table-cell table:style-name="ce31"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isse</text:p>
          </table:table-cell>
          <table:table-cell table:style-name="ce17" office:value-type="string" calcext:value-type="string">
            <text:p>A well-designed local image and video selector for Android</text:p>
          </table:table-cell>
          <table:table-cell table:style-name="ce17" office:value-type="string" calcext:value-type="string">
            <text:p>UI , picture , image , video , selector , picker</text:p>
          </table:table-cell>
          <table:table-cell table:style-name="ce31"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Android Material Color Picker Dialog</text:p>
          </table:table-cell>
          <table:table-cell table:style-name="ce17" office:value-type="string" calcext:value-type="string">
            <text:p><text:s/>A simple, minimalistic and beautiful dialog color picker for Android 4.1+ (Jellybean+) devices</text:p>
          </table:table-cell>
          <table:table-cell table:style-name="ce17" office:value-type="string" calcext:value-type="string">
            <text:p>UI , color picker , dialog</text:p>
          </table:table-cell>
          <table:table-cell table:style-name="ce31"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ikipedia</text:p>
          </table:table-cell>
          <table:table-cell table:style-name="ce17"/>
          <table:table-cell table:style-name="ce26" office:value-type="string" calcext:value-type="string">
            <text:p>digital humanism</text:p>
          </table:table-cell>
          <table:table-cell table:style-name="ce31"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26" office:value-type="string" calcext:value-type="string">
            <text:p>digital humanism , news , veille</text:p>
          </table:table-cell>
          <table:table-cell table:style-name="ce31"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Flickr</text:p>
          </table:table-cell>
          <table:table-cell table:style-name="ce17"/>
          <table:table-cell table:style-name="ce17" office:value-type="string" calcext:value-type="string">
            <text:p>digital humanism , pictures</text:p>
          </table:table-cell>
          <table:table-cell table:style-name="ce31"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Github</text:p>
          </table:table-cell>
          <table:table-cell table:style-name="ce17"/>
          <table:table-cell table:style-name="ce17" office:value-type="string" calcext:value-type="string">
            <text:p>digital humanism , repository , project , git</text:p>
          </table:table-cell>
          <table:table-cell table:style-name="ce31"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Archive.org</text:p>
          </table:table-cell>
          <table:table-cell table:style-name="ce17" office:value-type="string" calcext:value-type="string">
            <text:p>Wayback machine - Internet Archive is a non-profit library of millions of free books, movies, software, music, websites, and more. </text:p>
          </table:table-cell>
          <table:table-cell table:style-name="ce26" office:value-type="string" calcext:value-type="string">
            <text:p>digital humanism</text:p>
          </table:table-cell>
          <table:table-cell table:style-name="ce31"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roject Gutenberg</text:p>
          </table:table-cell>
          <table:table-cell table:style-name="ce17" office:value-type="string" calcext:value-type="string">
            <text:p>Free ebooks</text:p>
          </table:table-cell>
          <table:table-cell table:style-name="ce26" office:value-type="string" calcext:value-type="string">
            <text:p>digital humanism</text:p>
          </table:table-cell>
          <table:table-cell table:style-name="ce31"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Pastebin</text:p>
          </table:table-cell>
          <table:table-cell table:style-name="ce17"/>
          <table:table-cell table:style-name="ce26" office:value-type="string" calcext:value-type="string">
            <text:p>digital humanism</text:p>
          </table:table-cell>
          <table:table-cell table:style-name="ce31"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w</text:p>
          </table:table-cell>
          <table:table-cell table:style-name="ce17" office:value-type="string" calcext:value-type="string">
            <text:p>Name UI states, navigate between them, remember where you've been.</text:p>
          </table:table-cell>
          <table:table-cell table:style-name="ce17" office:value-type="string" calcext:value-type="string">
            <text:p>UI , Square , Flow , views , Activity</text:p>
          </table:table-cell>
          <table:table-cell table:style-name="ce31"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ortar</text:p>
          </table:table-cell>
          <table:table-cell table:style-name="ce17" office:value-type="string" calcext:value-type="string">
            <text:p>A simple library that makes it easy to pair thin views with dedicated controllers, isolated from most of the vagaries of the Activity life cycle. </text:p>
          </table:table-cell>
          <table:table-cell table:style-name="ce17" office:value-type="string" calcext:value-type="string">
            <text:p>UI , Square , Mortar , views , Activity</text:p>
          </table:table-cell>
          <table:table-cell table:style-name="ce31"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Oblique</text:p>
          </table:table-cell>
          <table:table-cell table:style-name="ce17" office:value-type="string" calcext:value-type="string">
            <text:p>With Oblique explore new styles of displaying images</text:p>
          </table:table-cell>
          <table:table-cell table:style-name="ce17" office:value-type="string" calcext:value-type="string">
            <text:p>UI , picture , views , display</text:p>
          </table:table-cell>
          <table:table-cell table:style-name="ce31"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PersistentSearch</text:p>
          </table:table-cell>
          <table:table-cell table:style-name="ce17" office:value-type="string" calcext:value-type="string">
            <text:p>A clone of the Google Now/Maps/Play persistent search bar</text:p>
          </table:table-cell>
          <table:table-cell table:style-name="ce17" office:value-type="string" calcext:value-type="string">
            <text:p>UI , view , persistent , search bar</text:p>
          </table:table-cell>
          <table:table-cell table:style-name="ce31"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Ultimate Android Reference</text:p>
          </table:table-cell>
          <table:table-cell table:style-name="ce17" office:value-type="string" calcext:value-type="string">
            <text:p>Ultimate Android Reference - Your Road to Become a Better Android Developer </text:p>
          </table:table-cell>
          <table:table-cell table:style-name="ce17" office:value-type="string" calcext:value-type="string">
            <text:p>Android , dev , tips</text:p>
          </table:table-cell>
          <table:table-cell table:style-name="ce31"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gger</text:p>
          </table:table-cell>
          <table:table-cell table:style-name="ce17" office:value-type="string" calcext:value-type="string">
            <text:p>Dagger is a fully static, compile-time dependency injection framework for both Java and Android</text:p>
          </table:table-cell>
          <table:table-cell table:style-name="ce17" office:value-type="string" calcext:value-type="string">
            <text:p>Dagger , Square , dependency injection</text:p>
          </table:table-cell>
          <table:table-cell table:style-name="ce31"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7" office:value-type="string" calcext:value-type="string">
            <text:p>Wallabag</text:p>
          </table:table-cell>
          <table:table-cell table:style-name="ce17"/>
          <table:table-cell table:style-name="ce17" office:value-type="string" calcext:value-type="string">
            <text:p>Tools , Pockets , keep articles</text:p>
          </table:table-cell>
          <table:table-cell table:style-name="ce31"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17" office:value-type="string" calcext:value-type="string">
            <text:p>Node compiler</text:p>
          </table:table-cell>
          <table:table-cell table:style-name="ce17" office:value-type="string" calcext:value-type="string">
            <text:p><text:s/>Compiling your Node.js application into a single executable with dynamic require and all fs.* API support.</text:p>
          </table:table-cell>
          <table:table-cell table:style-name="ce17" office:value-type="string" calcext:value-type="string">
            <text:p>Node.js , executable</text:p>
          </table:table-cell>
          <table:table-cell table:style-name="ce31"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FloatingMenu</text:p>
          </table:table-cell>
          <table:table-cell table:style-name="ce17" office:value-type="string" calcext:value-type="string">
            <text:p>An orbit-like action button</text:p>
          </table:table-cell>
          <table:table-cell table:style-name="ce17" office:value-type="string" calcext:value-type="string">
            <text:p>UI , view , aciton button , menu</text:p>
          </table:table-cell>
          <table:table-cell table:style-name="ce31"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MaterialDrawer</text:p>
          </table:table-cell>
          <table:table-cell table:style-name="ce17" office:value-type="string" calcext:value-type="string">
            <text:p>The flexible, easy to use, all in one drawer library for your Android project</text:p>
          </table:table-cell>
          <table:table-cell table:style-name="ce17" office:value-type="string" calcext:value-type="string">
            <text:p>UI , view , material , drawer , menu</text:p>
          </table:table-cell>
          <table:table-cell table:style-name="ce31"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7" office:value-type="string" calcext:value-type="string">
            <text:p>DarylAndroidTracker</text:p>
          </table:table-cell>
          <table:table-cell table:style-name="ce17" office:value-type="string" calcext:value-type="string">
            <text:p>Use multiples analytics and other trackers in your Application easily</text:p>
          </table:table-cell>
          <table:table-cell table:style-name="ce17" office:value-type="string" calcext:value-type="string">
            <text:p>dev , tracker , Google Analytics , Firebase , CrashLytics , Facebook </text:p>
          </table:table-cell>
          <table:table-cell table:style-name="ce31"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ditor</text:p>
          </table:table-cell>
          <table:table-cell table:style-name="ce17" office:value-type="string" calcext:value-type="string">
            <text:p>Translate your app, website, game or other software in a team or independently using a friendly yet powerful online solution. </text:p>
          </table:table-cell>
          <table:table-cell table:style-name="ce17" office:value-type="string" calcext:value-type="string">
            <text:p>i18n</text:p>
          </table:table-cell>
          <table:table-cell table:style-name="ce31"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7" office:value-type="string" calcext:value-type="string">
            <text:p>Poesie</text:p>
          </table:table-cell>
          <table:table-cell table:style-name="ce17" office:value-type="string" calcext:value-type="string">
            <text:p>A script to automate extraction of poeditor.com localized strings for Android &amp; iOS</text:p>
          </table:table-cell>
          <table:table-cell table:style-name="ce17" office:value-type="string" calcext:value-type="string">
            <text:p>i18n</text:p>
          </table:table-cell>
          <table:table-cell table:style-name="ce31" office:value-type="string" calcext:value-type="string">
            <text:p>https://github.com/NijiDigital/poesie</text:p>
          </table:table-cell>
          <table:table-cell table:style-name="ce18" table:number-columns-repeated="21"/>
          <table:table-cell table:number-columns-repeated="230"/>
        </table:table-row>
        <table:table-row table:style-name="ro3" table:number-rows-repeated="16">
          <table:table-cell table:style-name="ce17" table:number-columns-repeated="4"/>
          <table:table-cell table:style-name="ce31"/>
          <table:table-cell table:style-name="ce18" table:number-columns-repeated="21"/>
          <table:table-cell table:number-columns-repeated="230"/>
        </table:table-row>
        <table:table-row table:style-name="ro1" table:number-rows-repeated="258">
          <table:table-cell table:style-name="ce18" table:number-columns-repeated="4"/>
          <table:table-cell table:style-name="ce38"/>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0" office:value-type="string" calcext:value-type="string">
            <text:p>Platform</text:p>
          </table:table-cell>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1"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4"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5"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26"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hare The Cache</text:p>
          </table:table-cell>
          <table:table-cell table:style-name="ce17"/>
          <table:table-cell table:style-name="ce17" office:value-type="string" calcext:value-type="string">
            <text:p>Android , cache , share</text:p>
          </table:table-cell>
          <table:table-cell table:style-name="ce49"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Robot Framework – Dos and Don’ts</text:p>
          </table:table-cell>
          <table:table-cell table:style-name="ce17"/>
          <table:table-cell table:style-name="ce17" office:value-type="string" calcext:value-type="string">
            <text:p>Robot Framework , tests , TDD , ATDD</text:p>
          </table:table-cell>
          <table:table-cell table:style-name="ce49"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agments: The Solution to (and Cause of) All of Android's Problems</text:p>
          </table:table-cell>
          <table:table-cell table:style-name="ce17"/>
          <table:table-cell table:style-name="ce17" office:value-type="string" calcext:value-type="string">
            <text:p>UI , Fragments , Activity , MVP</text:p>
          </table:table-cell>
          <table:table-cell table:style-name="ce49"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pagating Transitions in Android</text:p>
          </table:table-cell>
          <table:table-cell table:style-name="ce17"/>
          <table:table-cell table:style-name="ce17" office:value-type="string" calcext:value-type="string">
            <text:p>UI , transitions , animations</text:p>
          </table:table-cell>
          <table:table-cell table:style-name="ce49"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ean Your Activity Using Delegation Pattern</text:p>
          </table:table-cell>
          <table:table-cell table:style-name="ce17"/>
          <table:table-cell table:style-name="ce17" office:value-type="string" calcext:value-type="string">
            <text:p>MVP , Delegation Pattern</text:p>
          </table:table-cell>
          <table:table-cell table:style-name="ce49"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C vs. MVP vs. MVVM on Android</text:p>
          </table:table-cell>
          <table:table-cell table:style-name="ce17"/>
          <table:table-cell table:style-name="ce17" office:value-type="string" calcext:value-type="string">
            <text:p>MVC , MVP , MVVM , architecture</text:p>
          </table:table-cell>
          <table:table-cell table:style-name="ce49"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Architectures</text:p>
          </table:table-cell>
          <table:table-cell table:style-name="ce17"/>
          <table:table-cell table:style-name="ce17" office:value-type="string" calcext:value-type="string">
            <text:p>Google , Android , architectures</text:p>
          </table:table-cell>
          <table:table-cell table:style-name="ce49"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eloper Differences: Makers vs Menders </text:p>
          </table:table-cell>
          <table:table-cell table:style-name="ce17"/>
          <table:table-cell table:style-name="ce17" office:value-type="string" calcext:value-type="string">
            <text:p>dev life , developer , makers , mengers</text:p>
          </table:table-cell>
          <table:table-cell table:style-name="ce49" office:value-type="string" calcext:value-type="string">
            <text:p>https://dev.to/corgibytes/developer-differences-makers-vs-menders</text:p>
          </table:table-cell>
          <table:table-cell table:number-columns-repeated="251"/>
        </table:table-row>
        <table:table-row table:style-name="ro3" table:number-rows-repeated="46">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0" office:value-type="string" calcext:value-type="string">
            <text:p>Type</text:p>
          </table:table-cell>
          <table:table-cell table:style-name="ce40" office:value-type="string" calcext:value-type="string">
            <text:p>OS</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Screen size</text:p>
          </table:table-cell>
          <table:table-cell table:style-name="ce40" office:value-type="string" calcext:value-type="string">
            <text:p>Screen type</text:p>
          </table:table-cell>
          <table:table-cell table:style-name="ce40" office:value-type="string" calcext:value-type="string">
            <text:p>Screen resolution</text:p>
          </table:table-cell>
          <table:table-cell table:style-name="ce40" office:value-type="string" calcext:value-type="string">
            <text:p>SoC</text:p>
          </table:table-cell>
          <table:table-cell table:style-name="ce40" office:value-type="string" calcext:value-type="string">
            <text:p>GPU</text:p>
          </table:table-cell>
          <table:table-cell table:style-name="ce40" office:value-type="string" calcext:value-type="string">
            <text:p>Sensors</text:p>
          </table:table-cell>
          <table:table-cell table:style-name="ce40" office:value-type="string" calcext:value-type="string">
            <text:p>Battery</text:p>
          </table:table-cell>
          <table:table-cell table:style-name="ce40" office:value-type="string" calcext:value-type="string">
            <text:p>Storage</text:p>
          </table:table-cell>
          <table:table-cell table:style-name="ce40" office:value-type="string" calcext:value-type="string">
            <text:p>RAM</text:p>
          </table:table-cell>
          <table:table-cell table:style-name="ce40" office:value-type="string" calcext:value-type="string">
            <text:p>Camera</text:p>
          </table:table-cell>
          <table:table-cell table:style-name="ce40" office:value-type="string" calcext:value-type="string">
            <text:p>Dimensions</text:p>
          </table:table-cell>
          <table:table-cell table:style-name="ce40" office:value-type="string" calcext:value-type="string">
            <text:p>Weight</text:p>
          </table:table-cell>
          <table:table-cell table:style-name="ce40" office:value-type="string" calcext:value-type="string">
            <text:p>IP</text:p>
          </table:table-cell>
          <table:table-cell table:style-name="ce40" office:value-type="string" calcext:value-type="string">
            <text:p>USB Type</text:p>
          </table:table-cell>
          <table:table-cell table:style-name="ce40" office:value-type="string" calcext:value-type="string">
            <text:p>SD Card</text:p>
          </table:table-cell>
          <table:table-cell table:style-name="ce40" office:value-type="string" calcext:value-type="string">
            <text:p>SIM</text:p>
          </table:table-cell>
          <table:table-cell table:style-name="ce40"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40" office:value-type="string" calcext:value-type="string">
            <text:p>Target</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Gravure</text:p>
          </table:table-cell>
          <table:table-cell table:style-name="ce40" office:value-type="string" calcext:value-type="string">
            <text:p>Modem</text:p>
          </table:table-cell>
          <table:table-cell table:style-name="ce40" office:value-type="string" calcext:value-type="string">
            <text:p>Peak download speed</text:p>
          </table:table-cell>
          <table:table-cell table:style-name="ce40" office:value-type="string" calcext:value-type="string">
            <text:p>Peak upload speed</text:p>
          </table:table-cell>
          <table:table-cell table:style-name="ce40" office:value-type="string" calcext:value-type="string">
            <text:p>Bluetooth</text:p>
          </table:table-cell>
          <table:table-cell table:style-name="ce40" office:value-type="string" calcext:value-type="string">
            <text:p>NFC</text:p>
          </table:table-cell>
          <table:table-cell table:style-name="ce40" office:value-type="string" calcext:value-type="string">
            <text:p>USB</text:p>
          </table:table-cell>
          <table:table-cell table:style-name="ce40" office:value-type="string" calcext:value-type="string">
            <text:p>Camera support max.</text:p>
          </table:table-cell>
          <table:table-cell table:style-name="ce40" office:value-type="string" calcext:value-type="string">
            <text:p>Video capture max.</text:p>
          </table:table-cell>
          <table:table-cell table:style-name="ce40" office:value-type="string" calcext:value-type="string">
            <text:p>Video playback max.</text:p>
          </table:table-cell>
          <table:table-cell table:style-name="ce40" office:value-type="string" calcext:value-type="string">
            <text:p>Display max.</text:p>
          </table:table-cell>
          <table:table-cell table:style-name="ce40" office:value-type="string" calcext:value-type="string">
            <text:p>CPU</text:p>
          </table:table-cell>
          <table:table-cell table:style-name="ce40" office:value-type="string" calcext:value-type="string">
            <text:p>CPU cores number</text:p>
          </table:table-cell>
          <table:table-cell table:style-name="ce40" office:value-type="string" calcext:value-type="string">
            <text:p>CPU clock speed max.</text:p>
          </table:table-cell>
          <table:table-cell table:style-name="ce40" office:value-type="string" calcext:value-type="string">
            <text:p>CPU architecture</text:p>
          </table:table-cell>
          <table:table-cell table:style-name="ce40" office:value-type="string" calcext:value-type="string">
            <text:p>GPU</text:p>
          </table:table-cell>
          <table:table-cell table:style-name="ce40"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1:27:13.99656864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5T12:00:38.877426385</dc:date>
    <meta:editing-duration>P1DT1H52M52S</meta:editing-duration>
    <meta:editing-cycles>362</meta:editing-cycles>
    <meta:generator>LibreOffice/5.1.6.2$Linux_X86_64 LibreOffice_project/10m0$Build-2</meta:generator>
    <meta:document-statistic meta:table-count="4" meta:cell-count="7703" meta:object-count="0"/>
  </office:meta>
</office:document-meta>
</file>